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9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3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4 - Usos de bens e serviços - 2018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48">
            <text:p>Consumo intermediário das atividades <text:s/>(preços do ano anterior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17" table:style-name="ce46">
            <text:p><text:s text:c="2"/>15 117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25" table:style-name="ce46">
            <text:p><text:s text:c="2"/>16 8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044" table:style-name="ce46">
            <text:p><text:s text:c="2"/>1 044</text:p>
          </table:table-cell>
          <table:table-cell office:value-type="float" office:value="3858" table:style-name="ce46">
            <text:p><text:s text:c="2"/>3 85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77" table:style-name="ce46">
            <text:p><text:s text:c="2"/>10 2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34" table:style-name="ce46">
            <text:p><text:s text:c="2"/>16 7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47" table:style-name="ce46">
            <text:p><text:s text:c="3"/>44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3" table:style-name="ce46">
            <text:p><text:s text:c="3"/>7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87" table:style-name="ce46">
            <text:p><text:s text:c="2"/>5 2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00" table:style-name="ce46">
            <text:p><text:s text:c="2"/>6 80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876" table:style-name="ce46">
            <text:p><text:s text:c="3"/>876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917" table:style-name="ce46">
            <text:p><text:s text:c="2"/>30 9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2" table:style-name="ce46">
            <text:p><text:s text:c="2"/>2 0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79" table:style-name="ce46">
            <text:p><text:s text:c="2"/>21 9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0" table:style-name="ce46">
            <text:p><text:s text:c="2"/>1 4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541" table:style-name="ce46">
            <text:p><text:s text:c="2"/>57 541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341" table:style-name="ce46">
            <text:p><text:s text:c="2"/>2 341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8" table:style-name="ce46">
            <text:p><text:s text:c="3"/>4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787" table:style-name="ce46">
            <text:p><text:s text:c="2"/>34 7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9" table:style-name="ce46">
            <text:p><text:s text:c="2"/>1 9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17" table:style-name="ce46">
            <text:p><text:s text:c="2"/>9 9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652" table:style-name="ce46">
            <text:p><text:s text:c="2"/>49 65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4954" table:style-name="ce47">
            <text:p><text:s text:c="2"/>4 954</text:p>
          </table:table-cell>
          <table:table-cell office:value-type="float" office:value="985" table:style-name="ce47">
            <text:p><text:s text:c="3"/>985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40" table:style-name="ce47">
            <text:p><text:s text:c="2"/>5 9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67" table:style-name="ce47">
            <text:p><text:s text:c="2"/>6 9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5" table:style-name="ce47">
            <text:p><text:s text:c="3"/>6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2701" table:style-name="ce47">
            <text:p><text:s text:c="2"/>2 7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367" table:style-name="ce47">
            <text:p><text:s text:c="2"/>25 36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64" table:style-name="ce47">
            <text:p><text:s text:c="2"/>9 7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580" table:style-name="ce47">
            <text:p><text:s text:c="3"/>5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561" table:style-name="ce47">
            <text:p><text:s text:c="2"/>10 56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79" table:style-name="ce47">
            <text:p><text:s text:c="2"/>7 8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08" table:style-name="ce47">
            <text:p><text:s text:c="2"/>8 10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96" table:style-name="ce47">
            <text:p><text:s text:c="2"/>3 496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834" table:style-name="ce47">
            <text:p><text:s text:c="3"/>8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28" table:style-name="ce47">
            <text:p><text:s text:c="2"/>5 128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2378" table:style-name="ce47">
            <text:p><text:s text:c="2"/>2 37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864" table:style-name="ce47">
            <text:p><text:s text:c="2"/>58 8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143" table:style-name="ce47">
            <text:p><text:s text:c="2"/>62 14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597" table:style-name="ce46">
            <text:p><text:s text:c="2"/>1 597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41" table:style-name="ce46">
            <text:p><text:s text:c="2"/>19 0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86" table:style-name="ce46">
            <text:p><text:s text:c="2"/>20 8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32" table:style-name="ce46">
            <text:p><text:s text:c="2"/>9 7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31" table:style-name="ce46">
            <text:p><text:s text:c="2"/>10 03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2896" table:style-name="ce46">
            <text:p><text:s text:c="2"/>2 89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62" table:style-name="ce46">
            <text:p><text:s text:c="2"/>14 3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5" table:style-name="ce46">
            <text:p><text:s text:c="2"/>2 1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1776" table:style-name="ce46">
            <text:p><text:s text:c="2"/>1 7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887" table:style-name="ce46">
            <text:p><text:s text:c="2"/>21 8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734" table:style-name="ce46">
            <text:p><text:s text:c="2"/>1 734</text:p>
          </table:table-cell>
          <table:table-cell office:value-type="float" office:value="1960" table:style-name="ce46">
            <text:p><text:s text:c="2"/>1 960</text:p>
          </table:table-cell>
          <table:table-cell office:value-type="float" office:value="2306" table:style-name="ce46">
            <text:p><text:s text:c="2"/>2 30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114" table:style-name="ce46">
            <text:p><text:s text:c="2"/>3 114</text:p>
          </table:table-cell>
          <table:table-cell office:value-type="float" office:value="5199" table:style-name="ce46">
            <text:p><text:s text:c="2"/>5 1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3" table:style-name="ce46">
            <text:p><text:s text:c="2"/>1 323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015" table:style-name="ce46">
            <text:p><text:s text:c="2"/>1 0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0" table:style-name="ce46">
            <text:p><text:s text:c="2"/>1 0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94" table:style-name="ce46">
            <text:p><text:s text:c="2"/>19 094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45" table:style-name="ce46">
            <text:p><text:s text:c="2"/>1 9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47" table:style-name="ce46">
            <text:p><text:s text:c="2"/>3 94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0316" table:style-name="ce47">
            <text:p><text:s text:c="2"/>10 316</text:p>
          </table:table-cell>
          <table:table-cell office:value-type="float" office:value="581" table:style-name="ce47">
            <text:p><text:s text:c="3"/>5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7" table:style-name="ce47">
            <text:p><text:s text:c="2"/>2 2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03" table:style-name="ce47">
            <text:p><text:s text:c="2"/>13 40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540" table:style-name="ce47">
            <text:p><text:s text:c="3"/>54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996" table:style-name="ce47">
            <text:p><text:s text:c="3"/>9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04" table:style-name="ce47">
            <text:p><text:s text:c="2"/>4 404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49" table:style-name="ce47">
            <text:p><text:s text:c="2"/>6 949</text:p>
          </table:table-cell>
          <table:table-cell office:value-type="float" office:value="618" table:style-name="ce47">
            <text:p><text:s text:c="3"/>618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6" table:style-name="ce47">
            <text:p><text:s text:c="3"/>566</text:p>
          </table:table-cell>
          <table:table-cell office:value-type="float" office:value="9400" table:style-name="ce47">
            <text:p><text:s text:c="2"/>9 4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225" table:style-name="ce47">
            <text:p><text:s text:c="2"/>26 22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395" table:style-name="ce47">
            <text:p><text:s text:c="2"/>7 395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80" table:style-name="ce47">
            <text:p><text:s text:c="3"/>4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888" table:style-name="ce47">
            <text:p><text:s text:c="2"/>80 8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1" table:style-name="ce47">
            <text:p><text:s text:c="2"/>1 411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83" table:style-name="ce47">
            <text:p><text:s text:c="2"/>8 7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388" table:style-name="ce47">
            <text:p><text:s text:c="2"/>101 38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2" table:style-name="ce47">
            <text:p><text:s text:c="2"/>1 39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15862" table:style-name="ce47">
            <text:p><text:s text:c="2"/>15 8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04" table:style-name="ce47">
            <text:p><text:s text:c="2"/>17 404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475" table:style-name="ce47">
            <text:p><text:s text:c="2"/>1 4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334" table:style-name="ce47">
            <text:p><text:s text:c="2"/>2 334</text:p>
          </table:table-cell>
          <table:table-cell office:value-type="float" office:value="8916" table:style-name="ce47">
            <text:p><text:s text:c="2"/>8 9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04" table:style-name="ce47">
            <text:p><text:s text:c="2"/>12 9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425" table:style-name="ce46">
            <text:p><text:s text:c="2"/>2 4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70" table:style-name="ce46">
            <text:p><text:s text:c="2"/>5 0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6" table:style-name="ce46">
            <text:p><text:s text:c="2"/>2 2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6" table:style-name="ce46">
            <text:p><text:s text:c="3"/>9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9" table:style-name="ce46">
            <text:p><text:s text:c="2"/>2 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16384" table:style-name="ce46">
            <text:p><text:s text:c="2"/>16 3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3" table:style-name="ce46">
            <text:p><text:s text:c="2"/>1 683</text:p>
          </table:table-cell>
          <table:table-cell office:value-type="float" office:value="1150" table:style-name="ce46">
            <text:p><text:s text:c="2"/>1 15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1119" table:style-name="ce46">
            <text:p><text:s text:c="2"/>1 119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437" table:style-name="ce46">
            <text:p><text:s text:c="2"/>35 4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53" table:style-name="ce46">
            <text:p><text:s text:c="2"/>4 4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63" table:style-name="ce46">
            <text:p><text:s text:c="3"/>9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74" table:style-name="ce46">
            <text:p><text:s text:c="2"/>5 5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20" table:style-name="ce46">
            <text:p><text:s text:c="2"/>3 2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982" table:style-name="ce46">
            <text:p><text:s text:c="2"/>3 9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32" table:style-name="ce46">
            <text:p><text:s text:c="2"/>8 73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071" table:style-name="ce46">
            <text:p><text:s text:c="2"/>1 0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4" table:style-name="ce46">
            <text:p><text:s text:c="2"/>1 30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85" table:style-name="ce46">
            <text:p><text:s text:c="2"/>8 9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0" table:style-name="ce46">
            <text:p><text:s text:c="3"/>780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11" table:style-name="ce46">
            <text:p><text:s text:c="2"/>11 51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54" table:style-name="ce47">
            <text:p><text:s text:c="2"/>6 7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79" table:style-name="ce47">
            <text:p><text:s text:c="2"/>2 1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939" table:style-name="ce47">
            <text:p><text:s text:c="2"/>1 9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786" table:style-name="ce47">
            <text:p><text:s text:c="2"/>11 78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1846" table:style-name="ce23">
            <text:p><text:s text:c="2"/>1 846</text:p>
          </table:table-cell>
          <table:table-cell office:value-type="float" office:value="6583" table:style-name="ce23">
            <text:p><text:s text:c="2"/>6 583</text:p>
          </table:table-cell>
          <table:table-cell office:value-type="float" office:value="1376" table:style-name="ce23">
            <text:p><text:s text:c="2"/>1 3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40" table:style-name="ce23">
            <text:p><text:s text:c="2"/>1 0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562" table:style-name="ce23">
            <text:p><text:s text:c="2"/>1 56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057" table:style-name="ce23">
            <text:p><text:s text:c="2"/>14 05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59" table:style-name="ce47">
            <text:p><text:s text:c="2"/>3 259</text:p>
          </table:table-cell>
          <table:table-cell office:value-type="float" office:value="609" table:style-name="ce47">
            <text:p><text:s text:c="3"/>6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70" table:style-name="ce47">
            <text:p><text:s text:c="2"/>2 2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5" table:style-name="ce47">
            <text:p><text:s text:c="3"/>595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393" table:style-name="ce47">
            <text:p><text:s text:c="3"/>393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56" table:style-name="ce47">
            <text:p><text:s text:c="2"/>7 95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2126" table:style-name="ce47">
            <text:p><text:s text:c="2"/>2 12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81" table:style-name="ce47">
            <text:p><text:s text:c="2"/>7 3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50" table:style-name="ce47">
            <text:p><text:s text:c="2"/>16 3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49" table:style-name="ce47">
            <text:p><text:s text:c="2"/>3 94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999" table:style-name="ce47">
            <text:p><text:s text:c="3"/>9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510" table:style-name="ce47">
            <text:p><text:s text:c="2"/>3 5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730" table:style-name="ce47">
            <text:p><text:s text:c="2"/>35 73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3033" table:style-name="ce47">
            <text:p><text:s text:c="2"/>3 0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58" table:style-name="ce47">
            <text:p><text:s text:c="2"/>4 35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448" table:style-name="ce46">
            <text:p><text:s text:c="2"/>1 4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50" table:style-name="ce46">
            <text:p><text:s text:c="2"/>3 0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82" table:style-name="ce46">
            <text:p><text:s text:c="2"/>4 7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70" table:style-name="ce46">
            <text:p><text:s text:c="2"/>11 070</text:p>
          </table:table-cell>
          <table:table-cell office:value-type="float" office:value="2290" table:style-name="ce46">
            <text:p><text:s text:c="2"/>2 2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62" table:style-name="ce46">
            <text:p><text:s text:c="2"/>3 4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873" table:style-name="ce46">
            <text:p><text:s text:c="2"/>2 8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15" table:style-name="ce46">
            <text:p><text:s text:c="2"/>26 71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266" table:style-name="ce46">
            <text:p><text:s text:c="2"/>1 266</text:p>
          </table:table-cell>
          <table:table-cell office:value-type="float" office:value="14456" table:style-name="ce46">
            <text:p><text:s text:c="2"/>14 456</text:p>
          </table:table-cell>
          <table:table-cell office:value-type="float" office:value="1172" table:style-name="ce46">
            <text:p><text:s text:c="2"/>1 1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00" table:style-name="ce46">
            <text:p><text:s text:c="2"/>14 6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2" table:style-name="ce46">
            <text:p><text:s text:c="2"/>1 1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752" table:style-name="ce46">
            <text:p><text:s text:c="3"/>7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600" table:style-name="ce46">
            <text:p><text:s text:c="2"/>33 6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24" table:style-name="ce46">
            <text:p><text:s text:c="2"/>3 7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23" table:style-name="ce46">
            <text:p><text:s text:c="2"/>7 923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6586" table:style-name="ce46">
            <text:p><text:s text:c="2"/>6 5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3" table:style-name="ce46">
            <text:p><text:s text:c="2"/>1 083</text:p>
          </table:table-cell>
          <table:table-cell office:value-type="float" office:value="1118" table:style-name="ce46">
            <text:p><text:s text:c="2"/>1 118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2118" table:style-name="ce46">
            <text:p><text:s text:c="2"/>2 118</text:p>
          </table:table-cell>
          <table:table-cell office:value-type="float" office:value="725" table:style-name="ce46">
            <text:p><text:s text:c="3"/>72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57" table:style-name="ce46">
            <text:p><text:s text:c="2"/>24 857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2" table:style-name="ce46">
            <text:p><text:s text:c="3"/>6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757" table:style-name="ce46">
            <text:p><text:s text:c="2"/>12 7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47377" table:style-name="ce46">
            <text:p><text:s text:c="2"/>47 3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615" table:style-name="ce46">
            <text:p><text:s text:c="2"/>62 61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9" table:style-name="ce47">
            <text:p><text:s text:c="2"/>1 0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9" table:style-name="ce47">
            <text:p><text:s text:c="2"/>1 07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61" table:style-name="ce47">
            <text:p><text:s text:c="2"/>7 861</text:p>
          </table:table-cell>
          <table:table-cell office:value-type="float" office:value="6088" table:style-name="ce47">
            <text:p><text:s text:c="2"/>6 088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500" table:style-name="ce47">
            <text:p><text:s text:c="2"/>14 5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461" table:style-name="ce47">
            <text:p><text:s text:c="3"/>4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54" table:style-name="ce47">
            <text:p><text:s text:c="2"/>3 554</text:p>
          </table:table-cell>
          <table:table-cell office:value-type="float" office:value="16152" table:style-name="ce47">
            <text:p><text:s text:c="2"/>16 152</text:p>
          </table:table-cell>
          <table:table-cell office:value-type="float" office:value="3339" table:style-name="ce47">
            <text:p><text:s text:c="2"/>3 3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12" table:style-name="ce47">
            <text:p><text:s text:c="2"/>2 312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535" table:style-name="ce47">
            <text:p><text:s text:c="2"/>1 5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910" table:style-name="ce47">
            <text:p><text:s text:c="2"/>27 91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34" table:style-name="ce47">
            <text:p><text:s text:c="2"/>4 034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1462" table:style-name="ce47">
            <text:p><text:s text:c="2"/>1 4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25" table:style-name="ce47">
            <text:p><text:s text:c="3"/>72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25" table:style-name="ce47">
            <text:p><text:s text:c="3"/>92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3" table:style-name="ce47">
            <text:p><text:s text:c="2"/>1 4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70" table:style-name="ce47">
            <text:p><text:s text:c="2"/>13 07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069" table:style-name="ce23">
            <text:p><text:s text:c="2"/>3 0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02" table:style-name="ce23">
            <text:p><text:s text:c="3"/>602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22" table:style-name="ce23">
            <text:p><text:s text:c="3"/>322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62" table:style-name="ce23">
            <text:p><text:s text:c="3"/>962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1125" table:style-name="ce23">
            <text:p><text:s text:c="2"/>1 125</text:p>
          </table:table-cell>
          <table:table-cell office:value-type="float" office:value="1020" table:style-name="ce23">
            <text:p><text:s text:c="2"/>1 0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1565" table:style-name="ce23">
            <text:p><text:s text:c="2"/>1 5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100" table:style-name="ce23">
            <text:p><text:s text:c="2"/>12 1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08" table:style-name="ce46">
            <text:p><text:s text:c="2"/>8 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12" table:style-name="ce46">
            <text:p><text:s text:c="2"/>9 01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786" table:style-name="ce46">
            <text:p><text:s text:c="3"/>786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16" table:style-name="ce46">
            <text:p><text:s text:c="2"/>4 516</text:p>
          </table:table-cell>
          <table:table-cell office:value-type="float" office:value="703" table:style-name="ce46">
            <text:p><text:s text:c="3"/>7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7492" table:style-name="ce46">
            <text:p><text:s text:c="2"/>7 4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601" table:style-name="ce46">
            <text:p><text:s text:c="2"/>7 6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07" table:style-name="ce46">
            <text:p><text:s text:c="2"/>3 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165" table:style-name="ce46">
            <text:p><text:s text:c="2"/>29 16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22" table:style-name="ce46">
            <text:p><text:s text:c="2"/>7 7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49" table:style-name="ce46">
            <text:p><text:s text:c="2"/>7 74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190" table:style-name="ce46">
            <text:p><text:s text:c="2"/>4 19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018" table:style-name="ce46">
            <text:p><text:s text:c="2"/>5 018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787" table:style-name="ce46">
            <text:p><text:s text:c="3"/>787</text:p>
          </table:table-cell>
          <table:table-cell office:value-type="float" office:value="779" table:style-name="ce46">
            <text:p><text:s text:c="3"/>779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1253" table:style-name="ce46">
            <text:p><text:s text:c="2"/>1 253</text:p>
          </table:table-cell>
          <table:table-cell office:value-type="float" office:value="10916" table:style-name="ce46">
            <text:p><text:s text:c="2"/>10 916</text:p>
          </table:table-cell>
          <table:table-cell office:value-type="float" office:value="1578" table:style-name="ce46">
            <text:p><text:s text:c="2"/>1 578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2089" table:style-name="ce46">
            <text:p><text:s text:c="2"/>2 089</text:p>
          </table:table-cell>
          <table:table-cell office:value-type="float" office:value="1311" table:style-name="ce46">
            <text:p><text:s text:c="2"/>1 311</text:p>
          </table:table-cell>
          <table:table-cell office:value-type="float" office:value="2800" table:style-name="ce46">
            <text:p><text:s text:c="2"/>2 800</text:p>
          </table:table-cell>
          <table:table-cell office:value-type="float" office:value="2154" table:style-name="ce46">
            <text:p><text:s text:c="2"/>2 15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718" table:style-name="ce46">
            <text:p><text:s text:c="2"/>1 718</text:p>
          </table:table-cell>
          <table:table-cell office:value-type="float" office:value="1096" table:style-name="ce46">
            <text:p><text:s text:c="2"/>1 096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1043" table:style-name="ce46">
            <text:p><text:s text:c="2"/>1 043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213" table:style-name="ce46">
            <text:p><text:s text:c="2"/>1 21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927" table:style-name="ce46">
            <text:p><text:s text:c="3"/>927</text:p>
          </table:table-cell>
          <table:table-cell office:value-type="float" office:value="7697" table:style-name="ce46">
            <text:p><text:s text:c="2"/>7 697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1832" table:style-name="ce46">
            <text:p><text:s text:c="2"/>1 832</text:p>
          </table:table-cell>
          <table:table-cell office:value-type="float" office:value="1119" table:style-name="ce46">
            <text:p><text:s text:c="2"/>1 119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690" table:style-name="ce46">
            <text:p><text:s text:c="3"/>690</text:p>
          </table:table-cell>
          <table:table-cell office:value-type="float" office:value="1938" table:style-name="ce46">
            <text:p><text:s text:c="2"/>1 938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2143" table:style-name="ce46">
            <text:p><text:s text:c="2"/>2 143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653" table:style-name="ce46">
            <text:p><text:s text:c="3"/>653</text:p>
          </table:table-cell>
          <table:table-cell office:value-type="float" office:value="592" table:style-name="ce46">
            <text:p><text:s text:c="3"/>592</text:p>
          </table:table-cell>
          <table:table-cell office:value-type="float" office:value="2737" table:style-name="ce46">
            <text:p><text:s text:c="2"/>2 73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119" table:style-name="ce46">
            <text:p><text:s text:c="2"/>1 119</text:p>
          </table:table-cell>
          <table:table-cell office:value-type="float" office:value="972" table:style-name="ce46">
            <text:p><text:s text:c="3"/>972</text:p>
          </table:table-cell>
          <table:table-cell office:value-type="float" office:value="638" table:style-name="ce46">
            <text:p><text:s text:c="3"/>638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179" table:style-name="ce46">
            <text:p><text:s text:c="2"/>1 17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15" table:style-name="ce46">
            <text:p><text:s text:c="3"/>7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745" table:style-name="ce46">
            <text:p><text:s text:c="2"/>70 74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1890" table:style-name="ce46">
            <text:p><text:s text:c="2"/>1 89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1563" table:style-name="ce46">
            <text:p><text:s text:c="2"/>11 563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2278" table:style-name="ce46">
            <text:p><text:s text:c="2"/>2 278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1105" table:style-name="ce46">
            <text:p><text:s text:c="2"/>1 105</text:p>
          </table:table-cell>
          <table:table-cell office:value-type="float" office:value="978" table:style-name="ce46">
            <text:p><text:s text:c="3"/>978</text:p>
          </table:table-cell>
          <table:table-cell office:value-type="float" office:value="2624" table:style-name="ce46">
            <text:p><text:s text:c="2"/>2 624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3657" table:style-name="ce46">
            <text:p><text:s text:c="2"/>3 657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249" table:style-name="ce46">
            <text:p><text:s text:c="2"/>2 24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887" table:style-name="ce46">
            <text:p><text:s text:c="2"/>1 887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651" table:style-name="ce46">
            <text:p><text:s text:c="2"/>34 65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80" table:style-name="ce47">
            <text:p><text:s text:c="2"/>2 9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595" table:style-name="ce47">
            <text:p><text:s text:c="2"/>12 5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979" table:style-name="ce47">
            <text:p><text:s text:c="2"/>15 97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1075" table:style-name="ce47">
            <text:p><text:s text:c="2"/>1 075</text:p>
          </table:table-cell>
          <table:table-cell office:value-type="float" office:value="985" table:style-name="ce47">
            <text:p><text:s text:c="3"/>985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03" table:style-name="ce47">
            <text:p><text:s text:c="3"/>60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141" table:style-name="ce47">
            <text:p><text:s text:c="2"/>1 141</text:p>
          </table:table-cell>
          <table:table-cell office:value-type="float" office:value="1176" table:style-name="ce47">
            <text:p><text:s text:c="2"/>1 176</text:p>
          </table:table-cell>
          <table:table-cell office:value-type="float" office:value="2416" table:style-name="ce47">
            <text:p><text:s text:c="2"/>2 416</text:p>
          </table:table-cell>
          <table:table-cell office:value-type="float" office:value="2280" table:style-name="ce47">
            <text:p><text:s text:c="2"/>2 28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862" table:style-name="ce47">
            <text:p><text:s text:c="3"/>862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831" table:style-name="ce47">
            <text:p><text:s text:c="3"/>831</text:p>
          </table:table-cell>
          <table:table-cell office:value-type="float" office:value="469" table:style-name="ce47">
            <text:p><text:s text:c="3"/>469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641" table:style-name="ce47">
            <text:p><text:s text:c="3"/>641</text:p>
          </table:table-cell>
          <table:table-cell office:value-type="float" office:value="787" table:style-name="ce47">
            <text:p><text:s text:c="3"/>787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1866" table:style-name="ce47">
            <text:p><text:s text:c="2"/>1 866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252" table:style-name="ce47">
            <text:p><text:s text:c="2"/>19 25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3" table:style-name="ce47">
            <text:p><text:s text:c="2"/>1 6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107" table:style-name="ce47">
            <text:p><text:s text:c="2"/>15 1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00" table:style-name="ce47">
            <text:p><text:s text:c="2"/>16 8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105" table:style-name="ce47">
            <text:p><text:s text:c="2"/>1 1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626" table:style-name="ce47">
            <text:p><text:s text:c="3"/>626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2108" table:style-name="ce47">
            <text:p><text:s text:c="2"/>2 108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09" table:style-name="ce47">
            <text:p><text:s text:c="2"/>1 009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886" table:style-name="ce47">
            <text:p><text:s text:c="3"/>88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92" table:style-name="ce47">
            <text:p><text:s text:c="3"/>79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17" table:style-name="ce47">
            <text:p><text:s text:c="2"/>1 4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5" table:style-name="ce47">
            <text:p><text:s text:c="3"/>5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68" table:style-name="ce47">
            <text:p><text:s text:c="2"/>12 66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12150" table:style-name="ce23">
            <text:p><text:s text:c="2"/>12 150</text:p>
          </table:table-cell>
          <table:table-cell office:value-type="float" office:value="3427" table:style-name="ce23">
            <text:p><text:s text:c="2"/>3 427</text:p>
          </table:table-cell>
          <table:table-cell office:value-type="float" office:value="614" table:style-name="ce23">
            <text:p><text:s text:c="3"/>614</text:p>
          </table:table-cell>
          <table:table-cell office:value-type="float" office:value="677" table:style-name="ce23">
            <text:p><text:s text:c="3"/>677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4041" table:style-name="ce23">
            <text:p><text:s text:c="2"/>4 041</text:p>
          </table:table-cell>
          <table:table-cell office:value-type="float" office:value="999" table:style-name="ce23">
            <text:p><text:s text:c="3"/>999</text:p>
          </table:table-cell>
          <table:table-cell office:value-type="float" office:value="2041" table:style-name="ce23">
            <text:p><text:s text:c="2"/>2 041</text:p>
          </table:table-cell>
          <table:table-cell office:value-type="float" office:value="1155" table:style-name="ce23">
            <text:p><text:s text:c="2"/>1 155</text:p>
          </table:table-cell>
          <table:table-cell office:value-type="float" office:value="2954" table:style-name="ce23">
            <text:p><text:s text:c="2"/>2 954</text:p>
          </table:table-cell>
          <table:table-cell office:value-type="float" office:value="525" table:style-name="ce23">
            <text:p><text:s text:c="3"/>525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457" table:style-name="ce23">
            <text:p><text:s text:c="3"/>457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275" table:style-name="ce23">
            <text:p><text:s text:c="2"/>1 275</text:p>
          </table:table-cell>
          <table:table-cell office:value-type="float" office:value="945" table:style-name="ce23">
            <text:p><text:s text:c="3"/>945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908" table:style-name="ce23">
            <text:p><text:s text:c="3"/>908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322" table:style-name="ce23">
            <text:p><text:s text:c="3"/>322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1058" table:style-name="ce23">
            <text:p><text:s text:c="2"/>1 058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1863" table:style-name="ce23">
            <text:p><text:s text:c="2"/>1 863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5235" table:style-name="ce23">
            <text:p><text:s text:c="2"/>5 235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10492" table:style-name="ce23">
            <text:p><text:s text:c="2"/>10 492</text:p>
          </table:table-cell>
          <table:table-cell office:value-type="float" office:value="77183" table:style-name="ce23">
            <text:p><text:s text:c="2"/>77 183</text:p>
          </table:table-cell>
          <table:table-cell office:value-type="float" office:value="472" table:style-name="ce23">
            <text:p><text:s text:c="3"/>472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1430" table:style-name="ce23">
            <text:p><text:s text:c="2"/>1 43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450" table:style-name="ce23">
            <text:p><text:s text:c="3"/>450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412" table:style-name="ce23">
            <text:p><text:s text:c="2"/>137 41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698" table:style-name="ce46">
            <text:p><text:s text:c="2"/>1 698</text:p>
          </table:table-cell>
          <table:table-cell office:value-type="float" office:value="1166" table:style-name="ce46">
            <text:p><text:s text:c="2"/>1 166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262" table:style-name="ce46">
            <text:p><text:s text:c="2"/>1 262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40" table:style-name="ce46">
            <text:p><text:s text:c="3"/>64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142" table:style-name="ce46">
            <text:p><text:s text:c="2"/>169 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6" table:style-name="ce46">
            <text:p><text:s text:c="2"/>1 906</text:p>
          </table:table-cell>
          <table:table-cell office:value-type="float" office:value="808" table:style-name="ce46">
            <text:p><text:s text:c="3"/>808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506" table:style-name="ce46">
            <text:p><text:s text:c="2"/>1 506</text:p>
          </table:table-cell>
          <table:table-cell office:value-type="float" office:value="2780" table:style-name="ce46">
            <text:p><text:s text:c="2"/>2 780</text:p>
          </table:table-cell>
          <table:table-cell office:value-type="float" office:value="2685" table:style-name="ce46">
            <text:p><text:s text:c="2"/>2 685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831" table:style-name="ce46">
            <text:p><text:s text:c="2"/>1 83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081" table:style-name="ce46">
            <text:p><text:s text:c="2"/>5 081</text:p>
          </table:table-cell>
          <table:table-cell office:value-type="float" office:value="4350" table:style-name="ce46">
            <text:p><text:s text:c="2"/>4 35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874" table:style-name="ce46">
            <text:p><text:s text:c="2"/>2 8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043" table:style-name="ce46">
            <text:p><text:s text:c="2"/>204 0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263" table:style-name="ce46">
            <text:p><text:s text:c="2"/>1 2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037" table:style-name="ce46">
            <text:p><text:s text:c="2"/>35 037</text:p>
          </table:table-cell>
          <table:table-cell office:value-type="float" office:value="819" table:style-name="ce46">
            <text:p><text:s text:c="3"/>819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2810" table:style-name="ce46">
            <text:p><text:s text:c="2"/>2 810</text:p>
          </table:table-cell>
          <table:table-cell office:value-type="float" office:value="1718" table:style-name="ce46">
            <text:p><text:s text:c="2"/>1 7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826" table:style-name="ce46">
            <text:p><text:s text:c="3"/>826</text:p>
          </table:table-cell>
          <table:table-cell office:value-type="float" office:value="613" table:style-name="ce46">
            <text:p><text:s text:c="3"/>613</text:p>
          </table:table-cell>
          <table:table-cell office:value-type="float" office:value="1170" table:style-name="ce46">
            <text:p><text:s text:c="2"/>1 170</text:p>
          </table:table-cell>
          <table:table-cell office:value-type="float" office:value="1910" table:style-name="ce46">
            <text:p><text:s text:c="2"/>1 91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174" table:style-name="ce46">
            <text:p><text:s text:c="2"/>1 174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615" table:style-name="ce46">
            <text:p><text:s text:c="2"/>52 61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7746" table:style-name="ce46">
            <text:p><text:s text:c="2"/>7 746</text:p>
          </table:table-cell>
          <table:table-cell office:value-type="float" office:value="1536" table:style-name="ce46">
            <text:p><text:s text:c="2"/>1 536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3049" table:style-name="ce46">
            <text:p><text:s text:c="2"/>3 04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869" table:style-name="ce46">
            <text:p><text:s text:c="3"/>869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98" table:style-name="ce46">
            <text:p><text:s text:c="2"/>4 59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2388" table:style-name="ce46">
            <text:p><text:s text:c="2"/>32 388</text:p>
          </table:table-cell>
          <table:table-cell office:value-type="float" office:value="4667" table:style-name="ce46">
            <text:p><text:s text:c="2"/>4 667</text:p>
          </table:table-cell>
          <table:table-cell office:value-type="float" office:value="1740" table:style-name="ce46">
            <text:p><text:s text:c="2"/>1 740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751" table:style-name="ce46">
            <text:p><text:s text:c="3"/>751</text:p>
          </table:table-cell>
          <table:table-cell office:value-type="float" office:value="2531" table:style-name="ce46">
            <text:p><text:s text:c="2"/>2 531</text:p>
          </table:table-cell>
          <table:table-cell office:value-type="float" office:value="1021" table:style-name="ce46">
            <text:p><text:s text:c="2"/>1 021</text:p>
          </table:table-cell>
          <table:table-cell office:value-type="float" office:value="1153" table:style-name="ce46">
            <text:p><text:s text:c="2"/>1 153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1502" table:style-name="ce46">
            <text:p><text:s text:c="2"/>1 50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1313" table:style-name="ce46">
            <text:p><text:s text:c="2"/>1 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8" table:style-name="ce46">
            <text:p><text:s text:c="3"/>7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203" table:style-name="ce46">
            <text:p><text:s text:c="2"/>70 20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49274" table:style-name="ce46">
            <text:p><text:s text:c="2"/>49 274</text:p>
          </table:table-cell>
          <table:table-cell office:value-type="float" office:value="4616" table:style-name="ce46">
            <text:p><text:s text:c="2"/>4 616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0" table:style-name="ce46">
            <text:p><text:s text:c="2"/>2 30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770" table:style-name="ce46">
            <text:p><text:s text:c="2"/>56 77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36" table:style-name="ce46">
            <text:p><text:s text:c="2"/>3 336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3" table:style-name="ce46">
            <text:p><text:s text:c="2"/>1 433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953" table:style-name="ce46">
            <text:p><text:s text:c="3"/>9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0" table:style-name="ce46">
            <text:p><text:s text:c="2"/>2 0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6" table:style-name="ce46">
            <text:p><text:s text:c="2"/>1 406</text:p>
          </table:table-cell>
          <table:table-cell office:value-type="float" office:value="29236" table:style-name="ce46">
            <text:p><text:s text:c="2"/>29 236</text:p>
          </table:table-cell>
          <table:table-cell office:value-type="float" office:value="16754" table:style-name="ce46">
            <text:p><text:s text:c="2"/>16 754</text:p>
          </table:table-cell>
          <table:table-cell office:value-type="float" office:value="5028" table:style-name="ce46">
            <text:p><text:s text:c="2"/>5 028</text:p>
          </table:table-cell>
          <table:table-cell office:value-type="float" office:value="2954" table:style-name="ce46">
            <text:p><text:s text:c="2"/>2 954</text:p>
          </table:table-cell>
          <table:table-cell office:value-type="float" office:value="3131" table:style-name="ce46">
            <text:p><text:s text:c="2"/>3 1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267" table:style-name="ce46">
            <text:p><text:s text:c="2"/>71 26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71" table:style-name="ce47">
            <text:p><text:s text:c="2"/>2 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088" table:style-name="ce47">
            <text:p><text:s text:c="2"/>5 0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5" table:style-name="ce47">
            <text:p><text:s text:c="2"/>1 665</text:p>
          </table:table-cell>
          <table:table-cell office:value-type="float" office:value="1019" table:style-name="ce47">
            <text:p><text:s text:c="2"/>1 019</text:p>
          </table:table-cell>
          <table:table-cell office:value-type="float" office:value="2016" table:style-name="ce47">
            <text:p><text:s text:c="2"/>2 016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58" table:style-name="ce47">
            <text:p><text:s text:c="2"/>2 758</text:p>
          </table:table-cell>
          <table:table-cell office:value-type="float" office:value="2696" table:style-name="ce47">
            <text:p><text:s text:c="2"/>2 696</text:p>
          </table:table-cell>
          <table:table-cell office:value-type="float" office:value="1427" table:style-name="ce47">
            <text:p><text:s text:c="2"/>1 427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5578" table:style-name="ce47">
            <text:p><text:s text:c="2"/>25 578</text:p>
          </table:table-cell>
          <table:table-cell office:value-type="float" office:value="2172" table:style-name="ce47">
            <text:p><text:s text:c="2"/>2 17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1306" table:style-name="ce47">
            <text:p><text:s text:c="2"/>1 306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3918" table:style-name="ce47">
            <text:p><text:s text:c="2"/>3 918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2112" table:style-name="ce47">
            <text:p><text:s text:c="2"/>2 112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2461" table:style-name="ce47">
            <text:p><text:s text:c="2"/>2 4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058" table:style-name="ce47">
            <text:p><text:s text:c="2"/>58 05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38044" table:style-name="ce23">
            <text:p><text:s text:c="2"/>38 044</text:p>
          </table:table-cell>
          <table:table-cell office:value-type="float" office:value="4196" table:style-name="ce23">
            <text:p><text:s text:c="2"/>4 196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15" table:style-name="ce23">
            <text:p><text:s text:c="2"/>9 915</text:p>
          </table:table-cell>
          <table:table-cell office:value-type="float" office:value="1198" table:style-name="ce23">
            <text:p><text:s text:c="2"/>1 1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58" table:style-name="ce23">
            <text:p><text:s text:c="2"/>1 9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5621" table:style-name="ce23">
            <text:p><text:s text:c="2"/>55 62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66" table:style-name="ce23">
            <text:p><text:s text:c="2"/>3 366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456" table:style-name="ce23">
            <text:p><text:s text:c="3"/>456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1677" table:style-name="ce23">
            <text:p><text:s text:c="2"/>1 677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4718" table:style-name="ce23">
            <text:p><text:s text:c="2"/>4 718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845" table:style-name="ce23">
            <text:p><text:s text:c="3"/>845</text:p>
          </table:table-cell>
          <table:table-cell office:value-type="float" office:value="869" table:style-name="ce23">
            <text:p><text:s text:c="3"/>869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1221" table:style-name="ce23">
            <text:p><text:s text:c="2"/>1 221</text:p>
          </table:table-cell>
          <table:table-cell office:value-type="float" office:value="4641" table:style-name="ce23">
            <text:p><text:s text:c="2"/>4 641</text:p>
          </table:table-cell>
          <table:table-cell office:value-type="float" office:value="1708" table:style-name="ce23">
            <text:p><text:s text:c="2"/>1 708</text:p>
          </table:table-cell>
          <table:table-cell office:value-type="float" office:value="1723" table:style-name="ce23">
            <text:p><text:s text:c="2"/>1 723</text:p>
          </table:table-cell>
          <table:table-cell office:value-type="float" office:value="1998" table:style-name="ce23">
            <text:p><text:s text:c="2"/>1 998</text:p>
          </table:table-cell>
          <table:table-cell office:value-type="float" office:value="599" table:style-name="ce23">
            <text:p><text:s text:c="3"/>599</text:p>
          </table:table-cell>
          <table:table-cell office:value-type="float" office:value="717" table:style-name="ce23">
            <text:p><text:s text:c="3"/>717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61" table:style-name="ce23">
            <text:p><text:s text:c="3"/>561</text:p>
          </table:table-cell>
          <table:table-cell office:value-type="float" office:value="486" table:style-name="ce23">
            <text:p><text:s text:c="3"/>486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386" table:style-name="ce23">
            <text:p><text:s text:c="3"/>386</text:p>
          </table:table-cell>
          <table:table-cell office:value-type="float" office:value="786" table:style-name="ce23">
            <text:p><text:s text:c="3"/>78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2933" table:style-name="ce23">
            <text:p><text:s text:c="2"/>2 93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414" table:style-name="ce23">
            <text:p><text:s text:c="3"/>4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69" table:style-name="ce23">
            <text:p><text:s text:c="2"/>1 3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900" table:style-name="ce23">
            <text:p><text:s text:c="2"/>35 90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410" table:style-name="ce47">
            <text:p><text:s text:c="2"/>1 410</text:p>
          </table:table-cell>
          <table:table-cell office:value-type="float" office:value="876" table:style-name="ce47">
            <text:p><text:s text:c="3"/>8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53" table:style-name="ce47">
            <text:p><text:s text:c="2"/>1 753</text:p>
          </table:table-cell>
          <table:table-cell office:value-type="float" office:value="929" table:style-name="ce47">
            <text:p><text:s text:c="3"/>9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9" table:style-name="ce47">
            <text:p><text:s text:c="3"/>559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726" table:style-name="ce47">
            <text:p><text:s text:c="3"/>726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11461" table:style-name="ce47">
            <text:p><text:s text:c="2"/>11 461</text:p>
          </table:table-cell>
          <table:table-cell office:value-type="float" office:value="1400" table:style-name="ce47">
            <text:p><text:s text:c="2"/>1 4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50" table:style-name="ce47">
            <text:p><text:s text:c="2"/>1 7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702" table:style-name="ce47">
            <text:p><text:s text:c="3"/>7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791" table:style-name="ce47">
            <text:p><text:s text:c="2"/>25 79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2235" table:style-name="ce23">
            <text:p><text:s text:c="2"/>2 235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802" table:style-name="ce23">
            <text:p><text:s text:c="3"/>802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3613" table:style-name="ce23">
            <text:p><text:s text:c="2"/>3 613</text:p>
          </table:table-cell>
          <table:table-cell office:value-type="float" office:value="589" table:style-name="ce23">
            <text:p><text:s text:c="3"/>58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3060" table:style-name="ce23">
            <text:p><text:s text:c="2"/>3 06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1139" table:style-name="ce23">
            <text:p><text:s text:c="2"/>1 139</text:p>
          </table:table-cell>
          <table:table-cell office:value-type="float" office:value="339" table:style-name="ce23">
            <text:p><text:s text:c="3"/>339</text:p>
          </table:table-cell>
          <table:table-cell office:value-type="float" office:value="2244" table:style-name="ce23">
            <text:p><text:s text:c="2"/>2 2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509" table:style-name="ce23">
            <text:p><text:s text:c="2"/>19 50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4877" table:style-name="ce46">
            <text:p><text:s text:c="2"/>4 87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3" table:style-name="ce46">
            <text:p><text:s text:c="3"/>5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35" table:style-name="ce46">
            <text:p><text:s text:c="2"/>8 2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789" table:style-name="ce46">
            <text:p><text:s text:c="3"/>789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9779" table:style-name="ce46">
            <text:p><text:s text:c="2"/>9 779</text:p>
          </table:table-cell>
          <table:table-cell office:value-type="float" office:value="20226" table:style-name="ce46">
            <text:p><text:s text:c="2"/>20 22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921" table:style-name="ce46">
            <text:p><text:s text:c="3"/>9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114" table:style-name="ce46">
            <text:p><text:s text:c="2"/>49 11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872" table:style-name="ce46">
            <text:p><text:s text:c="3"/>872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45" table:style-name="ce46">
            <text:p><text:s text:c="2"/>2 045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447" table:style-name="ce46">
            <text:p><text:s text:c="2"/>1 447</text:p>
          </table:table-cell>
          <table:table-cell office:value-type="float" office:value="9596" table:style-name="ce46">
            <text:p><text:s text:c="2"/>9 596</text:p>
          </table:table-cell>
          <table:table-cell office:value-type="float" office:value="2184" table:style-name="ce46">
            <text:p><text:s text:c="2"/>2 184</text:p>
          </table:table-cell>
          <table:table-cell office:value-type="float" office:value="1138" table:style-name="ce46">
            <text:p><text:s text:c="2"/>1 13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922" table:style-name="ce46">
            <text:p><text:s text:c="3"/>9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65" table:style-name="ce46">
            <text:p><text:s text:c="3"/>965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9344" table:style-name="ce46">
            <text:p><text:s text:c="2"/>9 3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9" table:style-name="ce46">
            <text:p><text:s text:c="2"/>1 3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308" table:style-name="ce46">
            <text:p><text:s text:c="2"/>32 30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9" table:style-name="ce46">
            <text:p><text:s text:c="2"/>3 689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10402" table:style-name="ce46">
            <text:p><text:s text:c="2"/>10 402</text:p>
          </table:table-cell>
          <table:table-cell office:value-type="float" office:value="4028" table:style-name="ce46">
            <text:p><text:s text:c="2"/>4 0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1064" table:style-name="ce46">
            <text:p><text:s text:c="2"/>1 064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687" table:style-name="ce46">
            <text:p><text:s text:c="2"/>1 687</text:p>
          </table:table-cell>
          <table:table-cell office:value-type="float" office:value="832" table:style-name="ce46">
            <text:p><text:s text:c="3"/>832</text:p>
          </table:table-cell>
          <table:table-cell office:value-type="float" office:value="2151" table:style-name="ce46">
            <text:p><text:s text:c="2"/>2 151</text:p>
          </table:table-cell>
          <table:table-cell office:value-type="float" office:value="631" table:style-name="ce46">
            <text:p><text:s text:c="3"/>631</text:p>
          </table:table-cell>
          <table:table-cell office:value-type="float" office:value="16702" table:style-name="ce46">
            <text:p><text:s text:c="2"/>16 702</text:p>
          </table:table-cell>
          <table:table-cell office:value-type="float" office:value="2452" table:style-name="ce46">
            <text:p><text:s text:c="2"/>2 452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2" table:style-name="ce46">
            <text:p><text:s text:c="3"/>952</text:p>
          </table:table-cell>
          <table:table-cell office:value-type="float" office:value="1218" table:style-name="ce46">
            <text:p><text:s text:c="2"/>1 218</text:p>
          </table:table-cell>
          <table:table-cell office:value-type="float" office:value="2380" table:style-name="ce46">
            <text:p><text:s text:c="2"/>2 380</text:p>
          </table:table-cell>
          <table:table-cell office:value-type="float" office:value="1204" table:style-name="ce46">
            <text:p><text:s text:c="2"/>1 204</text:p>
          </table:table-cell>
          <table:table-cell office:value-type="float" office:value="3177" table:style-name="ce46">
            <text:p><text:s text:c="2"/>3 177</text:p>
          </table:table-cell>
          <table:table-cell office:value-type="float" office:value="3042" table:style-name="ce46">
            <text:p><text:s text:c="2"/>3 042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3076" table:style-name="ce46">
            <text:p><text:s text:c="2"/>3 076</text:p>
          </table:table-cell>
          <table:table-cell office:value-type="float" office:value="1034" table:style-name="ce46">
            <text:p><text:s text:c="2"/>1 034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16181" table:style-name="ce46">
            <text:p><text:s text:c="2"/>16 181</text:p>
          </table:table-cell>
          <table:table-cell office:value-type="float" office:value="1676" table:style-name="ce46">
            <text:p><text:s text:c="2"/>1 676</text:p>
          </table:table-cell>
          <table:table-cell office:value-type="float" office:value="7600" table:style-name="ce46">
            <text:p><text:s text:c="2"/>7 60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763" table:style-name="ce46">
            <text:p><text:s text:c="3"/>7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0" table:style-name="ce46">
            <text:p><text:s text:c="3"/>7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636" table:style-name="ce46">
            <text:p><text:s text:c="3"/>6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874" table:style-name="ce46">
            <text:p><text:s text:c="2"/>94 87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90" table:style-name="ce46">
            <text:p><text:s text:c="2"/>4 7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1" table:style-name="ce46">
            <text:p><text:s text:c="3"/>751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9693" table:style-name="ce46">
            <text:p><text:s text:c="2"/>9 6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1" table:style-name="ce46">
            <text:p><text:s text:c="3"/>9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95" table:style-name="ce46">
            <text:p><text:s text:c="2"/>16 79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3" table:style-name="ce46">
            <text:p><text:s text:c="2"/>1 323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24408" table:style-name="ce46">
            <text:p><text:s text:c="2"/>24 4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8" table:style-name="ce46">
            <text:p><text:s text:c="3"/>9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212" table:style-name="ce46">
            <text:p><text:s text:c="2"/>28 21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5157" table:style-name="ce23">
            <text:p><text:s text:c="2"/>5 157</text:p>
          </table:table-cell>
          <table:table-cell office:value-type="float" office:value="2883" table:style-name="ce23">
            <text:p><text:s text:c="2"/>2 883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2271" table:style-name="ce23">
            <text:p><text:s text:c="2"/>2 271</text:p>
          </table:table-cell>
          <table:table-cell office:value-type="float" office:value="2526" table:style-name="ce23">
            <text:p><text:s text:c="2"/>2 5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5" table:style-name="ce23">
            <text:p><text:s text:c="3"/>3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478" table:style-name="ce23">
            <text:p><text:s text:c="3"/>478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621" table:style-name="ce23">
            <text:p><text:s text:c="3"/>621</text:p>
          </table:table-cell>
          <table:table-cell office:value-type="float" office:value="4579" table:style-name="ce23">
            <text:p><text:s text:c="2"/>4 579</text:p>
          </table:table-cell>
          <table:table-cell office:value-type="float" office:value="472" table:style-name="ce23">
            <text:p><text:s text:c="3"/>472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22" table:style-name="ce23">
            <text:p><text:s text:c="3"/>422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3294" table:style-name="ce23">
            <text:p><text:s text:c="2"/>3 294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717" table:style-name="ce23">
            <text:p><text:s text:c="3"/>717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32623" table:style-name="ce23">
            <text:p><text:s text:c="2"/>32 623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993" table:style-name="ce23">
            <text:p><text:s text:c="3"/>9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91" table:style-name="ce23">
            <text:p><text:s text:c="2"/>1 3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3" table:style-name="ce23">
            <text:p><text:s text:c="3"/>203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402" table:style-name="ce23">
            <text:p><text:s text:c="2"/>63 40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4372" table:style-name="ce47">
            <text:p><text:s text:c="2"/>4 372</text:p>
          </table:table-cell>
          <table:table-cell office:value-type="float" office:value="552" table:style-name="ce47">
            <text:p><text:s text:c="3"/>5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08" table:style-name="ce47">
            <text:p><text:s text:c="2"/>5 00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4489" table:style-name="ce47">
            <text:p><text:s text:c="2"/>4 4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63" table:style-name="ce47">
            <text:p><text:s text:c="3"/>963</text:p>
          </table:table-cell>
          <table:table-cell office:value-type="float" office:value="813" table:style-name="ce47">
            <text:p><text:s text:c="3"/>813</text:p>
          </table:table-cell>
          <table:table-cell office:value-type="float" office:value="9163" table:style-name="ce47">
            <text:p><text:s text:c="2"/>9 163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21310" table:style-name="ce47">
            <text:p><text:s text:c="2"/>21 31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374" table:style-name="ce47">
            <text:p><text:s text:c="2"/>3 374</text:p>
          </table:table-cell>
          <table:table-cell office:value-type="float" office:value="9813" table:style-name="ce47">
            <text:p><text:s text:c="2"/>9 813</text:p>
          </table:table-cell>
          <table:table-cell office:value-type="float" office:value="7819" table:style-name="ce47">
            <text:p><text:s text:c="2"/>7 819</text:p>
          </table:table-cell>
          <table:table-cell office:value-type="float" office:value="9947" table:style-name="ce47">
            <text:p><text:s text:c="2"/>9 947</text:p>
          </table:table-cell>
          <table:table-cell office:value-type="float" office:value="987" table:style-name="ce47">
            <text:p><text:s text:c="3"/>987</text:p>
          </table:table-cell>
          <table:table-cell office:value-type="float" office:value="1510" table:style-name="ce47">
            <text:p><text:s text:c="2"/>1 510</text:p>
          </table:table-cell>
          <table:table-cell office:value-type="float" office:value="1531" table:style-name="ce47">
            <text:p><text:s text:c="2"/>1 531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17676" table:style-name="ce47">
            <text:p><text:s text:c="2"/>17 6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4" table:style-name="ce47">
            <text:p><text:s text:c="2"/>1 50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3558" table:style-name="ce47">
            <text:p><text:s text:c="2"/>93 55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2683" table:style-name="ce47">
            <text:p><text:s text:c="2"/>2 683</text:p>
          </table:table-cell>
          <table:table-cell office:value-type="float" office:value="15165" table:style-name="ce47">
            <text:p><text:s text:c="2"/>15 165</text:p>
          </table:table-cell>
          <table:table-cell office:value-type="float" office:value="3546" table:style-name="ce47">
            <text:p><text:s text:c="2"/>3 546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9221" table:style-name="ce47">
            <text:p><text:s text:c="2"/>9 221</text:p>
          </table:table-cell>
          <table:table-cell office:value-type="float" office:value="1368" table:style-name="ce47">
            <text:p><text:s text:c="2"/>1 368</text:p>
          </table:table-cell>
          <table:table-cell office:value-type="float" office:value="892" table:style-name="ce47">
            <text:p><text:s text:c="3"/>892</text:p>
          </table:table-cell>
          <table:table-cell office:value-type="float" office:value="4626" table:style-name="ce47">
            <text:p><text:s text:c="2"/>4 626</text:p>
          </table:table-cell>
          <table:table-cell office:value-type="float" office:value="1446" table:style-name="ce47">
            <text:p><text:s text:c="2"/>1 446</text:p>
          </table:table-cell>
          <table:table-cell office:value-type="float" office:value="3108" table:style-name="ce47">
            <text:p><text:s text:c="2"/>3 108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4211" table:style-name="ce47">
            <text:p><text:s text:c="2"/>4 2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925" table:style-name="ce47">
            <text:p><text:s text:c="2"/>49 92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3" table:style-name="ce47">
            <text:p><text:s text:c="3"/>973</text:p>
          </table:table-cell>
          <table:table-cell office:value-type="float" office:value="1322" table:style-name="ce47">
            <text:p><text:s text:c="2"/>1 3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72" table:style-name="ce47">
            <text:p><text:s text:c="2"/>2 67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1" table:style-name="ce47">
            <text:p><text:s text:c="2"/>1 6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783" table:style-name="ce47">
            <text:p><text:s text:c="3"/>7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58" table:style-name="ce47">
            <text:p><text:s text:c="2"/>8 45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715" table:style-name="ce46">
            <text:p><text:s text:c="3"/>715</text:p>
          </table:table-cell>
          <table:table-cell office:value-type="float" office:value="963" table:style-name="ce46">
            <text:p><text:s text:c="3"/>963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165" table:style-name="ce46">
            <text:p><text:s text:c="2"/>2 165</text:p>
          </table:table-cell>
          <table:table-cell office:value-type="float" office:value="1049" table:style-name="ce46">
            <text:p><text:s text:c="2"/>1 049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3534" table:style-name="ce46">
            <text:p><text:s text:c="2"/>3 534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476" table:style-name="ce46">
            <text:p><text:s text:c="2"/>3 476</text:p>
          </table:table-cell>
          <table:table-cell office:value-type="float" office:value="5727" table:style-name="ce46">
            <text:p><text:s text:c="2"/>5 72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611" table:style-name="ce46">
            <text:p><text:s text:c="3"/>611</text:p>
          </table:table-cell>
          <table:table-cell office:value-type="float" office:value="1045" table:style-name="ce46">
            <text:p><text:s text:c="2"/>1 045</text:p>
          </table:table-cell>
          <table:table-cell office:value-type="float" office:value="1400" table:style-name="ce46">
            <text:p><text:s text:c="2"/>1 400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2871" table:style-name="ce46">
            <text:p><text:s text:c="2"/>2 871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9983" table:style-name="ce46">
            <text:p><text:s text:c="2"/>9 983</text:p>
          </table:table-cell>
          <table:table-cell office:value-type="float" office:value="1250" table:style-name="ce46">
            <text:p><text:s text:c="2"/>1 250</text:p>
          </table:table-cell>
          <table:table-cell office:value-type="float" office:value="2823" table:style-name="ce46">
            <text:p><text:s text:c="2"/>2 823</text:p>
          </table:table-cell>
          <table:table-cell office:value-type="float" office:value="6326" table:style-name="ce46">
            <text:p><text:s text:c="2"/>6 326</text:p>
          </table:table-cell>
          <table:table-cell office:value-type="float" office:value="5335" table:style-name="ce46">
            <text:p><text:s text:c="2"/>5 335</text:p>
          </table:table-cell>
          <table:table-cell office:value-type="float" office:value="2994" table:style-name="ce46">
            <text:p><text:s text:c="2"/>2 994</text:p>
          </table:table-cell>
          <table:table-cell office:value-type="float" office:value="2546" table:style-name="ce46">
            <text:p><text:s text:c="2"/>2 546</text:p>
          </table:table-cell>
          <table:table-cell office:value-type="float" office:value="1760" table:style-name="ce46">
            <text:p><text:s text:c="2"/>1 760</text:p>
          </table:table-cell>
          <table:table-cell office:value-type="float" office:value="4716" table:style-name="ce46">
            <text:p><text:s text:c="2"/>4 716</text:p>
          </table:table-cell>
          <table:table-cell office:value-type="float" office:value="3646" table:style-name="ce46">
            <text:p><text:s text:c="2"/>3 646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30913" table:style-name="ce46">
            <text:p><text:s text:c="2"/>30 913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1814" table:style-name="ce46">
            <text:p><text:s text:c="2"/>1 814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3242" table:style-name="ce46">
            <text:p><text:s text:c="2"/>3 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411" table:style-name="ce46">
            <text:p><text:s text:c="2"/>1 411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281" table:style-name="ce46">
            <text:p><text:s text:c="2"/>108 28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9" table:style-name="ce46">
            <text:p><text:s text:c="3"/>4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93" table:style-name="ce46">
            <text:p><text:s text:c="2"/>25 993</text:p>
          </table:table-cell>
          <table:table-cell office:value-type="float" office:value="1269" table:style-name="ce46">
            <text:p><text:s text:c="2"/>1 269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177" table:style-name="ce46">
            <text:p><text:s text:c="2"/>1 177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4" table:style-name="ce46">
            <text:p><text:s text:c="2"/>1 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852" table:style-name="ce46">
            <text:p><text:s text:c="2"/>32 85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39" table:style-name="ce46">
            <text:p><text:s text:c="2"/>5 3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636" table:style-name="ce46">
            <text:p><text:s text:c="2"/>4 636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25" table:style-name="ce46">
            <text:p><text:s text:c="3"/>725</text:p>
          </table:table-cell>
          <table:table-cell office:value-type="float" office:value="670" table:style-name="ce46">
            <text:p><text:s text:c="3"/>670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950" table:style-name="ce46">
            <text:p><text:s text:c="3"/>95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560" table:style-name="ce46">
            <text:p><text:s text:c="3"/>560</text:p>
          </table:table-cell>
          <table:table-cell office:value-type="float" office:value="1458" table:style-name="ce46">
            <text:p><text:s text:c="2"/>1 458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65" table:style-name="ce46">
            <text:p><text:s text:c="3"/>9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50" table:style-name="ce46">
            <text:p><text:s text:c="2"/>18 6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400" table:style-name="ce46">
            <text:p><text:s text:c="2"/>19 40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4" table:style-name="ce46">
            <text:p><text:s text:c="2"/>1 954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741" table:style-name="ce46">
            <text:p><text:s text:c="3"/>7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145" table:style-name="ce46">
            <text:p><text:s text:c="2"/>24 14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1" table:style-name="ce46">
            <text:p><text:s text:c="3"/>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46" table:style-name="ce46">
            <text:p><text:s text:c="2"/>3 646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880" table:style-name="ce46">
            <text:p><text:s text:c="3"/>880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886" table:style-name="ce46">
            <text:p><text:s text:c="3"/>8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2" table:style-name="ce46">
            <text:p><text:s text:c="2"/>1 76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9" table:style-name="ce46">
            <text:p><text:s text:c="3"/>579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93" table:style-name="ce46">
            <text:p><text:s text:c="2"/>10 99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209" table:style-name="ce47">
            <text:p><text:s text:c="2"/>3 209</text:p>
          </table:table-cell>
          <table:table-cell office:value-type="float" office:value="11825" table:style-name="ce47">
            <text:p><text:s text:c="2"/>11 825</text:p>
          </table:table-cell>
          <table:table-cell office:value-type="float" office:value="3695" table:style-name="ce47">
            <text:p><text:s text:c="2"/>3 695</text:p>
          </table:table-cell>
          <table:table-cell office:value-type="float" office:value="1877" table:style-name="ce47">
            <text:p><text:s text:c="2"/>1 877</text:p>
          </table:table-cell>
          <table:table-cell office:value-type="float" office:value="1572" table:style-name="ce47">
            <text:p><text:s text:c="2"/>1 572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207" table:style-name="ce47">
            <text:p><text:s text:c="2"/>4 207</text:p>
          </table:table-cell>
          <table:table-cell office:value-type="float" office:value="10420" table:style-name="ce47">
            <text:p><text:s text:c="2"/>10 420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4163" table:style-name="ce47">
            <text:p><text:s text:c="2"/>14 163</text:p>
          </table:table-cell>
          <table:table-cell office:value-type="float" office:value="750" table:style-name="ce47">
            <text:p><text:s text:c="3"/>750</text:p>
          </table:table-cell>
          <table:table-cell office:value-type="float" office:value="1468" table:style-name="ce47">
            <text:p><text:s text:c="2"/>1 468</text:p>
          </table:table-cell>
          <table:table-cell office:value-type="float" office:value="2044" table:style-name="ce47">
            <text:p><text:s text:c="2"/>2 04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034" table:style-name="ce47">
            <text:p><text:s text:c="2"/>1 034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765" table:style-name="ce47">
            <text:p><text:s text:c="3"/>765</text:p>
          </table:table-cell>
          <table:table-cell office:value-type="float" office:value="1044" table:style-name="ce47">
            <text:p><text:s text:c="2"/>1 044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997" table:style-name="ce47">
            <text:p><text:s text:c="3"/>99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687" table:style-name="ce47">
            <text:p><text:s text:c="3"/>6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857" table:style-name="ce47">
            <text:p><text:s text:c="2"/>63 85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31" table:style-name="ce23">
            <text:p><text:s text:c="2"/>1 63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9" table:style-name="ce23">
            <text:p><text:s text:c="3"/>9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00" table:style-name="ce23">
            <text:p><text:s text:c="2"/>2 60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025" table:style-name="ce23">
            <text:p><text:s text:c="2"/>4 0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97" table:style-name="ce23">
            <text:p><text:s text:c="2"/>1 59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622" table:style-name="ce23">
            <text:p><text:s text:c="2"/>5 62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371" table:style-name="ce47">
            <text:p><text:s text:c="2"/>1 371</text:p>
          </table:table-cell>
          <table:table-cell office:value-type="float" office:value="1380" table:style-name="ce47">
            <text:p><text:s text:c="2"/>1 380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04" table:style-name="ce47">
            <text:p><text:s text:c="2"/>2 2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5" table:style-name="ce47">
            <text:p><text:s text:c="2"/>1 3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71" table:style-name="ce47">
            <text:p><text:s text:c="2"/>6 87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4011" table:style-name="ce23">
            <text:p><text:s text:c="2"/>4 011</text:p>
          </table:table-cell>
          <table:table-cell office:value-type="float" office:value="4488" table:style-name="ce23">
            <text:p><text:s text:c="2"/>4 488</text:p>
          </table:table-cell>
          <table:table-cell office:value-type="float" office:value="935" table:style-name="ce23">
            <text:p><text:s text:c="3"/>9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775" table:style-name="ce23">
            <text:p><text:s text:c="3"/>775</text:p>
          </table:table-cell>
          <table:table-cell office:value-type="float" office:value="23252" table:style-name="ce23">
            <text:p><text:s text:c="2"/>23 252</text:p>
          </table:table-cell>
          <table:table-cell office:value-type="float" office:value="2452" table:style-name="ce23">
            <text:p><text:s text:c="2"/>2 452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782" table:style-name="ce23">
            <text:p><text:s text:c="2"/>14 782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5976" table:style-name="ce23">
            <text:p><text:s text:c="2"/>5 976</text:p>
          </table:table-cell>
          <table:table-cell office:value-type="float" office:value="543" table:style-name="ce23">
            <text:p><text:s text:c="3"/>543</text:p>
          </table:table-cell>
          <table:table-cell office:value-type="float" office:value="722" table:style-name="ce23">
            <text:p><text:s text:c="3"/>722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27" table:style-name="ce23">
            <text:p><text:s text:c="2"/>2 6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269" table:style-name="ce23">
            <text:p><text:s text:c="2"/>63 26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98" table:style-name="ce46">
            <text:p><text:s text:c="2"/>2 4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9" table:style-name="ce46">
            <text:p><text:s text:c="2"/>2 73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76" table:style-name="ce46">
            <text:p><text:s text:c="2"/>7 176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8" table:style-name="ce46">
            <text:p><text:s text:c="3"/>8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46" table:style-name="ce46">
            <text:p><text:s text:c="2"/>8 44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475" table:style-name="ce46">
            <text:p><text:s text:c="2"/>74 475</text:p>
          </table:table-cell>
          <table:table-cell office:value-type="float" office:value="19118" table:style-name="ce46">
            <text:p><text:s text:c="2"/>19 118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464" table:style-name="ce46">
            <text:p><text:s text:c="2"/>28 4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53" table:style-name="ce46">
            <text:p><text:s text:c="2"/>19 2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0" table:style-name="ce46">
            <text:p><text:s text:c="2"/>1 530</text:p>
          </table:table-cell>
          <table:table-cell office:value-type="float" office:value="443" table:style-name="ce46">
            <text:p><text:s text:c="3"/>4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846" table:style-name="ce46">
            <text:p><text:s text:c="2"/>143 84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87" table:style-name="ce46">
            <text:p><text:s text:c="2"/>13 2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79" table:style-name="ce46">
            <text:p><text:s text:c="2"/>2 7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55" table:style-name="ce46">
            <text:p><text:s text:c="2"/>18 05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059" table:style-name="ce46">
            <text:p><text:s text:c="2"/>3 0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18" table:style-name="ce46">
            <text:p><text:s text:c="2"/>4 41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340" table:style-name="ce47">
            <text:p><text:s text:c="2"/>2 340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18" table:style-name="ce47">
            <text:p><text:s text:c="3"/>718</text:p>
          </table:table-cell>
          <table:table-cell office:value-type="float" office:value="626" table:style-name="ce47">
            <text:p><text:s text:c="3"/>62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532" table:style-name="ce47">
            <text:p><text:s text:c="2"/>1 532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216" table:style-name="ce47">
            <text:p><text:s text:c="2"/>1 21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636" table:style-name="ce47">
            <text:p><text:s text:c="3"/>636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625" table:style-name="ce47">
            <text:p><text:s text:c="3"/>625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943" table:style-name="ce47">
            <text:p><text:s text:c="3"/>943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177" table:style-name="ce47">
            <text:p><text:s text:c="2"/>1 177</text:p>
          </table:table-cell>
          <table:table-cell office:value-type="float" office:value="1639" table:style-name="ce47">
            <text:p><text:s text:c="2"/>1 63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832" table:style-name="ce47">
            <text:p><text:s text:c="2"/>4 832</text:p>
          </table:table-cell>
          <table:table-cell office:value-type="float" office:value="25354" table:style-name="ce47">
            <text:p><text:s text:c="2"/>25 354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080" table:style-name="ce47">
            <text:p><text:s text:c="2"/>47 08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931" table:style-name="ce23">
            <text:p><text:s text:c="3"/>931</text:p>
          </table:table-cell>
          <table:table-cell office:value-type="float" office:value="4069" table:style-name="ce23">
            <text:p><text:s text:c="2"/>4 069</text:p>
          </table:table-cell>
          <table:table-cell office:value-type="float" office:value="1888" table:style-name="ce23">
            <text:p><text:s text:c="2"/>1 888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1384" table:style-name="ce23">
            <text:p><text:s text:c="2"/>1 384</text:p>
          </table:table-cell>
          <table:table-cell office:value-type="float" office:value="677" table:style-name="ce23">
            <text:p><text:s text:c="3"/>677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521" table:style-name="ce23">
            <text:p><text:s text:c="3"/>52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748" table:style-name="ce23">
            <text:p><text:s text:c="3"/>748</text:p>
          </table:table-cell>
          <table:table-cell office:value-type="float" office:value="3544" table:style-name="ce23">
            <text:p><text:s text:c="2"/>3 544</text:p>
          </table:table-cell>
          <table:table-cell office:value-type="float" office:value="1421" table:style-name="ce23">
            <text:p><text:s text:c="2"/>1 421</text:p>
          </table:table-cell>
          <table:table-cell office:value-type="float" office:value="776" table:style-name="ce23">
            <text:p><text:s text:c="3"/>776</text:p>
          </table:table-cell>
          <table:table-cell office:value-type="float" office:value="1096" table:style-name="ce23">
            <text:p><text:s text:c="2"/>1 096</text:p>
          </table:table-cell>
          <table:table-cell office:value-type="float" office:value="1524" table:style-name="ce23">
            <text:p><text:s text:c="2"/>1 524</text:p>
          </table:table-cell>
          <table:table-cell office:value-type="float" office:value="705" table:style-name="ce23">
            <text:p><text:s text:c="3"/>705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820" table:style-name="ce23">
            <text:p><text:s text:c="3"/>820</text:p>
          </table:table-cell>
          <table:table-cell office:value-type="float" office:value="669" table:style-name="ce23">
            <text:p><text:s text:c="3"/>669</text:p>
          </table:table-cell>
          <table:table-cell office:value-type="float" office:value="3024" table:style-name="ce23">
            <text:p><text:s text:c="2"/>3 024</text:p>
          </table:table-cell>
          <table:table-cell office:value-type="float" office:value="9316" table:style-name="ce23">
            <text:p><text:s text:c="2"/>9 316</text:p>
          </table:table-cell>
          <table:table-cell office:value-type="float" office:value="2283" table:style-name="ce23">
            <text:p><text:s text:c="2"/>2 283</text:p>
          </table:table-cell>
          <table:table-cell office:value-type="float" office:value="954" table:style-name="ce23">
            <text:p><text:s text:c="3"/>954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550" table:style-name="ce23">
            <text:p><text:s text:c="3"/>550</text:p>
          </table:table-cell>
          <table:table-cell office:value-type="float" office:value="1743" table:style-name="ce23">
            <text:p><text:s text:c="2"/>1 743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916" table:style-name="ce23">
            <text:p><text:s text:c="3"/>916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910" table:style-name="ce23">
            <text:p><text:s text:c="3"/>910</text:p>
          </table:table-cell>
          <table:table-cell office:value-type="float" office:value="1254" table:style-name="ce23">
            <text:p><text:s text:c="2"/>1 254</text:p>
          </table:table-cell>
          <table:table-cell office:value-type="float" office:value="2639" table:style-name="ce23">
            <text:p><text:s text:c="2"/>2 639</text:p>
          </table:table-cell>
          <table:table-cell office:value-type="float" office:value="1531" table:style-name="ce23">
            <text:p><text:s text:c="2"/>1 531</text:p>
          </table:table-cell>
          <table:table-cell office:value-type="float" office:value="2509" table:style-name="ce23">
            <text:p><text:s text:c="2"/>2 509</text:p>
          </table:table-cell>
          <table:table-cell office:value-type="float" office:value="1014" table:style-name="ce23">
            <text:p><text:s text:c="2"/>1 014</text:p>
          </table:table-cell>
          <table:table-cell office:value-type="float" office:value="5803" table:style-name="ce23">
            <text:p><text:s text:c="2"/>5 803</text:p>
          </table:table-cell>
          <table:table-cell office:value-type="float" office:value="1695" table:style-name="ce23">
            <text:p><text:s text:c="2"/>1 695</text:p>
          </table:table-cell>
          <table:table-cell office:value-type="float" office:value="2285" table:style-name="ce23">
            <text:p><text:s text:c="2"/>2 285</text:p>
          </table:table-cell>
          <table:table-cell office:value-type="float" office:value="1074" table:style-name="ce23">
            <text:p><text:s text:c="2"/>1 074</text:p>
          </table:table-cell>
          <table:table-cell office:value-type="float" office:value="4174" table:style-name="ce23">
            <text:p><text:s text:c="2"/>4 17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566" table:style-name="ce23">
            <text:p><text:s text:c="3"/>566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526" table:style-name="ce23">
            <text:p><text:s text:c="3"/>526</text:p>
          </table:table-cell>
          <table:table-cell office:value-type="float" office:value="1461" table:style-name="ce23">
            <text:p><text:s text:c="2"/>1 461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1144" table:style-name="ce23">
            <text:p><text:s text:c="2"/>1 144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1214" table:style-name="ce23">
            <text:p><text:s text:c="2"/>1 214</text:p>
          </table:table-cell>
          <table:table-cell office:value-type="float" office:value="1120" table:style-name="ce23">
            <text:p><text:s text:c="2"/>1 120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1364" table:style-name="ce23">
            <text:p><text:s text:c="2"/>1 364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9" table:style-name="ce23">
            <text:p><text:s text:c="2"/>1 229</text:p>
          </table:table-cell>
          <table:table-cell office:value-type="float" office:value="866" table:style-name="ce23">
            <text:p><text:s text:c="3"/>866</text:p>
          </table:table-cell>
          <table:table-cell office:value-type="float" office:value="750" table:style-name="ce23">
            <text:p><text:s text:c="3"/>750</text:p>
          </table:table-cell>
          <table:table-cell office:value-type="float" office:value="771" table:style-name="ce23">
            <text:p><text:s text:c="3"/>7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1392" table:style-name="ce23">
            <text:p><text:s text:c="2"/>81 39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9024" table:style-name="ce23">
            <text:p><text:s text:c="2"/>9 024</text:p>
          </table:table-cell>
          <table:table-cell office:value-type="float" office:value="5250" table:style-name="ce23">
            <text:p><text:s text:c="2"/>5 250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802" table:style-name="ce23">
            <text:p><text:s text:c="3"/>802</text:p>
          </table:table-cell>
          <table:table-cell office:value-type="float" office:value="459" table:style-name="ce23">
            <text:p><text:s text:c="3"/>459</text:p>
          </table:table-cell>
          <table:table-cell office:value-type="float" office:value="1423" table:style-name="ce23">
            <text:p><text:s text:c="2"/>1 423</text:p>
          </table:table-cell>
          <table:table-cell office:value-type="float" office:value="530" table:style-name="ce23">
            <text:p><text:s text:c="3"/>530</text:p>
          </table:table-cell>
          <table:table-cell office:value-type="float" office:value="1925" table:style-name="ce23">
            <text:p><text:s text:c="2"/>1 925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3708" table:style-name="ce23">
            <text:p><text:s text:c="2"/>3 708</text:p>
          </table:table-cell>
          <table:table-cell office:value-type="float" office:value="759" table:style-name="ce23">
            <text:p><text:s text:c="3"/>759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1659" table:style-name="ce23">
            <text:p><text:s text:c="2"/>1 659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1061" table:style-name="ce23">
            <text:p><text:s text:c="2"/>1 061</text:p>
          </table:table-cell>
          <table:table-cell office:value-type="float" office:value="2388" table:style-name="ce23">
            <text:p><text:s text:c="2"/>2 388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4977" table:style-name="ce23">
            <text:p><text:s text:c="2"/>4 977</text:p>
          </table:table-cell>
          <table:table-cell office:value-type="float" office:value="756" table:style-name="ce23">
            <text:p><text:s text:c="3"/>756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2745" table:style-name="ce23">
            <text:p><text:s text:c="2"/>2 745</text:p>
          </table:table-cell>
          <table:table-cell office:value-type="float" office:value="4058" table:style-name="ce23">
            <text:p><text:s text:c="2"/>4 058</text:p>
          </table:table-cell>
          <table:table-cell office:value-type="float" office:value="4913" table:style-name="ce23">
            <text:p><text:s text:c="2"/>4 913</text:p>
          </table:table-cell>
          <table:table-cell office:value-type="float" office:value="3142" table:style-name="ce23">
            <text:p><text:s text:c="2"/>3 142</text:p>
          </table:table-cell>
          <table:table-cell office:value-type="float" office:value="1509" table:style-name="ce23">
            <text:p><text:s text:c="2"/>1 509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724" table:style-name="ce23">
            <text:p><text:s text:c="3"/>724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743" table:style-name="ce23">
            <text:p><text:s text:c="3"/>743</text:p>
          </table:table-cell>
          <table:table-cell office:value-type="float" office:value="1647" table:style-name="ce23">
            <text:p><text:s text:c="2"/>1 647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112255" table:style-name="ce23">
            <text:p><text:s text:c="2"/>112 255</text:p>
          </table:table-cell>
          <table:table-cell office:value-type="float" office:value="4858" table:style-name="ce23">
            <text:p><text:s text:c="2"/>4 858</text:p>
          </table:table-cell>
          <table:table-cell office:value-type="float" office:value="689" table:style-name="ce23">
            <text:p><text:s text:c="3"/>689</text:p>
          </table:table-cell>
          <table:table-cell office:value-type="float" office:value="1907" table:style-name="ce23">
            <text:p><text:s text:c="2"/>1 907</text:p>
          </table:table-cell>
          <table:table-cell office:value-type="float" office:value="24209" table:style-name="ce23">
            <text:p><text:s text:c="2"/>24 209</text:p>
          </table:table-cell>
          <table:table-cell office:value-type="float" office:value="1818" table:style-name="ce23">
            <text:p><text:s text:c="2"/>1 818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464" table:style-name="ce23">
            <text:p><text:s text:c="2"/>1 464</text:p>
          </table:table-cell>
          <table:table-cell office:value-type="float" office:value="1781" table:style-name="ce23">
            <text:p><text:s text:c="2"/>1 781</text:p>
          </table:table-cell>
          <table:table-cell office:value-type="float" office:value="2260" table:style-name="ce23">
            <text:p><text:s text:c="2"/>2 260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2289" table:style-name="ce23">
            <text:p><text:s text:c="2"/>2 289</text:p>
          </table:table-cell>
          <table:table-cell office:value-type="float" office:value="820" table:style-name="ce23">
            <text:p><text:s text:c="3"/>820</text:p>
          </table:table-cell>
          <table:table-cell office:value-type="float" office:value="2761" table:style-name="ce23">
            <text:p><text:s text:c="2"/>2 761</text:p>
          </table:table-cell>
          <table:table-cell office:value-type="float" office:value="828" table:style-name="ce23">
            <text:p><text:s text:c="3"/>828</text:p>
          </table:table-cell>
          <table:table-cell office:value-type="float" office:value="1427" table:style-name="ce23">
            <text:p><text:s text:c="2"/>1 427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8950" table:style-name="ce23">
            <text:p><text:s text:c="2"/>8 950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6290" table:style-name="ce23">
            <text:p><text:s text:c="2"/>6 290</text:p>
          </table:table-cell>
          <table:table-cell office:value-type="float" office:value="2040" table:style-name="ce23">
            <text:p><text:s text:c="2"/>2 040</text:p>
          </table:table-cell>
          <table:table-cell office:value-type="float" office:value="2780" table:style-name="ce23">
            <text:p><text:s text:c="2"/>2 780</text:p>
          </table:table-cell>
          <table:table-cell office:value-type="float" office:value="1260" table:style-name="ce23">
            <text:p><text:s text:c="2"/>1 260</text:p>
          </table:table-cell>
          <table:table-cell office:value-type="float" office:value="2263" table:style-name="ce23">
            <text:p><text:s text:c="2"/>2 263</text:p>
          </table:table-cell>
          <table:table-cell office:value-type="float" office:value="1230" table:style-name="ce23">
            <text:p><text:s text:c="2"/>1 230</text:p>
          </table:table-cell>
          <table:table-cell office:value-type="float" office:value="3420" table:style-name="ce23">
            <text:p><text:s text:c="2"/>3 4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7820" table:style-name="ce23">
            <text:p><text:s text:c="2"/>247 82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594" table:style-name="ce47">
            <text:p><text:s text:c="3"/>59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366" table:style-name="ce47">
            <text:p><text:s text:c="3"/>36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14" table:style-name="ce47">
            <text:p><text:s text:c="3"/>414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760" table:style-name="ce47">
            <text:p><text:s text:c="3"/>760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555" table:style-name="ce47">
            <text:p><text:s text:c="3"/>555</text:p>
          </table:table-cell>
          <table:table-cell office:value-type="float" office:value="758" table:style-name="ce47">
            <text:p><text:s text:c="3"/>758</text:p>
          </table:table-cell>
          <table:table-cell office:value-type="float" office:value="5967" table:style-name="ce47">
            <text:p><text:s text:c="2"/>5 967</text:p>
          </table:table-cell>
          <table:table-cell office:value-type="float" office:value="2338" table:style-name="ce47">
            <text:p><text:s text:c="2"/>2 338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225" table:style-name="ce47">
            <text:p><text:s text:c="2"/>1 225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4441" table:style-name="ce47">
            <text:p><text:s text:c="2"/>4 441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79" table:style-name="ce47">
            <text:p><text:s text:c="3"/>879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1400" table:style-name="ce47">
            <text:p><text:s text:c="2"/>1 40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6101" table:style-name="ce47">
            <text:p><text:s text:c="2"/>6 10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1427" table:style-name="ce47">
            <text:p><text:s text:c="2"/>11 427</text:p>
          </table:table-cell>
          <table:table-cell office:value-type="float" office:value="1447" table:style-name="ce47">
            <text:p><text:s text:c="2"/>1 447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1573" table:style-name="ce47">
            <text:p><text:s text:c="2"/>1 573</text:p>
          </table:table-cell>
          <table:table-cell office:value-type="float" office:value="2554" table:style-name="ce47">
            <text:p><text:s text:c="2"/>2 554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2124" table:style-name="ce47">
            <text:p><text:s text:c="2"/>2 1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383" table:style-name="ce47">
            <text:p><text:s text:c="2"/>52 38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89" table:style-name="ce23">
            <text:p><text:s text:c="3"/>589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942" table:style-name="ce23">
            <text:p><text:s text:c="2"/>30 942</text:p>
          </table:table-cell>
          <table:table-cell office:value-type="float" office:value="535" table:style-name="ce23">
            <text:p><text:s text:c="3"/>535</text:p>
          </table:table-cell>
          <table:table-cell office:value-type="float" office:value="656" table:style-name="ce23">
            <text:p><text:s text:c="3"/>656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10" table:style-name="ce23">
            <text:p><text:s text:c="3"/>910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586" table:style-name="ce23">
            <text:p><text:s text:c="3"/>58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2089" table:style-name="ce23">
            <text:p><text:s text:c="2"/>2 0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018" table:style-name="ce23">
            <text:p><text:s text:c="2"/>4 018</text:p>
          </table:table-cell>
          <table:table-cell office:value-type="float" office:value="1032" table:style-name="ce23">
            <text:p><text:s text:c="2"/>1 032</text:p>
          </table:table-cell>
          <table:table-cell office:value-type="float" office:value="421" table:style-name="ce23">
            <text:p><text:s text:c="3"/>421</text:p>
          </table:table-cell>
          <table:table-cell office:value-type="float" office:value="1533" table:style-name="ce23">
            <text:p><text:s text:c="2"/>1 5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327" table:style-name="ce23">
            <text:p><text:s text:c="2"/>46 32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7" table:style-name="ce46">
            <text:p><text:s text:c="3"/>877</text:p>
          </table:table-cell>
          <table:table-cell office:value-type="float" office:value="1336" table:style-name="ce46">
            <text:p><text:s text:c="2"/>1 336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91" table:style-name="ce46">
            <text:p><text:s text:c="2"/>5 091</text:p>
          </table:table-cell>
          <table:table-cell office:value-type="float" office:value="6161" table:style-name="ce46">
            <text:p><text:s text:c="2"/>6 1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6" table:style-name="ce46">
            <text:p><text:s text:c="3"/>8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72" table:style-name="ce46">
            <text:p><text:s text:c="2"/>10 77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07" table:style-name="ce46">
            <text:p><text:s text:c="2"/>26 10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755" table:style-name="ce46">
            <text:p><text:s text:c="2"/>1 75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342" table:style-name="ce46">
            <text:p><text:s text:c="2"/>25 34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5" table:style-name="ce46">
            <text:p><text:s text:c="3"/>855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09" table:style-name="ce46">
            <text:p><text:s text:c="2"/>3 7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7" table:style-name="ce46">
            <text:p><text:s text:c="3"/>967</text:p>
          </table:table-cell>
          <table:table-cell office:value-type="float" office:value="1456" table:style-name="ce46">
            <text:p><text:s text:c="2"/>1 456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028" table:style-name="ce46">
            <text:p><text:s text:c="2"/>1 02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133" table:style-name="ce46">
            <text:p><text:s text:c="2"/>2 133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7" table:style-name="ce46">
            <text:p><text:s text:c="2"/>1 7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829" table:style-name="ce46">
            <text:p><text:s text:c="2"/>41 82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953" table:style-name="ce46">
            <text:p><text:s text:c="3"/>953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634" table:style-name="ce46">
            <text:p><text:s text:c="2"/>2 634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777" table:style-name="ce46">
            <text:p><text:s text:c="3"/>777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1502" table:style-name="ce46">
            <text:p><text:s text:c="2"/>1 502</text:p>
          </table:table-cell>
          <table:table-cell office:value-type="float" office:value="3847" table:style-name="ce46">
            <text:p><text:s text:c="2"/>3 847</text:p>
          </table:table-cell>
          <table:table-cell office:value-type="float" office:value="7553" table:style-name="ce46">
            <text:p><text:s text:c="2"/>7 5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17" table:style-name="ce46">
            <text:p><text:s text:c="3"/>917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778" table:style-name="ce46">
            <text:p><text:s text:c="2"/>1 778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9" table:style-name="ce46">
            <text:p><text:s text:c="3"/>999</text:p>
          </table:table-cell>
          <table:table-cell office:value-type="float" office:value="798" table:style-name="ce46">
            <text:p><text:s text:c="3"/>798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529" table:style-name="ce46">
            <text:p><text:s text:c="2"/>26 52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6929" table:style-name="ce46">
            <text:p><text:s text:c="2"/>6 929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4566" table:style-name="ce46">
            <text:p><text:s text:c="2"/>4 566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569" table:style-name="ce46">
            <text:p><text:s text:c="3"/>569</text:p>
          </table:table-cell>
          <table:table-cell office:value-type="float" office:value="700" table:style-name="ce46">
            <text:p><text:s text:c="3"/>700</text:p>
          </table:table-cell>
          <table:table-cell office:value-type="float" office:value="999" table:style-name="ce46">
            <text:p><text:s text:c="3"/>999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1925" table:style-name="ce46">
            <text:p><text:s text:c="2"/>1 92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896" table:style-name="ce46">
            <text:p><text:s text:c="3"/>896</text:p>
          </table:table-cell>
          <table:table-cell office:value-type="float" office:value="1168" table:style-name="ce46">
            <text:p><text:s text:c="2"/>1 168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471" table:style-name="ce46">
            <text:p><text:s text:c="2"/>1 471</text:p>
          </table:table-cell>
          <table:table-cell office:value-type="float" office:value="1673" table:style-name="ce46">
            <text:p><text:s text:c="2"/>1 673</text:p>
          </table:table-cell>
          <table:table-cell office:value-type="float" office:value="1141" table:style-name="ce46">
            <text:p><text:s text:c="2"/>1 141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1439" table:style-name="ce46">
            <text:p><text:s text:c="2"/>1 439</text:p>
          </table:table-cell>
          <table:table-cell office:value-type="float" office:value="899" table:style-name="ce46">
            <text:p><text:s text:c="3"/>899</text:p>
          </table:table-cell>
          <table:table-cell office:value-type="float" office:value="1059" table:style-name="ce46">
            <text:p><text:s text:c="2"/>1 059</text:p>
          </table:table-cell>
          <table:table-cell office:value-type="float" office:value="2792" table:style-name="ce46">
            <text:p><text:s text:c="2"/>2 792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695" table:style-name="ce46">
            <text:p><text:s text:c="3"/>69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7" table:style-name="ce46">
            <text:p><text:s text:c="2"/>5 6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3152" table:style-name="ce46">
            <text:p><text:s text:c="2"/>3 152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930" table:style-name="ce46">
            <text:p><text:s text:c="2"/>44 93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5494" table:style-name="ce46">
            <text:p><text:s text:c="2"/>5 494</text:p>
          </table:table-cell>
          <table:table-cell office:value-type="float" office:value="786" table:style-name="ce46">
            <text:p><text:s text:c="3"/>786</text:p>
          </table:table-cell>
          <table:table-cell office:value-type="float" office:value="562" table:style-name="ce46">
            <text:p><text:s text:c="3"/>562</text:p>
          </table:table-cell>
          <table:table-cell office:value-type="float" office:value="738" table:style-name="ce46">
            <text:p><text:s text:c="3"/>738</text:p>
          </table:table-cell>
          <table:table-cell office:value-type="float" office:value="5103" table:style-name="ce46">
            <text:p><text:s text:c="2"/>5 103</text:p>
          </table:table-cell>
          <table:table-cell office:value-type="float" office:value="2534" table:style-name="ce46">
            <text:p><text:s text:c="2"/>2 534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9258" table:style-name="ce46">
            <text:p><text:s text:c="2"/>9 258</text:p>
          </table:table-cell>
          <table:table-cell office:value-type="float" office:value="1791" table:style-name="ce46">
            <text:p><text:s text:c="2"/>1 791</text:p>
          </table:table-cell>
          <table:table-cell office:value-type="float" office:value="11913" table:style-name="ce46">
            <text:p><text:s text:c="2"/>11 913</text:p>
          </table:table-cell>
          <table:table-cell office:value-type="float" office:value="2575" table:style-name="ce46">
            <text:p><text:s text:c="2"/>2 575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517" table:style-name="ce46">
            <text:p><text:s text:c="3"/>517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2842" table:style-name="ce46">
            <text:p><text:s text:c="2"/>2 842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3076" table:style-name="ce46">
            <text:p><text:s text:c="2"/>3 076</text:p>
          </table:table-cell>
          <table:table-cell office:value-type="float" office:value="1081" table:style-name="ce46">
            <text:p><text:s text:c="2"/>1 081</text:p>
          </table:table-cell>
          <table:table-cell office:value-type="float" office:value="4569" table:style-name="ce46">
            <text:p><text:s text:c="2"/>4 569</text:p>
          </table:table-cell>
          <table:table-cell office:value-type="float" office:value="1713" table:style-name="ce46">
            <text:p><text:s text:c="2"/>1 713</text:p>
          </table:table-cell>
          <table:table-cell office:value-type="float" office:value="1329" table:style-name="ce46">
            <text:p><text:s text:c="2"/>1 329</text:p>
          </table:table-cell>
          <table:table-cell office:value-type="float" office:value="2701" table:style-name="ce46">
            <text:p><text:s text:c="2"/>2 701</text:p>
          </table:table-cell>
          <table:table-cell office:value-type="float" office:value="2408" table:style-name="ce46">
            <text:p><text:s text:c="2"/>2 408</text:p>
          </table:table-cell>
          <table:table-cell office:value-type="float" office:value="2088" table:style-name="ce46">
            <text:p><text:s text:c="2"/>2 088</text:p>
          </table:table-cell>
          <table:table-cell office:value-type="float" office:value="4551" table:style-name="ce46">
            <text:p><text:s text:c="2"/>4 551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2019" table:style-name="ce46">
            <text:p><text:s text:c="2"/>2 019</text:p>
          </table:table-cell>
          <table:table-cell office:value-type="float" office:value="1091" table:style-name="ce46">
            <text:p><text:s text:c="2"/>1 091</text:p>
          </table:table-cell>
          <table:table-cell office:value-type="float" office:value="1184" table:style-name="ce46">
            <text:p><text:s text:c="2"/>1 184</text:p>
          </table:table-cell>
          <table:table-cell office:value-type="float" office:value="1453" table:style-name="ce46">
            <text:p><text:s text:c="2"/>1 453</text:p>
          </table:table-cell>
          <table:table-cell office:value-type="float" office:value="4283" table:style-name="ce46">
            <text:p><text:s text:c="2"/>4 283</text:p>
          </table:table-cell>
          <table:table-cell office:value-type="float" office:value="1473" table:style-name="ce46">
            <text:p><text:s text:c="2"/>1 473</text:p>
          </table:table-cell>
          <table:table-cell office:value-type="float" office:value="565" table:style-name="ce46">
            <text:p><text:s text:c="3"/>565</text:p>
          </table:table-cell>
          <table:table-cell office:value-type="float" office:value="1286" table:style-name="ce46">
            <text:p><text:s text:c="2"/>1 286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3748" table:style-name="ce46">
            <text:p><text:s text:c="2"/>3 748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1646" table:style-name="ce46">
            <text:p><text:s text:c="2"/>1 646</text:p>
          </table:table-cell>
          <table:table-cell office:value-type="float" office:value="1176" table:style-name="ce46">
            <text:p><text:s text:c="2"/>1 176</text:p>
          </table:table-cell>
          <table:table-cell office:value-type="float" office:value="39251" table:style-name="ce46">
            <text:p><text:s text:c="2"/>39 251</text:p>
          </table:table-cell>
          <table:table-cell office:value-type="float" office:value="39966" table:style-name="ce46">
            <text:p><text:s text:c="2"/>39 966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5044" table:style-name="ce46">
            <text:p><text:s text:c="2"/>5 04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940" table:style-name="ce46">
            <text:p><text:s text:c="3"/>940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088" table:style-name="ce46">
            <text:p><text:s text:c="2"/>1 088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437" table:style-name="ce46">
            <text:p><text:s text:c="2"/>181 43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439" table:style-name="ce23">
            <text:p><text:s text:c="3"/>439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736" table:style-name="ce23">
            <text:p><text:s text:c="3"/>73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490" table:style-name="ce23">
            <text:p><text:s text:c="3"/>4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88" table:style-name="ce23">
            <text:p><text:s text:c="3"/>788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392" table:style-name="ce23">
            <text:p><text:s text:c="2"/>2 392</text:p>
          </table:table-cell>
          <table:table-cell office:value-type="float" office:value="2079" table:style-name="ce23">
            <text:p><text:s text:c="2"/>2 079</text:p>
          </table:table-cell>
          <table:table-cell office:value-type="float" office:value="1423" table:style-name="ce23">
            <text:p><text:s text:c="2"/>1 423</text:p>
          </table:table-cell>
          <table:table-cell office:value-type="float" office:value="842" table:style-name="ce23">
            <text:p><text:s text:c="3"/>8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079" table:style-name="ce23">
            <text:p><text:s text:c="2"/>2 0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925" table:style-name="ce23">
            <text:p><text:s text:c="2"/>15 92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83" table:style-name="ce47">
            <text:p><text:s text:c="2"/>8 5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980" table:style-name="ce47">
            <text:p><text:s text:c="2"/>1 980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569" table:style-name="ce47">
            <text:p><text:s text:c="3"/>56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2170" table:style-name="ce47">
            <text:p><text:s text:c="2"/>2 17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110" table:style-name="ce47">
            <text:p><text:s text:c="2"/>1 11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523" table:style-name="ce47">
            <text:p><text:s text:c="3"/>523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67" table:style-name="ce47">
            <text:p><text:s text:c="2"/>1 567</text:p>
          </table:table-cell>
          <table:table-cell office:value-type="float" office:value="1148" table:style-name="ce47">
            <text:p><text:s text:c="2"/>1 148</text:p>
          </table:table-cell>
          <table:table-cell office:value-type="float" office:value="1852" table:style-name="ce47">
            <text:p><text:s text:c="2"/>1 8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220" table:style-name="ce47">
            <text:p><text:s text:c="2"/>22 22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451" table:style-name="ce47">
            <text:p><text:s text:c="2"/>2 45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324" table:style-name="ce47">
            <text:p><text:s text:c="3"/>324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625" table:style-name="ce47">
            <text:p><text:s text:c="3"/>625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281" table:style-name="ce47">
            <text:p><text:s text:c="2"/>1 281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3820" table:style-name="ce47">
            <text:p><text:s text:c="2"/>3 820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916" table:style-name="ce47">
            <text:p><text:s text:c="3"/>916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814" table:style-name="ce47">
            <text:p><text:s text:c="3"/>814</text:p>
          </table:table-cell>
          <table:table-cell office:value-type="float" office:value="2518" table:style-name="ce47">
            <text:p><text:s text:c="2"/>2 518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035" table:style-name="ce47">
            <text:p><text:s text:c="2"/>1 035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684" table:style-name="ce47">
            <text:p><text:s text:c="3"/>684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263" table:style-name="ce47">
            <text:p><text:s text:c="2"/>1 263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2476" table:style-name="ce47">
            <text:p><text:s text:c="2"/>2 476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7685" table:style-name="ce47">
            <text:p><text:s text:c="2"/>7 6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169" table:style-name="ce47">
            <text:p><text:s text:c="2"/>32 16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1207" table:style-name="ce47">
            <text:p><text:s text:c="2"/>1 20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776" table:style-name="ce47">
            <text:p><text:s text:c="2"/>3 776</text:p>
          </table:table-cell>
          <table:table-cell office:value-type="float" office:value="2493" table:style-name="ce47">
            <text:p><text:s text:c="2"/>2 493</text:p>
          </table:table-cell>
          <table:table-cell office:value-type="float" office:value="493" table:style-name="ce47">
            <text:p><text:s text:c="3"/>493</text:p>
          </table:table-cell>
          <table:table-cell office:value-type="float" office:value="2990" table:style-name="ce47">
            <text:p><text:s text:c="2"/>2 990</text:p>
          </table:table-cell>
          <table:table-cell office:value-type="float" office:value="1802" table:style-name="ce47">
            <text:p><text:s text:c="2"/>1 802</text:p>
          </table:table-cell>
          <table:table-cell office:value-type="float" office:value="3646" table:style-name="ce47">
            <text:p><text:s text:c="2"/>3 646</text:p>
          </table:table-cell>
          <table:table-cell office:value-type="float" office:value="2203" table:style-name="ce47">
            <text:p><text:s text:c="2"/>2 20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1246" table:style-name="ce47">
            <text:p><text:s text:c="2"/>1 246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665" table:style-name="ce47">
            <text:p><text:s text:c="3"/>665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1017" table:style-name="ce47">
            <text:p><text:s text:c="2"/>1 017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605" table:style-name="ce47">
            <text:p><text:s text:c="3"/>605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3000" table:style-name="ce47">
            <text:p><text:s text:c="2"/>3 000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884" table:style-name="ce47">
            <text:p><text:s text:c="3"/>884</text:p>
          </table:table-cell>
          <table:table-cell office:value-type="float" office:value="582" table:style-name="ce47">
            <text:p><text:s text:c="3"/>582</text:p>
          </table:table-cell>
          <table:table-cell office:value-type="float" office:value="870" table:style-name="ce47">
            <text:p><text:s text:c="3"/>870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4517" table:style-name="ce47">
            <text:p><text:s text:c="2"/>4 517</text:p>
          </table:table-cell>
          <table:table-cell office:value-type="float" office:value="621" table:style-name="ce47">
            <text:p><text:s text:c="3"/>621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12960" table:style-name="ce47">
            <text:p><text:s text:c="2"/>12 960</text:p>
          </table:table-cell>
          <table:table-cell office:value-type="float" office:value="9741" table:style-name="ce47">
            <text:p><text:s text:c="2"/>9 741</text:p>
          </table:table-cell>
          <table:table-cell office:value-type="float" office:value="2867" table:style-name="ce47">
            <text:p><text:s text:c="2"/>2 867</text:p>
          </table:table-cell>
          <table:table-cell office:value-type="float" office:value="5406" table:style-name="ce47">
            <text:p><text:s text:c="2"/>5 406</text:p>
          </table:table-cell>
          <table:table-cell office:value-type="float" office:value="3768" table:style-name="ce47">
            <text:p><text:s text:c="2"/>3 76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807" table:style-name="ce47">
            <text:p><text:s text:c="2"/>1 807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579" table:style-name="ce47">
            <text:p><text:s text:c="2"/>76 57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33" table:style-name="ce47">
            <text:p><text:s text:c="3"/>63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4523" table:style-name="ce47">
            <text:p><text:s text:c="2"/>4 523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478" table:style-name="ce47">
            <text:p><text:s text:c="2"/>1 478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78" table:style-name="ce47">
            <text:p><text:s text:c="3"/>478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3940" table:style-name="ce47">
            <text:p><text:s text:c="2"/>3 940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581" table:style-name="ce47">
            <text:p><text:s text:c="3"/>581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589" table:style-name="ce47">
            <text:p><text:s text:c="3"/>589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141" table:style-name="ce47">
            <text:p><text:s text:c="2"/>2 141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501" table:style-name="ce47">
            <text:p><text:s text:c="3"/>501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459" table:style-name="ce47">
            <text:p><text:s text:c="2"/>21 45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670" table:style-name="ce46">
            <text:p><text:s text:c="2"/>1 670</text:p>
          </table:table-cell>
          <table:table-cell office:value-type="float" office:value="602" table:style-name="ce46">
            <text:p><text:s text:c="3"/>602</text:p>
          </table:table-cell>
          <table:table-cell office:value-type="float" office:value="4635" table:style-name="ce46">
            <text:p><text:s text:c="2"/>4 635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1481" table:style-name="ce46">
            <text:p><text:s text:c="2"/>1 481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915" table:style-name="ce46">
            <text:p><text:s text:c="2"/>2 915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8464" table:style-name="ce46">
            <text:p><text:s text:c="2"/>8 4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774" table:style-name="ce46">
            <text:p><text:s text:c="2"/>30 7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2" table:style-name="ce46">
            <text:p><text:s text:c="2"/>1 132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0" table:style-name="ce46">
            <text:p><text:s text:c="3"/>78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137" table:style-name="ce46">
            <text:p><text:s text:c="2"/>3 137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613" table:style-name="ce46">
            <text:p><text:s text:c="2"/>1 61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5" table:style-name="ce46">
            <text:p><text:s text:c="2"/>1 74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399" table:style-name="ce46">
            <text:p><text:s text:c="2"/>11 399</text:p>
          </table:table-cell>
          <table:table-cell office:value-type="float" office:value="1929" table:style-name="ce46">
            <text:p><text:s text:c="2"/>1 929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4658" table:style-name="ce46">
            <text:p><text:s text:c="2"/>4 658</text:p>
          </table:table-cell>
          <table:table-cell office:value-type="float" office:value="5007" table:style-name="ce46">
            <text:p><text:s text:c="2"/>5 00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533" table:style-name="ce46">
            <text:p><text:s text:c="2"/>9 5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989" table:style-name="ce46">
            <text:p><text:s text:c="2"/>44 98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74" table:style-name="ce46">
            <text:p><text:s text:c="2"/>1 774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2489" table:style-name="ce46">
            <text:p><text:s text:c="2"/>2 48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1" table:style-name="ce46">
            <text:p><text:s text:c="2"/>1 371</text:p>
          </table:table-cell>
          <table:table-cell office:value-type="float" office:value="3260" table:style-name="ce46">
            <text:p><text:s text:c="2"/>3 260</text:p>
          </table:table-cell>
          <table:table-cell office:value-type="float" office:value="2098" table:style-name="ce46">
            <text:p><text:s text:c="2"/>2 09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22" table:style-name="ce46">
            <text:p><text:s text:c="2"/>13 02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461" table:style-name="ce46">
            <text:p><text:s text:c="2"/>5 461</text:p>
          </table:table-cell>
          <table:table-cell office:value-type="float" office:value="4868" table:style-name="ce46">
            <text:p><text:s text:c="2"/>4 86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73" table:style-name="ce46">
            <text:p><text:s text:c="2"/>32 6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85" table:style-name="ce46">
            <text:p><text:s text:c="2"/>43 18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736" table:style-name="ce46">
            <text:p><text:s text:c="3"/>736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735" table:style-name="ce46">
            <text:p><text:s text:c="3"/>735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1391" table:style-name="ce46">
            <text:p><text:s text:c="2"/>1 391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906" table:style-name="ce46">
            <text:p><text:s text:c="3"/>906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1516" table:style-name="ce46">
            <text:p><text:s text:c="2"/>1 516</text:p>
          </table:table-cell>
          <table:table-cell office:value-type="float" office:value="1398" table:style-name="ce46">
            <text:p><text:s text:c="2"/>1 398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199" table:style-name="ce46">
            <text:p><text:s text:c="2"/>1 199</text:p>
          </table:table-cell>
          <table:table-cell office:value-type="float" office:value="1256" table:style-name="ce46">
            <text:p><text:s text:c="2"/>1 256</text:p>
          </table:table-cell>
          <table:table-cell office:value-type="float" office:value="7193" table:style-name="ce46">
            <text:p><text:s text:c="2"/>7 193</text:p>
          </table:table-cell>
          <table:table-cell office:value-type="float" office:value="1053" table:style-name="ce46">
            <text:p><text:s text:c="2"/>1 05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856" table:style-name="ce46">
            <text:p><text:s text:c="3"/>856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23248" table:style-name="ce46">
            <text:p><text:s text:c="2"/>23 248</text:p>
          </table:table-cell>
          <table:table-cell office:value-type="float" office:value="1817" table:style-name="ce46">
            <text:p><text:s text:c="2"/>1 817</text:p>
          </table:table-cell>
          <table:table-cell office:value-type="float" office:value="8874" table:style-name="ce46">
            <text:p><text:s text:c="2"/>8 874</text:p>
          </table:table-cell>
          <table:table-cell office:value-type="float" office:value="653" table:style-name="ce46">
            <text:p><text:s text:c="3"/>653</text:p>
          </table:table-cell>
          <table:table-cell office:value-type="float" office:value="2897" table:style-name="ce46">
            <text:p><text:s text:c="2"/>2 897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2605" table:style-name="ce46">
            <text:p><text:s text:c="2"/>2 605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969" table:style-name="ce46">
            <text:p><text:s text:c="2"/>1 969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5766" table:style-name="ce46">
            <text:p><text:s text:c="2"/>5 766</text:p>
          </table:table-cell>
          <table:table-cell office:value-type="float" office:value="1026" table:style-name="ce46">
            <text:p><text:s text:c="2"/>1 026</text:p>
          </table:table-cell>
          <table:table-cell office:value-type="float" office:value="1518" table:style-name="ce46">
            <text:p><text:s text:c="2"/>1 518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1364" table:style-name="ce46">
            <text:p><text:s text:c="2"/>1 364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1736" table:style-name="ce46">
            <text:p><text:s text:c="2"/>1 7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249" table:style-name="ce46">
            <text:p><text:s text:c="2"/>82 24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569" table:style-name="ce47">
            <text:p><text:s text:c="3"/>56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031" table:style-name="ce47">
            <text:p><text:s text:c="2"/>1 031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1107" table:style-name="ce47">
            <text:p><text:s text:c="2"/>1 107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714" table:style-name="ce47">
            <text:p><text:s text:c="2"/>1 714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10127" table:style-name="ce47">
            <text:p><text:s text:c="2"/>10 127</text:p>
          </table:table-cell>
          <table:table-cell office:value-type="float" office:value="1097" table:style-name="ce47">
            <text:p><text:s text:c="2"/>1 09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02" table:style-name="ce47">
            <text:p><text:s text:c="2"/>1 002</text:p>
          </table:table-cell>
          <table:table-cell office:value-type="float" office:value="1523" table:style-name="ce47">
            <text:p><text:s text:c="2"/>1 523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1283" table:style-name="ce47">
            <text:p><text:s text:c="2"/>1 283</text:p>
          </table:table-cell>
          <table:table-cell office:value-type="float" office:value="3589" table:style-name="ce47">
            <text:p><text:s text:c="2"/>3 589</text:p>
          </table:table-cell>
          <table:table-cell office:value-type="float" office:value="12176" table:style-name="ce47">
            <text:p><text:s text:c="2"/>12 176</text:p>
          </table:table-cell>
          <table:table-cell office:value-type="float" office:value="18198" table:style-name="ce47">
            <text:p><text:s text:c="2"/>18 198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3124" table:style-name="ce47">
            <text:p><text:s text:c="2"/>3 12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8682" table:style-name="ce47">
            <text:p><text:s text:c="2"/>8 682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1166" table:style-name="ce47">
            <text:p><text:s text:c="2"/>1 16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2331" table:style-name="ce47">
            <text:p><text:s text:c="2"/>12 331</text:p>
          </table:table-cell>
          <table:table-cell office:value-type="float" office:value="1650" table:style-name="ce47">
            <text:p><text:s text:c="2"/>1 650</text:p>
          </table:table-cell>
          <table:table-cell office:value-type="float" office:value="515" table:style-name="ce47">
            <text:p><text:s text:c="3"/>515</text:p>
          </table:table-cell>
          <table:table-cell office:value-type="float" office:value="2318" table:style-name="ce47">
            <text:p><text:s text:c="2"/>2 3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1637" table:style-name="ce47">
            <text:p><text:s text:c="2"/>1 6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467" table:style-name="ce47">
            <text:p><text:s text:c="2"/>92 46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938" table:style-name="ce47">
            <text:p><text:s text:c="2"/>7 938</text:p>
          </table:table-cell>
          <table:table-cell office:value-type="float" office:value="2844" table:style-name="ce47">
            <text:p><text:s text:c="2"/>2 844</text:p>
          </table:table-cell>
          <table:table-cell office:value-type="float" office:value="724" table:style-name="ce47">
            <text:p><text:s text:c="3"/>724</text:p>
          </table:table-cell>
          <table:table-cell office:value-type="float" office:value="741" table:style-name="ce47">
            <text:p><text:s text:c="3"/>741</text:p>
          </table:table-cell>
          <table:table-cell office:value-type="float" office:value="4914" table:style-name="ce47">
            <text:p><text:s text:c="2"/>4 914</text:p>
          </table:table-cell>
          <table:table-cell office:value-type="float" office:value="2165" table:style-name="ce47">
            <text:p><text:s text:c="2"/>2 165</text:p>
          </table:table-cell>
          <table:table-cell office:value-type="float" office:value="661" table:style-name="ce47">
            <text:p><text:s text:c="3"/>661</text:p>
          </table:table-cell>
          <table:table-cell office:value-type="float" office:value="6617" table:style-name="ce47">
            <text:p><text:s text:c="2"/>6 617</text:p>
          </table:table-cell>
          <table:table-cell office:value-type="float" office:value="1973" table:style-name="ce47">
            <text:p><text:s text:c="2"/>1 973</text:p>
          </table:table-cell>
          <table:table-cell office:value-type="float" office:value="6710" table:style-name="ce47">
            <text:p><text:s text:c="2"/>6 710</text:p>
          </table:table-cell>
          <table:table-cell office:value-type="float" office:value="1757" table:style-name="ce47">
            <text:p><text:s text:c="2"/>1 757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1020" table:style-name="ce47">
            <text:p><text:s text:c="2"/>1 020</text:p>
          </table:table-cell>
          <table:table-cell office:value-type="float" office:value="1305" table:style-name="ce47">
            <text:p><text:s text:c="2"/>1 305</text:p>
          </table:table-cell>
          <table:table-cell office:value-type="float" office:value="963" table:style-name="ce47">
            <text:p><text:s text:c="3"/>963</text:p>
          </table:table-cell>
          <table:table-cell office:value-type="float" office:value="685" table:style-name="ce47">
            <text:p><text:s text:c="3"/>685</text:p>
          </table:table-cell>
          <table:table-cell office:value-type="float" office:value="3014" table:style-name="ce47">
            <text:p><text:s text:c="2"/>3 014</text:p>
          </table:table-cell>
          <table:table-cell office:value-type="float" office:value="486" table:style-name="ce47">
            <text:p><text:s text:c="3"/>486</text:p>
          </table:table-cell>
          <table:table-cell office:value-type="float" office:value="3785" table:style-name="ce47">
            <text:p><text:s text:c="2"/>3 785</text:p>
          </table:table-cell>
          <table:table-cell office:value-type="float" office:value="1465" table:style-name="ce47">
            <text:p><text:s text:c="2"/>1 465</text:p>
          </table:table-cell>
          <table:table-cell office:value-type="float" office:value="4690" table:style-name="ce47">
            <text:p><text:s text:c="2"/>4 690</text:p>
          </table:table-cell>
          <table:table-cell office:value-type="float" office:value="1694" table:style-name="ce47">
            <text:p><text:s text:c="2"/>1 694</text:p>
          </table:table-cell>
          <table:table-cell office:value-type="float" office:value="1027" table:style-name="ce47">
            <text:p><text:s text:c="2"/>1 027</text:p>
          </table:table-cell>
          <table:table-cell office:value-type="float" office:value="1426" table:style-name="ce47">
            <text:p><text:s text:c="2"/>1 426</text:p>
          </table:table-cell>
          <table:table-cell office:value-type="float" office:value="2300" table:style-name="ce47">
            <text:p><text:s text:c="2"/>2 300</text:p>
          </table:table-cell>
          <table:table-cell office:value-type="float" office:value="2300" table:style-name="ce47">
            <text:p><text:s text:c="2"/>2 300</text:p>
          </table:table-cell>
          <table:table-cell office:value-type="float" office:value="3472" table:style-name="ce47">
            <text:p><text:s text:c="2"/>3 472</text:p>
          </table:table-cell>
          <table:table-cell office:value-type="float" office:value="1452" table:style-name="ce47">
            <text:p><text:s text:c="2"/>1 452</text:p>
          </table:table-cell>
          <table:table-cell office:value-type="float" office:value="1897" table:style-name="ce47">
            <text:p><text:s text:c="2"/>1 897</text:p>
          </table:table-cell>
          <table:table-cell office:value-type="float" office:value="2186" table:style-name="ce47">
            <text:p><text:s text:c="2"/>2 186</text:p>
          </table:table-cell>
          <table:table-cell office:value-type="float" office:value="1671" table:style-name="ce47">
            <text:p><text:s text:c="2"/>1 671</text:p>
          </table:table-cell>
          <table:table-cell office:value-type="float" office:value="2640" table:style-name="ce47">
            <text:p><text:s text:c="2"/>2 640</text:p>
          </table:table-cell>
          <table:table-cell office:value-type="float" office:value="4076" table:style-name="ce47">
            <text:p><text:s text:c="2"/>4 076</text:p>
          </table:table-cell>
          <table:table-cell office:value-type="float" office:value="1687" table:style-name="ce47">
            <text:p><text:s text:c="2"/>1 687</text:p>
          </table:table-cell>
          <table:table-cell office:value-type="float" office:value="938" table:style-name="ce47">
            <text:p><text:s text:c="3"/>938</text:p>
          </table:table-cell>
          <table:table-cell office:value-type="float" office:value="1221" table:style-name="ce47">
            <text:p><text:s text:c="2"/>1 221</text:p>
          </table:table-cell>
          <table:table-cell office:value-type="float" office:value="911" table:style-name="ce47">
            <text:p><text:s text:c="3"/>911</text:p>
          </table:table-cell>
          <table:table-cell office:value-type="float" office:value="9065" table:style-name="ce47">
            <text:p><text:s text:c="2"/>9 065</text:p>
          </table:table-cell>
          <table:table-cell office:value-type="float" office:value="1806" table:style-name="ce47">
            <text:p><text:s text:c="2"/>1 806</text:p>
          </table:table-cell>
          <table:table-cell office:value-type="float" office:value="9586" table:style-name="ce47">
            <text:p><text:s text:c="2"/>9 586</text:p>
          </table:table-cell>
          <table:table-cell office:value-type="float" office:value="3378" table:style-name="ce47">
            <text:p><text:s text:c="2"/>3 378</text:p>
          </table:table-cell>
          <table:table-cell office:value-type="float" office:value="34015" table:style-name="ce47">
            <text:p><text:s text:c="2"/>34 015</text:p>
          </table:table-cell>
          <table:table-cell office:value-type="float" office:value="11197" table:style-name="ce47">
            <text:p><text:s text:c="2"/>11 197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745" table:style-name="ce47">
            <text:p><text:s text:c="2"/>1 745</text:p>
          </table:table-cell>
          <table:table-cell office:value-type="float" office:value="4223" table:style-name="ce47">
            <text:p><text:s text:c="2"/>4 223</text:p>
          </table:table-cell>
          <table:table-cell office:value-type="float" office:value="746" table:style-name="ce47">
            <text:p><text:s text:c="3"/>746</text:p>
          </table:table-cell>
          <table:table-cell office:value-type="float" office:value="3848" table:style-name="ce47">
            <text:p><text:s text:c="2"/>3 848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1115" table:style-name="ce47">
            <text:p><text:s text:c="2"/>1 115</text:p>
          </table:table-cell>
          <table:table-cell office:value-type="float" office:value="8155" table:style-name="ce47">
            <text:p><text:s text:c="2"/>8 155</text:p>
          </table:table-cell>
          <table:table-cell office:value-type="float" office:value="3584" table:style-name="ce47">
            <text:p><text:s text:c="2"/>3 584</text:p>
          </table:table-cell>
          <table:table-cell office:value-type="float" office:value="92535" table:style-name="ce47">
            <text:p><text:s text:c="2"/>92 535</text:p>
          </table:table-cell>
          <table:table-cell office:value-type="float" office:value="28681" table:style-name="ce47">
            <text:p><text:s text:c="2"/>28 681</text:p>
          </table:table-cell>
          <table:table-cell office:value-type="float" office:value="5582" table:style-name="ce47">
            <text:p><text:s text:c="2"/>5 582</text:p>
          </table:table-cell>
          <table:table-cell office:value-type="float" office:value="1550" table:style-name="ce47">
            <text:p><text:s text:c="2"/>1 550</text:p>
          </table:table-cell>
          <table:table-cell office:value-type="float" office:value="1111" table:style-name="ce47">
            <text:p><text:s text:c="2"/>1 111</text:p>
          </table:table-cell>
          <table:table-cell office:value-type="float" office:value="1582" table:style-name="ce47">
            <text:p><text:s text:c="2"/>1 582</text:p>
          </table:table-cell>
          <table:table-cell office:value-type="float" office:value="6662" table:style-name="ce47">
            <text:p><text:s text:c="2"/>6 662</text:p>
          </table:table-cell>
          <table:table-cell office:value-type="float" office:value="1288" table:style-name="ce47">
            <text:p><text:s text:c="2"/>1 288</text:p>
          </table:table-cell>
          <table:table-cell office:value-type="float" office:value="69215" table:style-name="ce47">
            <text:p><text:s text:c="2"/>69 215</text:p>
          </table:table-cell>
          <table:table-cell office:value-type="float" office:value="950" table:style-name="ce47">
            <text:p><text:s text:c="3"/>950</text:p>
          </table:table-cell>
          <table:table-cell office:value-type="float" office:value="2846" table:style-name="ce47">
            <text:p><text:s text:c="2"/>2 846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6535" table:style-name="ce47">
            <text:p><text:s text:c="2"/>6 535</text:p>
          </table:table-cell>
          <table:table-cell office:value-type="float" office:value="953" table:style-name="ce47">
            <text:p><text:s text:c="3"/>953</text:p>
          </table:table-cell>
          <table:table-cell office:value-type="float" office:value="2837" table:style-name="ce47">
            <text:p><text:s text:c="2"/>2 8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2147" table:style-name="ce47">
            <text:p><text:s text:c="2"/>402 14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25" table:style-name="ce47">
            <text:p><text:s text:c="3"/>725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457" table:style-name="ce47">
            <text:p><text:s text:c="3"/>457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408" table:style-name="ce47">
            <text:p><text:s text:c="2"/>1 408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1362" table:style-name="ce47">
            <text:p><text:s text:c="2"/>1 362</text:p>
          </table:table-cell>
          <table:table-cell office:value-type="float" office:value="4525" table:style-name="ce47">
            <text:p><text:s text:c="2"/>4 525</text:p>
          </table:table-cell>
          <table:table-cell office:value-type="float" office:value="44388" table:style-name="ce47">
            <text:p><text:s text:c="2"/>44 388</text:p>
          </table:table-cell>
          <table:table-cell office:value-type="float" office:value="1499" table:style-name="ce47">
            <text:p><text:s text:c="2"/>1 499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3187" table:style-name="ce47">
            <text:p><text:s text:c="2"/>3 187</text:p>
          </table:table-cell>
          <table:table-cell office:value-type="float" office:value="1493" table:style-name="ce47">
            <text:p><text:s text:c="2"/>1 493</text:p>
          </table:table-cell>
          <table:table-cell office:value-type="float" office:value="6473" table:style-name="ce47">
            <text:p><text:s text:c="2"/>6 473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2556" table:style-name="ce47">
            <text:p><text:s text:c="2"/>2 556</text:p>
          </table:table-cell>
          <table:table-cell office:value-type="float" office:value="2056" table:style-name="ce47">
            <text:p><text:s text:c="2"/>2 056</text:p>
          </table:table-cell>
          <table:table-cell office:value-type="float" office:value="6028" table:style-name="ce47">
            <text:p><text:s text:c="2"/>6 028</text:p>
          </table:table-cell>
          <table:table-cell office:value-type="float" office:value="2577" table:style-name="ce47">
            <text:p><text:s text:c="2"/>2 577</text:p>
          </table:table-cell>
          <table:table-cell office:value-type="float" office:value="5867" table:style-name="ce47">
            <text:p><text:s text:c="2"/>5 867</text:p>
          </table:table-cell>
          <table:table-cell office:value-type="float" office:value="933" table:style-name="ce47">
            <text:p><text:s text:c="3"/>933</text:p>
          </table:table-cell>
          <table:table-cell office:value-type="float" office:value="1145" table:style-name="ce47">
            <text:p><text:s text:c="2"/>1 145</text:p>
          </table:table-cell>
          <table:table-cell office:value-type="float" office:value="1236" table:style-name="ce47">
            <text:p><text:s text:c="2"/>1 236</text:p>
          </table:table-cell>
          <table:table-cell office:value-type="float" office:value="3834" table:style-name="ce47">
            <text:p><text:s text:c="2"/>3 834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2959" table:style-name="ce47">
            <text:p><text:s text:c="2"/>2 959</text:p>
          </table:table-cell>
          <table:table-cell office:value-type="float" office:value="674" table:style-name="ce47">
            <text:p><text:s text:c="3"/>674</text:p>
          </table:table-cell>
          <table:table-cell office:value-type="float" office:value="5585" table:style-name="ce47">
            <text:p><text:s text:c="2"/>5 585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2749" table:style-name="ce47">
            <text:p><text:s text:c="2"/>2 749</text:p>
          </table:table-cell>
          <table:table-cell office:value-type="float" office:value="4947" table:style-name="ce47">
            <text:p><text:s text:c="2"/>4 947</text:p>
          </table:table-cell>
          <table:table-cell office:value-type="float" office:value="3849" table:style-name="ce47">
            <text:p><text:s text:c="2"/>3 8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605" table:style-name="ce47">
            <text:p><text:s text:c="2"/>120 60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10672" table:style-name="ce47">
            <text:p><text:s text:c="2"/>10 672</text:p>
          </table:table-cell>
          <table:table-cell office:value-type="float" office:value="2917" table:style-name="ce47">
            <text:p><text:s text:c="2"/>2 917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4333" table:style-name="ce47">
            <text:p><text:s text:c="2"/>4 333</text:p>
          </table:table-cell>
          <table:table-cell office:value-type="float" office:value="631" table:style-name="ce47">
            <text:p><text:s text:c="3"/>631</text:p>
          </table:table-cell>
          <table:table-cell office:value-type="float" office:value="7937" table:style-name="ce47">
            <text:p><text:s text:c="2"/>7 937</text:p>
          </table:table-cell>
          <table:table-cell office:value-type="float" office:value="2264" table:style-name="ce47">
            <text:p><text:s text:c="2"/>2 264</text:p>
          </table:table-cell>
          <table:table-cell office:value-type="float" office:value="809" table:style-name="ce47">
            <text:p><text:s text:c="3"/>809</text:p>
          </table:table-cell>
          <table:table-cell office:value-type="float" office:value="400" table:style-name="ce47">
            <text:p><text:s text:c="3"/>400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2533" table:style-name="ce47">
            <text:p><text:s text:c="2"/>2 533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6309" table:style-name="ce47">
            <text:p><text:s text:c="2"/>6 309</text:p>
          </table:table-cell>
          <table:table-cell office:value-type="float" office:value="737" table:style-name="ce47">
            <text:p><text:s text:c="3"/>737</text:p>
          </table:table-cell>
          <table:table-cell office:value-type="float" office:value="3965" table:style-name="ce47">
            <text:p><text:s text:c="2"/>3 965</text:p>
          </table:table-cell>
          <table:table-cell office:value-type="float" office:value="5644" table:style-name="ce47">
            <text:p><text:s text:c="2"/>5 644</text:p>
          </table:table-cell>
          <table:table-cell office:value-type="float" office:value="1877" table:style-name="ce47">
            <text:p><text:s text:c="2"/>1 877</text:p>
          </table:table-cell>
          <table:table-cell office:value-type="float" office:value="5743" table:style-name="ce47">
            <text:p><text:s text:c="2"/>5 743</text:p>
          </table:table-cell>
          <table:table-cell office:value-type="float" office:value="1895" table:style-name="ce47">
            <text:p><text:s text:c="2"/>1 895</text:p>
          </table:table-cell>
          <table:table-cell office:value-type="float" office:value="2335" table:style-name="ce47">
            <text:p><text:s text:c="2"/>2 335</text:p>
          </table:table-cell>
          <table:table-cell office:value-type="float" office:value="1478" table:style-name="ce47">
            <text:p><text:s text:c="2"/>1 478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934" table:style-name="ce47">
            <text:p><text:s text:c="3"/>934</text:p>
          </table:table-cell>
          <table:table-cell office:value-type="float" office:value="3286" table:style-name="ce47">
            <text:p><text:s text:c="2"/>3 286</text:p>
          </table:table-cell>
          <table:table-cell office:value-type="float" office:value="1905" table:style-name="ce47">
            <text:p><text:s text:c="2"/>1 905</text:p>
          </table:table-cell>
          <table:table-cell office:value-type="float" office:value="1861" table:style-name="ce47">
            <text:p><text:s text:c="2"/>1 861</text:p>
          </table:table-cell>
          <table:table-cell office:value-type="float" office:value="2818" table:style-name="ce47">
            <text:p><text:s text:c="2"/>2 818</text:p>
          </table:table-cell>
          <table:table-cell office:value-type="float" office:value="1306" table:style-name="ce47">
            <text:p><text:s text:c="2"/>1 306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505" table:style-name="ce47">
            <text:p><text:s text:c="3"/>505</text:p>
          </table:table-cell>
          <table:table-cell office:value-type="float" office:value="799" table:style-name="ce47">
            <text:p><text:s text:c="3"/>799</text:p>
          </table:table-cell>
          <table:table-cell office:value-type="float" office:value="1398" table:style-name="ce47">
            <text:p><text:s text:c="2"/>1 398</text:p>
          </table:table-cell>
          <table:table-cell office:value-type="float" office:value="1570" table:style-name="ce47">
            <text:p><text:s text:c="2"/>1 570</text:p>
          </table:table-cell>
          <table:table-cell office:value-type="float" office:value="4820" table:style-name="ce47">
            <text:p><text:s text:c="2"/>4 820</text:p>
          </table:table-cell>
          <table:table-cell office:value-type="float" office:value="8408" table:style-name="ce47">
            <text:p><text:s text:c="2"/>8 408</text:p>
          </table:table-cell>
          <table:table-cell office:value-type="float" office:value="29926" table:style-name="ce47">
            <text:p><text:s text:c="2"/>29 926</text:p>
          </table:table-cell>
          <table:table-cell office:value-type="float" office:value="2807" table:style-name="ce47">
            <text:p><text:s text:c="2"/>2 807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651" table:style-name="ce47">
            <text:p><text:s text:c="3"/>651</text:p>
          </table:table-cell>
          <table:table-cell office:value-type="float" office:value="2386" table:style-name="ce47">
            <text:p><text:s text:c="2"/>2 386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1367" table:style-name="ce47">
            <text:p><text:s text:c="2"/>1 367</text:p>
          </table:table-cell>
          <table:table-cell office:value-type="float" office:value="455" table:style-name="ce47">
            <text:p><text:s text:c="3"/>455</text:p>
          </table:table-cell>
          <table:table-cell office:value-type="float" office:value="3117" table:style-name="ce47">
            <text:p><text:s text:c="2"/>3 117</text:p>
          </table:table-cell>
          <table:table-cell office:value-type="float" office:value="3598" table:style-name="ce47">
            <text:p><text:s text:c="2"/>3 598</text:p>
          </table:table-cell>
          <table:table-cell office:value-type="float" office:value="3684" table:style-name="ce47">
            <text:p><text:s text:c="2"/>3 684</text:p>
          </table:table-cell>
          <table:table-cell office:value-type="float" office:value="17945" table:style-name="ce47">
            <text:p><text:s text:c="2"/>17 945</text:p>
          </table:table-cell>
          <table:table-cell office:value-type="float" office:value="3139" table:style-name="ce47">
            <text:p><text:s text:c="2"/>3 139</text:p>
          </table:table-cell>
          <table:table-cell office:value-type="float" office:value="18089" table:style-name="ce47">
            <text:p><text:s text:c="2"/>18 089</text:p>
          </table:table-cell>
          <table:table-cell office:value-type="float" office:value="5087" table:style-name="ce47">
            <text:p><text:s text:c="2"/>5 087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1011" table:style-name="ce47">
            <text:p><text:s text:c="2"/>1 011</text:p>
          </table:table-cell>
          <table:table-cell office:value-type="float" office:value="4781" table:style-name="ce47">
            <text:p><text:s text:c="2"/>4 781</text:p>
          </table:table-cell>
          <table:table-cell office:value-type="float" office:value="1429" table:style-name="ce47">
            <text:p><text:s text:c="2"/>1 429</text:p>
          </table:table-cell>
          <table:table-cell office:value-type="float" office:value="5840" table:style-name="ce47">
            <text:p><text:s text:c="2"/>5 84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2852" table:style-name="ce47">
            <text:p><text:s text:c="2"/>2 852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3242" table:style-name="ce47">
            <text:p><text:s text:c="2"/>3 242</text:p>
          </table:table-cell>
          <table:table-cell office:value-type="float" office:value="1418" table:style-name="ce47">
            <text:p><text:s text:c="2"/>1 418</text:p>
          </table:table-cell>
          <table:table-cell office:value-type="float" office:value="3548" table:style-name="ce47">
            <text:p><text:s text:c="2"/>3 5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2786" table:style-name="ce47">
            <text:p><text:s text:c="2"/>212 7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0" table:style-name="ce46">
            <text:p><text:s text:c="3"/>6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32" table:style-name="ce46">
            <text:p><text:s text:c="2"/>2 93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024" table:style-name="ce46">
            <text:p><text:s text:c="2"/>1 02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879" table:style-name="ce46">
            <text:p><text:s text:c="2"/>1 879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990" table:style-name="ce46">
            <text:p><text:s text:c="3"/>990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1016" table:style-name="ce46">
            <text:p><text:s text:c="2"/>1 016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695" table:style-name="ce46">
            <text:p><text:s text:c="3"/>695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883" table:style-name="ce46">
            <text:p><text:s text:c="3"/>883</text:p>
          </table:table-cell>
          <table:table-cell office:value-type="float" office:value="792" table:style-name="ce46">
            <text:p><text:s text:c="3"/>792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401" table:style-name="ce46">
            <text:p><text:s text:c="3"/>401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1562" table:style-name="ce46">
            <text:p><text:s text:c="2"/>1 562</text:p>
          </table:table-cell>
          <table:table-cell office:value-type="float" office:value="1829" table:style-name="ce46">
            <text:p><text:s text:c="2"/>1 829</text:p>
          </table:table-cell>
          <table:table-cell office:value-type="float" office:value="695" table:style-name="ce46">
            <text:p><text:s text:c="3"/>695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2955" table:style-name="ce46">
            <text:p><text:s text:c="2"/>2 955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2904" table:style-name="ce46">
            <text:p><text:s text:c="2"/>2 904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428" table:style-name="ce46">
            <text:p><text:s text:c="2"/>1 428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19" table:style-name="ce46">
            <text:p><text:s text:c="2"/>4 51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5" table:style-name="ce46">
            <text:p><text:s text:c="2"/>2 3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50" table:style-name="ce46">
            <text:p><text:s text:c="2"/>6 550</text:p>
          </table:table-cell>
          <table:table-cell office:value-type="float" office:value="2205" table:style-name="ce46">
            <text:p><text:s text:c="2"/>2 205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813" table:style-name="ce46">
            <text:p><text:s text:c="2"/>1 8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547" table:style-name="ce46">
            <text:p><text:s text:c="2"/>44 547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907" table:style-name="ce46">
            <text:p><text:s text:c="3"/>90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958" table:style-name="ce46">
            <text:p><text:s text:c="2"/>2 958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4846" table:style-name="ce46">
            <text:p><text:s text:c="2"/>4 846</text:p>
          </table:table-cell>
          <table:table-cell office:value-type="float" office:value="6716" table:style-name="ce46">
            <text:p><text:s text:c="2"/>6 716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1123" table:style-name="ce46">
            <text:p><text:s text:c="2"/>1 123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1555" table:style-name="ce46">
            <text:p><text:s text:c="2"/>1 555</text:p>
          </table:table-cell>
          <table:table-cell office:value-type="float" office:value="2748" table:style-name="ce46">
            <text:p><text:s text:c="2"/>2 748</text:p>
          </table:table-cell>
          <table:table-cell office:value-type="float" office:value="674" table:style-name="ce46">
            <text:p><text:s text:c="3"/>674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1918" table:style-name="ce46">
            <text:p><text:s text:c="2"/>1 918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6587" table:style-name="ce46">
            <text:p><text:s text:c="2"/>6 587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4607" table:style-name="ce46">
            <text:p><text:s text:c="2"/>4 607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2194" table:style-name="ce46">
            <text:p><text:s text:c="2"/>2 194</text:p>
          </table:table-cell>
          <table:table-cell office:value-type="float" office:value="3781" table:style-name="ce46">
            <text:p><text:s text:c="2"/>3 781</text:p>
          </table:table-cell>
          <table:table-cell office:value-type="float" office:value="24231" table:style-name="ce46">
            <text:p><text:s text:c="2"/>24 231</text:p>
          </table:table-cell>
          <table:table-cell office:value-type="float" office:value="1009" table:style-name="ce46">
            <text:p><text:s text:c="2"/>1 009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1644" table:style-name="ce46">
            <text:p><text:s text:c="2"/>1 644</text:p>
          </table:table-cell>
          <table:table-cell office:value-type="float" office:value="466" table:style-name="ce46">
            <text:p><text:s text:c="3"/>466</text:p>
          </table:table-cell>
          <table:table-cell office:value-type="float" office:value="1131" table:style-name="ce46">
            <text:p><text:s text:c="2"/>1 131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2619" table:style-name="ce46">
            <text:p><text:s text:c="2"/>2 619</text:p>
          </table:table-cell>
          <table:table-cell office:value-type="float" office:value="4171" table:style-name="ce46">
            <text:p><text:s text:c="2"/>4 171</text:p>
          </table:table-cell>
          <table:table-cell office:value-type="float" office:value="2642" table:style-name="ce46">
            <text:p><text:s text:c="2"/>2 642</text:p>
          </table:table-cell>
          <table:table-cell office:value-type="float" office:value="12637" table:style-name="ce46">
            <text:p><text:s text:c="2"/>12 637</text:p>
          </table:table-cell>
          <table:table-cell office:value-type="float" office:value="1267" table:style-name="ce46">
            <text:p><text:s text:c="2"/>1 267</text:p>
          </table:table-cell>
          <table:table-cell office:value-type="float" office:value="5778" table:style-name="ce46">
            <text:p><text:s text:c="2"/>5 778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2525" table:style-name="ce46">
            <text:p><text:s text:c="2"/>2 525</text:p>
          </table:table-cell>
          <table:table-cell office:value-type="float" office:value="1327" table:style-name="ce46">
            <text:p><text:s text:c="2"/>1 327</text:p>
          </table:table-cell>
          <table:table-cell office:value-type="float" office:value="2206" table:style-name="ce46">
            <text:p><text:s text:c="2"/>2 206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5230" table:style-name="ce46">
            <text:p><text:s text:c="2"/>5 230</text:p>
          </table:table-cell>
          <table:table-cell office:value-type="float" office:value="839" table:style-name="ce46">
            <text:p><text:s text:c="3"/>839</text:p>
          </table:table-cell>
          <table:table-cell office:value-type="float" office:value="3778" table:style-name="ce46">
            <text:p><text:s text:c="2"/>3 778</text:p>
          </table:table-cell>
          <table:table-cell office:value-type="float" office:value="1305" table:style-name="ce46">
            <text:p><text:s text:c="2"/>1 30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225" table:style-name="ce46">
            <text:p><text:s text:c="2"/>2 225</text:p>
          </table:table-cell>
          <table:table-cell office:value-type="float" office:value="2094" table:style-name="ce46">
            <text:p><text:s text:c="2"/>2 0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266" table:style-name="ce46">
            <text:p><text:s text:c="2"/>130 26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16948" table:style-name="ce46">
            <text:p><text:s text:c="2"/>16 948</text:p>
          </table:table-cell>
          <table:table-cell office:value-type="float" office:value="2340" table:style-name="ce46">
            <text:p><text:s text:c="2"/>2 340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1811" table:style-name="ce46">
            <text:p><text:s text:c="2"/>1 811</text:p>
          </table:table-cell>
          <table:table-cell office:value-type="float" office:value="585" table:style-name="ce46">
            <text:p><text:s text:c="3"/>585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075" table:style-name="ce46">
            <text:p><text:s text:c="2"/>1 07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650" table:style-name="ce46">
            <text:p><text:s text:c="3"/>65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941" table:style-name="ce46">
            <text:p><text:s text:c="3"/>941</text:p>
          </table:table-cell>
          <table:table-cell office:value-type="float" office:value="479" table:style-name="ce46">
            <text:p><text:s text:c="3"/>479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979" table:style-name="ce46">
            <text:p><text:s text:c="3"/>979</text:p>
          </table:table-cell>
          <table:table-cell office:value-type="float" office:value="771" table:style-name="ce46">
            <text:p><text:s text:c="3"/>771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889" table:style-name="ce46">
            <text:p><text:s text:c="3"/>889</text:p>
          </table:table-cell>
          <table:table-cell office:value-type="float" office:value="3005" table:style-name="ce46">
            <text:p><text:s text:c="2"/>3 005</text:p>
          </table:table-cell>
          <table:table-cell office:value-type="float" office:value="929" table:style-name="ce46">
            <text:p><text:s text:c="3"/>929</text:p>
          </table:table-cell>
          <table:table-cell office:value-type="float" office:value="824" table:style-name="ce46">
            <text:p><text:s text:c="3"/>824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2223" table:style-name="ce46">
            <text:p><text:s text:c="2"/>2 223</text:p>
          </table:table-cell>
          <table:table-cell office:value-type="float" office:value="5063" table:style-name="ce46">
            <text:p><text:s text:c="2"/>5 063</text:p>
          </table:table-cell>
          <table:table-cell office:value-type="float" office:value="1200" table:style-name="ce46">
            <text:p><text:s text:c="2"/>1 200</text:p>
          </table:table-cell>
          <table:table-cell office:value-type="float" office:value="12270" table:style-name="ce46">
            <text:p><text:s text:c="2"/>12 270</text:p>
          </table:table-cell>
          <table:table-cell office:value-type="float" office:value="6054" table:style-name="ce46">
            <text:p><text:s text:c="2"/>6 054</text:p>
          </table:table-cell>
          <table:table-cell office:value-type="float" office:value="1541" table:style-name="ce46">
            <text:p><text:s text:c="2"/>1 541</text:p>
          </table:table-cell>
          <table:table-cell office:value-type="float" office:value="4469" table:style-name="ce46">
            <text:p><text:s text:c="2"/>4 469</text:p>
          </table:table-cell>
          <table:table-cell office:value-type="float" office:value="2983" table:style-name="ce46">
            <text:p><text:s text:c="2"/>2 983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938" table:style-name="ce46">
            <text:p><text:s text:c="2"/>1 938</text:p>
          </table:table-cell>
          <table:table-cell office:value-type="float" office:value="851" table:style-name="ce46">
            <text:p><text:s text:c="3"/>851</text:p>
          </table:table-cell>
          <table:table-cell office:value-type="float" office:value="1707" table:style-name="ce46">
            <text:p><text:s text:c="2"/>1 707</text:p>
          </table:table-cell>
          <table:table-cell office:value-type="float" office:value="6083" table:style-name="ce46">
            <text:p><text:s text:c="2"/>6 083</text:p>
          </table:table-cell>
          <table:table-cell office:value-type="float" office:value="4128" table:style-name="ce46">
            <text:p><text:s text:c="2"/>4 128</text:p>
          </table:table-cell>
          <table:table-cell office:value-type="float" office:value="2017" table:style-name="ce46">
            <text:p><text:s text:c="2"/>2 017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1055" table:style-name="ce46">
            <text:p><text:s text:c="2"/>1 055</text:p>
          </table:table-cell>
          <table:table-cell office:value-type="float" office:value="1213" table:style-name="ce46">
            <text:p><text:s text:c="2"/>1 213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2321" table:style-name="ce46">
            <text:p><text:s text:c="2"/>2 321</text:p>
          </table:table-cell>
          <table:table-cell office:value-type="float" office:value="1462" table:style-name="ce46">
            <text:p><text:s text:c="2"/>1 462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4273" table:style-name="ce46">
            <text:p><text:s text:c="2"/>4 273</text:p>
          </table:table-cell>
          <table:table-cell office:value-type="float" office:value="1861" table:style-name="ce46">
            <text:p><text:s text:c="2"/>1 861</text:p>
          </table:table-cell>
          <table:table-cell office:value-type="float" office:value="3025" table:style-name="ce46">
            <text:p><text:s text:c="2"/>3 025</text:p>
          </table:table-cell>
          <table:table-cell office:value-type="float" office:value="2110" table:style-name="ce46">
            <text:p><text:s text:c="2"/>2 110</text:p>
          </table:table-cell>
          <table:table-cell office:value-type="float" office:value="1275" table:style-name="ce46">
            <text:p><text:s text:c="2"/>1 275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195" table:style-name="ce46">
            <text:p><text:s text:c="2"/>114 1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678" table:style-name="ce46">
            <text:p><text:s text:c="3"/>678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463" table:style-name="ce46">
            <text:p><text:s text:c="3"/>463</text:p>
          </table:table-cell>
          <table:table-cell office:value-type="float" office:value="354" table:style-name="ce46">
            <text:p><text:s text:c="3"/>354</text:p>
          </table:table-cell>
          <table:table-cell office:value-type="float" office:value="585" table:style-name="ce46">
            <text:p><text:s text:c="3"/>585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534" table:style-name="ce46">
            <text:p><text:s text:c="3"/>534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648" table:style-name="ce46">
            <text:p><text:s text:c="3"/>648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1255" table:style-name="ce46">
            <text:p><text:s text:c="2"/>1 255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218" table:style-name="ce46">
            <text:p><text:s text:c="2"/>1 218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1319" table:style-name="ce46">
            <text:p><text:s text:c="2"/>1 319</text:p>
          </table:table-cell>
          <table:table-cell office:value-type="float" office:value="1020" table:style-name="ce46">
            <text:p><text:s text:c="2"/>1 020</text:p>
          </table:table-cell>
          <table:table-cell office:value-type="float" office:value="10716" table:style-name="ce46">
            <text:p><text:s text:c="2"/>10 716</text:p>
          </table:table-cell>
          <table:table-cell office:value-type="float" office:value="1294" table:style-name="ce46">
            <text:p><text:s text:c="2"/>1 29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2081" table:style-name="ce46">
            <text:p><text:s text:c="2"/>2 081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1544" table:style-name="ce46">
            <text:p><text:s text:c="2"/>1 544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1503" table:style-name="ce46">
            <text:p><text:s text:c="2"/>1 503</text:p>
          </table:table-cell>
          <table:table-cell office:value-type="float" office:value="1850" table:style-name="ce46">
            <text:p><text:s text:c="2"/>1 850</text:p>
          </table:table-cell>
          <table:table-cell office:value-type="float" office:value="4292" table:style-name="ce46">
            <text:p><text:s text:c="2"/>4 292</text:p>
          </table:table-cell>
          <table:table-cell office:value-type="float" office:value="1123" table:style-name="ce46">
            <text:p><text:s text:c="2"/>1 123</text:p>
          </table:table-cell>
          <table:table-cell office:value-type="float" office:value="2306" table:style-name="ce46">
            <text:p><text:s text:c="2"/>2 306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4208" table:style-name="ce46">
            <text:p><text:s text:c="2"/>4 208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8171" table:style-name="ce46">
            <text:p><text:s text:c="2"/>8 171</text:p>
          </table:table-cell>
          <table:table-cell office:value-type="float" office:value="4803" table:style-name="ce46">
            <text:p><text:s text:c="2"/>4 803</text:p>
          </table:table-cell>
          <table:table-cell office:value-type="float" office:value="2396" table:style-name="ce46">
            <text:p><text:s text:c="2"/>2 396</text:p>
          </table:table-cell>
          <table:table-cell office:value-type="float" office:value="2923" table:style-name="ce46">
            <text:p><text:s text:c="2"/>2 923</text:p>
          </table:table-cell>
          <table:table-cell office:value-type="float" office:value="2756" table:style-name="ce46">
            <text:p><text:s text:c="2"/>2 756</text:p>
          </table:table-cell>
          <table:table-cell office:value-type="float" office:value="817" table:style-name="ce46">
            <text:p><text:s text:c="3"/>817</text:p>
          </table:table-cell>
          <table:table-cell office:value-type="float" office:value="2382" table:style-name="ce46">
            <text:p><text:s text:c="2"/>2 3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872" table:style-name="ce46">
            <text:p><text:s text:c="2"/>71 87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47" table:style-name="ce47">
            <text:p><text:s text:c="3"/>547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861" table:style-name="ce47">
            <text:p><text:s text:c="3"/>861</text:p>
          </table:table-cell>
          <table:table-cell office:value-type="float" office:value="978" table:style-name="ce47">
            <text:p><text:s text:c="3"/>978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957" table:style-name="ce47">
            <text:p><text:s text:c="3"/>957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669" table:style-name="ce47">
            <text:p><text:s text:c="3"/>669</text:p>
          </table:table-cell>
          <table:table-cell office:value-type="float" office:value="363" table:style-name="ce47">
            <text:p><text:s text:c="3"/>363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593" table:style-name="ce47">
            <text:p><text:s text:c="3"/>593</text:p>
          </table:table-cell>
          <table:table-cell office:value-type="float" office:value="864" table:style-name="ce47">
            <text:p><text:s text:c="3"/>864</text:p>
          </table:table-cell>
          <table:table-cell office:value-type="float" office:value="569" table:style-name="ce47">
            <text:p><text:s text:c="3"/>569</text:p>
          </table:table-cell>
          <table:table-cell office:value-type="float" office:value="1756" table:style-name="ce47">
            <text:p><text:s text:c="2"/>1 756</text:p>
          </table:table-cell>
          <table:table-cell office:value-type="float" office:value="586" table:style-name="ce47">
            <text:p><text:s text:c="3"/>586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2506" table:style-name="ce47">
            <text:p><text:s text:c="2"/>2 506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948" table:style-name="ce47">
            <text:p><text:s text:c="3"/>948</text:p>
          </table:table-cell>
          <table:table-cell office:value-type="float" office:value="1282" table:style-name="ce47">
            <text:p><text:s text:c="2"/>1 282</text:p>
          </table:table-cell>
          <table:table-cell office:value-type="float" office:value="25128" table:style-name="ce47">
            <text:p><text:s text:c="2"/>25 128</text:p>
          </table:table-cell>
          <table:table-cell office:value-type="float" office:value="1153" table:style-name="ce47">
            <text:p><text:s text:c="2"/>1 153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1239" table:style-name="ce47">
            <text:p><text:s text:c="2"/>1 239</text:p>
          </table:table-cell>
          <table:table-cell office:value-type="float" office:value="768" table:style-name="ce47">
            <text:p><text:s text:c="3"/>768</text:p>
          </table:table-cell>
          <table:table-cell office:value-type="float" office:value="865" table:style-name="ce47">
            <text:p><text:s text:c="3"/>865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18302" table:style-name="ce47">
            <text:p><text:s text:c="2"/>18 302</text:p>
          </table:table-cell>
          <table:table-cell office:value-type="float" office:value="5152" table:style-name="ce47">
            <text:p><text:s text:c="2"/>5 152</text:p>
          </table:table-cell>
          <table:table-cell office:value-type="float" office:value="18665" table:style-name="ce47">
            <text:p><text:s text:c="2"/>18 665</text:p>
          </table:table-cell>
          <table:table-cell office:value-type="float" office:value="526" table:style-name="ce47">
            <text:p><text:s text:c="3"/>526</text:p>
          </table:table-cell>
          <table:table-cell office:value-type="float" office:value="2421" table:style-name="ce47">
            <text:p><text:s text:c="2"/>2 421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2827" table:style-name="ce47">
            <text:p><text:s text:c="2"/>2 827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19556" table:style-name="ce47">
            <text:p><text:s text:c="2"/>19 556</text:p>
          </table:table-cell>
          <table:table-cell office:value-type="float" office:value="6512" table:style-name="ce47">
            <text:p><text:s text:c="2"/>6 512</text:p>
          </table:table-cell>
          <table:table-cell office:value-type="float" office:value="2300" table:style-name="ce47">
            <text:p><text:s text:c="2"/>2 300</text:p>
          </table:table-cell>
          <table:table-cell office:value-type="float" office:value="7209" table:style-name="ce47">
            <text:p><text:s text:c="2"/>7 209</text:p>
          </table:table-cell>
          <table:table-cell office:value-type="float" office:value="2015" table:style-name="ce47">
            <text:p><text:s text:c="2"/>2 015</text:p>
          </table:table-cell>
          <table:table-cell office:value-type="float" office:value="541" table:style-name="ce47">
            <text:p><text:s text:c="3"/>541</text:p>
          </table:table-cell>
          <table:table-cell office:value-type="float" office:value="4733" table:style-name="ce47">
            <text:p><text:s text:c="2"/>4 7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980" table:style-name="ce47">
            <text:p><text:s text:c="2"/>140 98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726" table:style-name="ce47">
            <text:p><text:s text:c="3"/>726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560" table:style-name="ce47">
            <text:p><text:s text:c="3"/>560</text:p>
          </table:table-cell>
          <table:table-cell office:value-type="float" office:value="663" table:style-name="ce47">
            <text:p><text:s text:c="3"/>663</text:p>
          </table:table-cell>
          <table:table-cell office:value-type="float" office:value="812" table:style-name="ce47">
            <text:p><text:s text:c="3"/>812</text:p>
          </table:table-cell>
          <table:table-cell office:value-type="float" office:value="5533" table:style-name="ce47">
            <text:p><text:s text:c="2"/>5 533</text:p>
          </table:table-cell>
          <table:table-cell office:value-type="float" office:value="1665" table:style-name="ce47">
            <text:p><text:s text:c="2"/>1 66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3142" table:style-name="ce47">
            <text:p><text:s text:c="2"/>3 142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718" table:style-name="ce47">
            <text:p><text:s text:c="3"/>718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5358" table:style-name="ce47">
            <text:p><text:s text:c="2"/>5 358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890" table:style-name="ce47">
            <text:p><text:s text:c="3"/>89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819" table:style-name="ce47">
            <text:p><text:s text:c="3"/>819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7618" table:style-name="ce47">
            <text:p><text:s text:c="2"/>7 618</text:p>
          </table:table-cell>
          <table:table-cell office:value-type="float" office:value="3249" table:style-name="ce47">
            <text:p><text:s text:c="2"/>3 249</text:p>
          </table:table-cell>
          <table:table-cell office:value-type="float" office:value="1611" table:style-name="ce47">
            <text:p><text:s text:c="2"/>1 611</text:p>
          </table:table-cell>
          <table:table-cell office:value-type="float" office:value="1426" table:style-name="ce47">
            <text:p><text:s text:c="2"/>1 4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799" table:style-name="ce47">
            <text:p><text:s text:c="2"/>42 79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106" table:style-name="ce46">
            <text:p><text:s text:c="2"/>1 106</text:p>
          </table:table-cell>
          <table:table-cell office:value-type="float" office:value="1505" table:style-name="ce46">
            <text:p><text:s text:c="2"/>1 505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49" table:style-name="ce46">
            <text:p><text:s text:c="2"/>2 2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6" table:style-name="ce46">
            <text:p><text:s text:c="2"/>3 606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767" table:style-name="ce46">
            <text:p><text:s text:c="3"/>767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194" table:style-name="ce46">
            <text:p><text:s text:c="2"/>2 194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508" table:style-name="ce46">
            <text:p><text:s text:c="3"/>508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9" table:style-name="ce46">
            <text:p><text:s text:c="3"/>5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770" table:style-name="ce46">
            <text:p><text:s text:c="2"/>15 77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1220" table:style-name="ce46">
            <text:p><text:s text:c="2"/>31 2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97" table:style-name="ce46">
            <text:p><text:s text:c="2"/>31 2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2" table:style-name="ce46">
            <text:p><text:s text:c="2"/>2 722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3" table:style-name="ce46">
            <text:p><text:s text:c="3"/>843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8" table:style-name="ce46">
            <text:p><text:s text:c="3"/>978</text:p>
          </table:table-cell>
          <table:table-cell office:value-type="float" office:value="1321" table:style-name="ce46">
            <text:p><text:s text:c="2"/>1 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59" table:style-name="ce46">
            <text:p><text:s text:c="2"/>6 5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721" table:style-name="ce46">
            <text:p><text:s text:c="3"/>721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291" table:style-name="ce46">
            <text:p><text:s text:c="2"/>1 29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42" table:style-name="ce46">
            <text:p><text:s text:c="2"/>7 04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3722" table:style-name="ce47">
            <text:p><text:s text:c="2"/>3 722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4054" table:style-name="ce47">
            <text:p><text:s text:c="2"/>4 054</text:p>
          </table:table-cell>
          <table:table-cell office:value-type="float" office:value="1642" table:style-name="ce47">
            <text:p><text:s text:c="2"/>1 642</text:p>
          </table:table-cell>
          <table:table-cell office:value-type="float" office:value="1609" table:style-name="ce47">
            <text:p><text:s text:c="2"/>1 609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451" table:style-name="ce47">
            <text:p><text:s text:c="2"/>1 45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35" table:style-name="ce47">
            <text:p><text:s text:c="3"/>835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673" table:style-name="ce47">
            <text:p><text:s text:c="3"/>673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1014" table:style-name="ce47">
            <text:p><text:s text:c="2"/>1 01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333" table:style-name="ce47">
            <text:p><text:s text:c="2"/>19 33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5" table:style-name="ce47">
            <text:p><text:s text:c="2"/>1 065</text:p>
          </table:table-cell>
          <table:table-cell office:value-type="float" office:value="2313" table:style-name="ce47">
            <text:p><text:s text:c="2"/>2 3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65" table:style-name="ce47">
            <text:p><text:s text:c="2"/>4 965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3"/>
          <table:table-cell table:number-columns-repeated="16313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61697" table:style-name="ce49">
            <text:p><text:s text:c="2"/>161 697</text:p>
          </table:table-cell>
          <table:table-cell office:value-type="float" office:value="72288" table:style-name="ce49">
            <text:p><text:s text:c="2"/>72 288</text:p>
          </table:table-cell>
          <table:table-cell office:value-type="float" office:value="8738" table:style-name="ce49">
            <text:p><text:s text:c="2"/>8 738</text:p>
          </table:table-cell>
          <table:table-cell office:value-type="float" office:value="10990" table:style-name="ce49">
            <text:p><text:s text:c="2"/>10 990</text:p>
          </table:table-cell>
          <table:table-cell office:value-type="float" office:value="104853" table:style-name="ce49">
            <text:p><text:s text:c="2"/>104 853</text:p>
          </table:table-cell>
          <table:table-cell office:value-type="float" office:value="36686" table:style-name="ce49">
            <text:p><text:s text:c="2"/>36 686</text:p>
          </table:table-cell>
          <table:table-cell office:value-type="float" office:value="10925" table:style-name="ce49">
            <text:p><text:s text:c="2"/>10 925</text:p>
          </table:table-cell>
          <table:table-cell office:value-type="float" office:value="228947" table:style-name="ce49">
            <text:p><text:s text:c="2"/>228 947</text:p>
          </table:table-cell>
          <table:table-cell office:value-type="float" office:value="45167" table:style-name="ce49">
            <text:p><text:s text:c="2"/>45 167</text:p>
          </table:table-cell>
          <table:table-cell office:value-type="float" office:value="229868" table:style-name="ce49">
            <text:p><text:s text:c="2"/>229 868</text:p>
          </table:table-cell>
          <table:table-cell office:value-type="float" office:value="55132" table:style-name="ce49">
            <text:p><text:s text:c="2"/>55 132</text:p>
          </table:table-cell>
          <table:table-cell office:value-type="float" office:value="11366" table:style-name="ce49">
            <text:p><text:s text:c="2"/>11 366</text:p>
          </table:table-cell>
          <table:table-cell office:value-type="float" office:value="35593" table:style-name="ce49">
            <text:p><text:s text:c="2"/>35 593</text:p>
          </table:table-cell>
          <table:table-cell office:value-type="float" office:value="35538" table:style-name="ce49">
            <text:p><text:s text:c="2"/>35 538</text:p>
          </table:table-cell>
          <table:table-cell office:value-type="float" office:value="27416" table:style-name="ce49">
            <text:p><text:s text:c="2"/>27 416</text:p>
          </table:table-cell>
          <table:table-cell office:value-type="float" office:value="18542" table:style-name="ce49">
            <text:p><text:s text:c="2"/>18 542</text:p>
          </table:table-cell>
          <table:table-cell office:value-type="float" office:value="66444" table:style-name="ce49">
            <text:p><text:s text:c="2"/>66 444</text:p>
          </table:table-cell>
          <table:table-cell office:value-type="float" office:value="10687" table:style-name="ce49">
            <text:p><text:s text:c="2"/>10 687</text:p>
          </table:table-cell>
          <table:table-cell office:value-type="float" office:value="306042" table:style-name="ce49">
            <text:p><text:s text:c="2"/>306 042</text:p>
          </table:table-cell>
          <table:table-cell office:value-type="float" office:value="42724" table:style-name="ce49">
            <text:p><text:s text:c="2"/>42 724</text:p>
          </table:table-cell>
          <table:table-cell office:value-type="float" office:value="124961" table:style-name="ce49">
            <text:p><text:s text:c="2"/>124 961</text:p>
          </table:table-cell>
          <table:table-cell office:value-type="float" office:value="62861" table:style-name="ce49">
            <text:p><text:s text:c="2"/>62 861</text:p>
          </table:table-cell>
          <table:table-cell office:value-type="float" office:value="34764" table:style-name="ce49">
            <text:p><text:s text:c="2"/>34 764</text:p>
          </table:table-cell>
          <table:table-cell office:value-type="float" office:value="39267" table:style-name="ce49">
            <text:p><text:s text:c="2"/>39 267</text:p>
          </table:table-cell>
          <table:table-cell office:value-type="float" office:value="79148" table:style-name="ce49">
            <text:p><text:s text:c="2"/>79 148</text:p>
          </table:table-cell>
          <table:table-cell office:value-type="float" office:value="54649" table:style-name="ce49">
            <text:p><text:s text:c="2"/>54 649</text:p>
          </table:table-cell>
          <table:table-cell office:value-type="float" office:value="95988" table:style-name="ce49">
            <text:p><text:s text:c="2"/>95 988</text:p>
          </table:table-cell>
          <table:table-cell office:value-type="float" office:value="45793" table:style-name="ce49">
            <text:p><text:s text:c="2"/>45 793</text:p>
          </table:table-cell>
          <table:table-cell office:value-type="float" office:value="58485" table:style-name="ce49">
            <text:p><text:s text:c="2"/>58 485</text:p>
          </table:table-cell>
          <table:table-cell office:value-type="float" office:value="78939" table:style-name="ce49">
            <text:p><text:s text:c="2"/>78 939</text:p>
          </table:table-cell>
          <table:table-cell office:value-type="float" office:value="53313" table:style-name="ce49">
            <text:p><text:s text:c="2"/>53 313</text:p>
          </table:table-cell>
          <table:table-cell office:value-type="float" office:value="81491" table:style-name="ce49">
            <text:p><text:s text:c="2"/>81 491</text:p>
          </table:table-cell>
          <table:table-cell office:value-type="float" office:value="159863" table:style-name="ce49">
            <text:p><text:s text:c="2"/>159 863</text:p>
          </table:table-cell>
          <table:table-cell office:value-type="float" office:value="68429" table:style-name="ce49">
            <text:p><text:s text:c="2"/>68 429</text:p>
          </table:table-cell>
          <table:table-cell office:value-type="float" office:value="28713" table:style-name="ce49">
            <text:p><text:s text:c="2"/>28 713</text:p>
          </table:table-cell>
          <table:table-cell office:value-type="float" office:value="39181" table:style-name="ce49">
            <text:p><text:s text:c="2"/>39 181</text:p>
          </table:table-cell>
          <table:table-cell office:value-type="float" office:value="45849" table:style-name="ce49">
            <text:p><text:s text:c="2"/>45 849</text:p>
          </table:table-cell>
          <table:table-cell office:value-type="float" office:value="182943" table:style-name="ce49">
            <text:p><text:s text:c="2"/>182 943</text:p>
          </table:table-cell>
          <table:table-cell office:value-type="float" office:value="30086" table:style-name="ce49">
            <text:p><text:s text:c="2"/>30 086</text:p>
          </table:table-cell>
          <table:table-cell office:value-type="float" office:value="302731" table:style-name="ce49">
            <text:p><text:s text:c="2"/>302 731</text:p>
          </table:table-cell>
          <table:table-cell office:value-type="float" office:value="74523" table:style-name="ce49">
            <text:p><text:s text:c="2"/>74 523</text:p>
          </table:table-cell>
          <table:table-cell office:value-type="float" office:value="405714" table:style-name="ce49">
            <text:p><text:s text:c="2"/>405 714</text:p>
          </table:table-cell>
          <table:table-cell office:value-type="float" office:value="215472" table:style-name="ce49">
            <text:p><text:s text:c="2"/>215 472</text:p>
          </table:table-cell>
          <table:table-cell office:value-type="float" office:value="12854" table:style-name="ce49">
            <text:p><text:s text:c="2"/>12 854</text:p>
          </table:table-cell>
          <table:table-cell office:value-type="float" office:value="32622" table:style-name="ce49">
            <text:p><text:s text:c="2"/>32 622</text:p>
          </table:table-cell>
          <table:table-cell office:value-type="float" office:value="54806" table:style-name="ce49">
            <text:p><text:s text:c="2"/>54 806</text:p>
          </table:table-cell>
          <table:table-cell office:value-type="float" office:value="12950" table:style-name="ce49">
            <text:p><text:s text:c="2"/>12 950</text:p>
          </table:table-cell>
          <table:table-cell office:value-type="float" office:value="138201" table:style-name="ce49">
            <text:p><text:s text:c="2"/>138 201</text:p>
          </table:table-cell>
          <table:table-cell office:value-type="float" office:value="9115" table:style-name="ce49">
            <text:p><text:s text:c="2"/>9 115</text:p>
          </table:table-cell>
          <table:table-cell office:value-type="float" office:value="25807" table:style-name="ce49">
            <text:p><text:s text:c="2"/>25 807</text:p>
          </table:table-cell>
          <table:table-cell office:value-type="float" office:value="96504" table:style-name="ce49">
            <text:p><text:s text:c="2"/>96 504</text:p>
          </table:table-cell>
          <table:table-cell office:value-type="float" office:value="53860" table:style-name="ce49">
            <text:p><text:s text:c="2"/>53 860</text:p>
          </table:table-cell>
          <table:table-cell office:value-type="float" office:value="219071" table:style-name="ce49">
            <text:p><text:s text:c="2"/>219 071</text:p>
          </table:table-cell>
          <table:table-cell office:value-type="float" office:value="52781" table:style-name="ce49">
            <text:p><text:s text:c="2"/>52 781</text:p>
          </table:table-cell>
          <table:table-cell office:value-type="float" office:value="68771" table:style-name="ce49">
            <text:p><text:s text:c="2"/>68 771</text:p>
          </table:table-cell>
          <table:table-cell office:value-type="float" office:value="23393" table:style-name="ce49">
            <text:p><text:s text:c="2"/>23 393</text:p>
          </table:table-cell>
          <table:table-cell office:value-type="float" office:value="62859" table:style-name="ce49">
            <text:p><text:s text:c="2"/>62 859</text:p>
          </table:table-cell>
          <table:table-cell office:value-type="float" office:value="17046" table:style-name="ce49">
            <text:p><text:s text:c="2"/>17 046</text:p>
          </table:table-cell>
          <table:table-cell office:value-type="float" office:value="78041" table:style-name="ce49">
            <text:p><text:s text:c="2"/>78 041</text:p>
          </table:table-cell>
          <table:table-cell office:value-type="float" office:value="7176" table:style-name="ce49">
            <text:p><text:s text:c="2"/>7 176</text:p>
          </table:table-cell>
          <table:table-cell office:value-type="float" office:value="236801" table:style-name="ce49">
            <text:p><text:s text:c="2"/>236 801</text:p>
          </table:table-cell>
          <table:table-cell office:value-type="float" office:value="52956" table:style-name="ce49">
            <text:p><text:s text:c="2"/>52 956</text:p>
          </table:table-cell>
          <table:table-cell office:value-type="float" office:value="40609" table:style-name="ce49">
            <text:p><text:s text:c="2"/>40 609</text:p>
          </table:table-cell>
          <table:table-cell office:value-type="float" office:value="63816" table:style-name="ce49">
            <text:p><text:s text:c="2"/>63 816</text:p>
          </table:table-cell>
          <table:table-cell office:value-type="float" office:value="121285" table:style-name="ce49">
            <text:p><text:s text:c="2"/>121 285</text:p>
          </table:table-cell>
          <table:table-cell office:value-type="float" office:value="18472" table:style-name="ce49">
            <text:p><text:s text:c="2"/>18 472</text:p>
          </table:table-cell>
          <table:table-cell office:value-type="float" office:value="77842" table:style-name="ce49">
            <text:p><text:s text:c="2"/>77 842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5460444" table:style-name="ce49">
            <text:p><text:s/>5 460 444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4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4 - Usos de bens e serviços - 2018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36">
            <text:p>Demanda final <text:s/>(preços do ano anterior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7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827" table:style-name="ce56">
            <text:p><text:s text:c="3"/>82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28" table:style-name="ce56">
            <text:p><text:s text:c="3"/>62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56" table:style-name="ce56">
            <text:p><text:s text:c="2"/>2 356</text:p>
          </table:table-cell>
          <table:table-cell office:value-type="float" office:value="3811" table:style-name="ce56">
            <text:p><text:s text:c="2"/>3 811</text:p>
          </table:table-cell>
          <table:table-cell office:value-type="float" office:value="20636" table:style-name="ce56">
            <text:p><text:s text:c="2"/>20 63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1839" table:style-name="ce56">
            <text:p><text:s text:c="2"/>11 83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233" table:style-name="ce56">
            <text:p><text:s text:c="2"/>3 2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12" table:style-name="ce56">
            <text:p><text:s text:c="2"/>1 012</text:p>
          </table:table-cell>
          <table:table-cell office:value-type="float" office:value="16084" table:style-name="ce56">
            <text:p><text:s text:c="2"/>16 084</text:p>
          </table:table-cell>
          <table:table-cell office:value-type="float" office:value="32818" table:style-name="ce56">
            <text:p><text:s text:c="2"/>32 81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5125" table:style-name="ce56">
            <text:p><text:s text:c="2"/>5 1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19" table:style-name="ce56">
            <text:p><text:s text:c="2"/>2 019</text:p>
          </table:table-cell>
          <table:table-cell office:value-type="float" office:value="7149" table:style-name="ce56">
            <text:p><text:s text:c="2"/>7 149</text:p>
          </table:table-cell>
          <table:table-cell office:value-type="float" office:value="13949" table:style-name="ce56">
            <text:p><text:s text:c="2"/>13 94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12" table:style-name="ce56">
            <text:p><text:s text:c="2"/>1 6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12" table:style-name="ce56">
            <text:p><text:s text:c="2"/>1 612</text:p>
          </table:table-cell>
          <table:table-cell office:value-type="float" office:value="59153" table:style-name="ce56">
            <text:p><text:s text:c="2"/>59 153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02289" table:style-name="ce56">
            <text:p><text:s text:c="2"/>102 2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5" table:style-name="ce56">
            <text:p><text:s text:c="3"/>10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1369" table:style-name="ce56">
            <text:p><text:s/>(-) <text:s/>11 369</text:p>
          </table:table-cell>
          <table:table-cell office:value-type="float" office:value="91025" table:style-name="ce56">
            <text:p><text:s text:c="2"/>91 025</text:p>
          </table:table-cell>
          <table:table-cell office:value-type="float" office:value="140677" table:style-name="ce56">
            <text:p><text:s text:c="2"/>140 677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544" table:style-name="ce57">
            <text:p><text:s text:c="2"/>1 544</text:p>
          </table:table-cell>
          <table:table-cell office:value-type="float" office:value="81" table:style-name="ce57">
            <text:p><text:s text:c="3"/>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8981" table:style-name="ce57">
            <text:p><text:s text:c="2"/>58 9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93" table:style-name="ce57">
            <text:p><text:s/>(-) <text:s text:c="2"/>793</text:p>
          </table:table-cell>
          <table:table-cell office:value-type="float" office:value="59813" table:style-name="ce57">
            <text:p><text:s text:c="2"/>59 813</text:p>
          </table:table-cell>
          <table:table-cell office:value-type="float" office:value="85180" table:style-name="ce57">
            <text:p><text:s text:c="2"/>85 18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98" table:style-name="ce57">
            <text:p><text:s text:c="2"/>2 998</text:p>
          </table:table-cell>
          <table:table-cell office:value-type="float" office:value="281" table:style-name="ce57">
            <text:p><text:s text:c="3"/>2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17" table:style-name="ce57">
            <text:p><text:s text:c="2"/>3 317</text:p>
          </table:table-cell>
          <table:table-cell office:value-type="float" office:value="13878" table:style-name="ce57">
            <text:p><text:s text:c="2"/>13 87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6976" table:style-name="ce57">
            <text:p><text:s text:c="2"/>16 9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2" table:style-name="ce57">
            <text:p><text:s text:c="3"/>602</text:p>
          </table:table-cell>
          <table:table-cell office:value-type="float" office:value="239" table:style-name="ce57">
            <text:p><text:s text:c="3"/>239</text:p>
          </table:table-cell>
          <table:table-cell office:value-type="float" office:value="1580" table:style-name="ce57">
            <text:p><text:s text:c="2"/>1 580</text:p>
          </table:table-cell>
          <table:table-cell office:value-type="float" office:value="19397" table:style-name="ce57">
            <text:p><text:s text:c="2"/>19 397</text:p>
          </table:table-cell>
          <table:table-cell office:value-type="float" office:value="27505" table:style-name="ce57">
            <text:p><text:s text:c="2"/>27 50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944" table:style-name="ce57">
            <text:p><text:s text:c="2"/>1 944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617" table:style-name="ce57">
            <text:p><text:s text:c="2"/>36 617</text:p>
          </table:table-cell>
          <table:table-cell office:value-type="float" office:value="181" table:style-name="ce57">
            <text:p><text:s text:c="3"/>1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747" table:style-name="ce57">
            <text:p><text:s text:c="2"/>38 747</text:p>
          </table:table-cell>
          <table:table-cell office:value-type="float" office:value="43875" table:style-name="ce57">
            <text:p><text:s text:c="2"/>43 875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2187" table:style-name="ce57">
            <text:p><text:s text:c="2"/>2 1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0" table:style-name="ce57">
            <text:p><text:s text:c="2"/>1 200</text:p>
          </table:table-cell>
          <table:table-cell office:value-type="float" office:value="15647" table:style-name="ce57">
            <text:p><text:s text:c="2"/>15 647</text:p>
          </table:table-cell>
          <table:table-cell office:value-type="float" office:value="-1260" table:style-name="ce57">
            <text:p><text:s/>(-) <text:s/>1 260</text:p>
          </table:table-cell>
          <table:table-cell office:value-type="float" office:value="17774" table:style-name="ce57">
            <text:p><text:s text:c="2"/>17 774</text:p>
          </table:table-cell>
          <table:table-cell office:value-type="float" office:value="79917" table:style-name="ce57">
            <text:p><text:s text:c="2"/>79 91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566" table:style-name="ce56">
            <text:p><text:s text:c="2"/>13 56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566" table:style-name="ce56">
            <text:p><text:s text:c="2"/>13 566</text:p>
          </table:table-cell>
          <table:table-cell office:value-type="float" office:value="34452" table:style-name="ce56">
            <text:p><text:s text:c="2"/>34 45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19" table:style-name="ce56">
            <text:p><text:s text:c="3"/>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18" table:style-name="ce56">
            <text:p><text:s text:c="3"/>318</text:p>
          </table:table-cell>
          <table:table-cell office:value-type="float" office:value="48" table:style-name="ce56">
            <text:p><text:s text:c="3"/>4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5" table:style-name="ce56">
            <text:p><text:s text:c="3"/>385</text:p>
          </table:table-cell>
          <table:table-cell office:value-type="float" office:value="10416" table:style-name="ce56">
            <text:p><text:s text:c="2"/>10 41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917" table:style-name="ce56">
            <text:p><text:s text:c="3"/>91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475" table:style-name="ce56">
            <text:p><text:s text:c="2"/>12 475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-10" table:style-name="ce56">
            <text:p><text:s/>(-) <text:s text:c="2"/>10</text:p>
          </table:table-cell>
          <table:table-cell office:value-type="float" office:value="13492" table:style-name="ce56">
            <text:p><text:s text:c="2"/>13 492</text:p>
          </table:table-cell>
          <table:table-cell office:value-type="float" office:value="35379" table:style-name="ce56">
            <text:p><text:s text:c="2"/>35 37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2601" table:style-name="ce56">
            <text:p><text:s text:c="2"/>2 60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838" table:style-name="ce56">
            <text:p><text:s text:c="2"/>9 838</text:p>
          </table:table-cell>
          <table:table-cell office:value-type="float" office:value="1155" table:style-name="ce56">
            <text:p><text:s text:c="2"/>1 155</text:p>
          </table:table-cell>
          <table:table-cell office:value-type="float" office:value="153" table:style-name="ce56">
            <text:p><text:s text:c="3"/>153</text:p>
          </table:table-cell>
          <table:table-cell office:value-type="float" office:value="13747" table:style-name="ce56">
            <text:p><text:s text:c="2"/>13 747</text:p>
          </table:table-cell>
          <table:table-cell office:value-type="float" office:value="32841" table:style-name="ce56">
            <text:p><text:s text:c="2"/>32 841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616" table:style-name="ce56">
            <text:p><text:s text:c="3"/>616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144" table:style-name="ce56">
            <text:p><text:s text:c="2"/>17 14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763" table:style-name="ce56">
            <text:p><text:s text:c="2"/>17 763</text:p>
          </table:table-cell>
          <table:table-cell office:value-type="float" office:value="21710" table:style-name="ce56">
            <text:p><text:s text:c="2"/>21 71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2" table:style-name="ce57">
            <text:p><text:s/>(-) <text:s text:c="2"/>202</text:p>
          </table:table-cell>
          <table:table-cell office:value-type="float" office:value="-200" table:style-name="ce57">
            <text:p><text:s/>(-) <text:s text:c="2"/>200</text:p>
          </table:table-cell>
          <table:table-cell office:value-type="float" office:value="13203" table:style-name="ce57">
            <text:p><text:s text:c="2"/>13 20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853" table:style-name="ce57">
            <text:p><text:s text:c="2"/>1 8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19" table:style-name="ce57">
            <text:p><text:s/>(-) <text:s text:c="2"/>419</text:p>
          </table:table-cell>
          <table:table-cell office:value-type="float" office:value="1434" table:style-name="ce57">
            <text:p><text:s text:c="2"/>1 434</text:p>
          </table:table-cell>
          <table:table-cell office:value-type="float" office:value="27659" table:style-name="ce57">
            <text:p><text:s text:c="2"/>27 65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58764" table:style-name="ce57">
            <text:p><text:s text:c="2"/>58 7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40" table:style-name="ce57">
            <text:p><text:s text:c="2"/>4 640</text:p>
          </table:table-cell>
          <table:table-cell office:value-type="float" office:value="-9319" table:style-name="ce57">
            <text:p><text:s/>(-) <text:s/>9 319</text:p>
          </table:table-cell>
          <table:table-cell office:value-type="float" office:value="54085" table:style-name="ce57">
            <text:p><text:s text:c="2"/>54 085</text:p>
          </table:table-cell>
          <table:table-cell office:value-type="float" office:value="155473" table:style-name="ce57">
            <text:p><text:s text:c="2"/>155 47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62710" table:style-name="ce57">
            <text:p><text:s text:c="2"/>62 7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50" table:style-name="ce57">
            <text:p><text:s text:c="2"/>4 050</text:p>
          </table:table-cell>
          <table:table-cell office:value-type="float" office:value="66760" table:style-name="ce57">
            <text:p><text:s text:c="2"/>66 760</text:p>
          </table:table-cell>
          <table:table-cell office:value-type="float" office:value="84164" table:style-name="ce57">
            <text:p><text:s text:c="2"/>84 164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10106" table:style-name="ce57">
            <text:p><text:s text:c="2"/>10 1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25" table:style-name="ce57">
            <text:p><text:s/>(-) <text:s/>1 225</text:p>
          </table:table-cell>
          <table:table-cell office:value-type="float" office:value="8881" table:style-name="ce57">
            <text:p><text:s text:c="2"/>8 881</text:p>
          </table:table-cell>
          <table:table-cell office:value-type="float" office:value="21785" table:style-name="ce57">
            <text:p><text:s text:c="2"/>21 78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25783" table:style-name="ce56">
            <text:p><text:s text:c="2"/>25 783</text:p>
          </table:table-cell>
          <table:table-cell office:value-type="float" office:value="79" table:style-name="ce56">
            <text:p><text:s text:c="3"/>7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4731" table:style-name="ce56">
            <text:p><text:s text:c="2"/>134 7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5" table:style-name="ce56">
            <text:p><text:s text:c="3"/>415</text:p>
          </table:table-cell>
          <table:table-cell office:value-type="float" office:value="161008" table:style-name="ce56">
            <text:p><text:s text:c="2"/>161 008</text:p>
          </table:table-cell>
          <table:table-cell office:value-type="float" office:value="196445" table:style-name="ce56">
            <text:p><text:s text:c="2"/>196 44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4346" table:style-name="ce56">
            <text:p><text:s text:c="2"/>4 34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035" table:style-name="ce56">
            <text:p><text:s text:c="2"/>9 0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84" table:style-name="ce56">
            <text:p><text:s/>(-) <text:s text:c="2"/>284</text:p>
          </table:table-cell>
          <table:table-cell office:value-type="float" office:value="13097" table:style-name="ce56">
            <text:p><text:s text:c="2"/>13 097</text:p>
          </table:table-cell>
          <table:table-cell office:value-type="float" office:value="18671" table:style-name="ce56">
            <text:p><text:s text:c="2"/>18 67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21688" table:style-name="ce56">
            <text:p><text:s text:c="2"/>21 68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7933" table:style-name="ce56">
            <text:p><text:s text:c="2"/>37 9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50" table:style-name="ce56">
            <text:p><text:s/>(-) <text:s text:c="2"/>250</text:p>
          </table:table-cell>
          <table:table-cell office:value-type="float" office:value="59371" table:style-name="ce56">
            <text:p><text:s text:c="2"/>59 371</text:p>
          </table:table-cell>
          <table:table-cell office:value-type="float" office:value="68103" table:style-name="ce56">
            <text:p><text:s text:c="2"/>68 10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653" table:style-name="ce56">
            <text:p><text:s text:c="3"/>6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263" table:style-name="ce56">
            <text:p><text:s text:c="2"/>8 26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85" table:style-name="ce56">
            <text:p><text:s/>(-) <text:s text:c="2"/>185</text:p>
          </table:table-cell>
          <table:table-cell office:value-type="float" office:value="8731" table:style-name="ce56">
            <text:p><text:s text:c="2"/>8 731</text:p>
          </table:table-cell>
          <table:table-cell office:value-type="float" office:value="10035" table:style-name="ce56">
            <text:p><text:s text:c="2"/>10 03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540" table:style-name="ce56">
            <text:p><text:s text:c="2"/>16 5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72" table:style-name="ce56">
            <text:p><text:s/>(-) <text:s text:c="2"/>372</text:p>
          </table:table-cell>
          <table:table-cell office:value-type="float" office:value="16178" table:style-name="ce56">
            <text:p><text:s text:c="2"/>16 178</text:p>
          </table:table-cell>
          <table:table-cell office:value-type="float" office:value="27689" table:style-name="ce56">
            <text:p><text:s text:c="2"/>27 68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206" table:style-name="ce57">
            <text:p><text:s text:c="3"/>20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3976" table:style-name="ce57">
            <text:p><text:s text:c="2"/>73 9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3" table:style-name="ce57">
            <text:p><text:s/>(-) <text:s text:c="2"/>113</text:p>
          </table:table-cell>
          <table:table-cell office:value-type="float" office:value="74074" table:style-name="ce57">
            <text:p><text:s text:c="2"/>74 074</text:p>
          </table:table-cell>
          <table:table-cell office:value-type="float" office:value="85860" table:style-name="ce57">
            <text:p><text:s text:c="2"/>85 86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7006" table:style-name="ce57">
            <text:p><text:s text:c="2"/>27 0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19" table:style-name="ce57">
            <text:p><text:s text:c="2"/>12 0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95" table:style-name="ce57">
            <text:p><text:s/>(-) <text:s text:c="2"/>695</text:p>
          </table:table-cell>
          <table:table-cell office:value-type="float" office:value="38330" table:style-name="ce57">
            <text:p><text:s text:c="2"/>38 330</text:p>
          </table:table-cell>
          <table:table-cell office:value-type="float" office:value="52387" table:style-name="ce57">
            <text:p><text:s text:c="2"/>52 38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10326" table:style-name="ce57">
            <text:p><text:s text:c="2"/>10 326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377" table:style-name="ce57">
            <text:p><text:s text:c="2"/>29 3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990" table:style-name="ce57">
            <text:p><text:s/>(-) <text:s/>1 990</text:p>
          </table:table-cell>
          <table:table-cell office:value-type="float" office:value="37726" table:style-name="ce57">
            <text:p><text:s text:c="2"/>37 726</text:p>
          </table:table-cell>
          <table:table-cell office:value-type="float" office:value="45682" table:style-name="ce57">
            <text:p><text:s text:c="2"/>45 68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2662" table:style-name="ce57">
            <text:p><text:s text:c="2"/>22 6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311" table:style-name="ce57">
            <text:p><text:s text:c="2"/>23 3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5" table:style-name="ce57">
            <text:p><text:s text:c="3"/>125</text:p>
          </table:table-cell>
          <table:table-cell office:value-type="float" office:value="46098" table:style-name="ce57">
            <text:p><text:s text:c="2"/>46 098</text:p>
          </table:table-cell>
          <table:table-cell office:value-type="float" office:value="81828" table:style-name="ce57">
            <text:p><text:s text:c="2"/>81 828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2186" table:style-name="ce57">
            <text:p><text:s text:c="2"/>2 186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345" table:style-name="ce57">
            <text:p><text:s text:c="2"/>18 3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89" table:style-name="ce57">
            <text:p><text:s/>(-) <text:s text:c="2"/>189</text:p>
          </table:table-cell>
          <table:table-cell office:value-type="float" office:value="20345" table:style-name="ce57">
            <text:p><text:s text:c="2"/>20 345</text:p>
          </table:table-cell>
          <table:table-cell office:value-type="float" office:value="24703" table:style-name="ce57">
            <text:p><text:s text:c="2"/>24 70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960" table:style-name="ce56">
            <text:p><text:s text:c="3"/>960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922" table:style-name="ce56">
            <text:p><text:s text:c="2"/>23 9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5" table:style-name="ce56">
            <text:p><text:s text:c="3"/>285</text:p>
          </table:table-cell>
          <table:table-cell office:value-type="float" office:value="25176" table:style-name="ce56">
            <text:p><text:s text:c="2"/>25 176</text:p>
          </table:table-cell>
          <table:table-cell office:value-type="float" office:value="28226" table:style-name="ce56">
            <text:p><text:s text:c="2"/>28 2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557" table:style-name="ce56">
            <text:p><text:s text:c="3"/>557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3185" table:style-name="ce56">
            <text:p><text:s text:c="2"/>33 1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210" table:style-name="ce56">
            <text:p><text:s/>(-) <text:s/>1 210</text:p>
          </table:table-cell>
          <table:table-cell office:value-type="float" office:value="32541" table:style-name="ce56">
            <text:p><text:s text:c="2"/>32 541</text:p>
          </table:table-cell>
          <table:table-cell office:value-type="float" office:value="59256" table:style-name="ce56">
            <text:p><text:s text:c="2"/>59 25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856" table:style-name="ce56">
            <text:p><text:s text:c="3"/>85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480" table:style-name="ce56">
            <text:p><text:s text:c="2"/>14 4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432" table:style-name="ce56">
            <text:p><text:s/>(-) <text:s/>2 432</text:p>
          </table:table-cell>
          <table:table-cell office:value-type="float" office:value="12904" table:style-name="ce56">
            <text:p><text:s text:c="2"/>12 904</text:p>
          </table:table-cell>
          <table:table-cell office:value-type="float" office:value="46504" table:style-name="ce56">
            <text:p><text:s text:c="2"/>46 50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3675" table:style-name="ce56">
            <text:p><text:s text:c="2"/>3 675</text:p>
          </table:table-cell>
          <table:table-cell office:value-type="float" office:value="26" table:style-name="ce56">
            <text:p><text:s text:c="3"/>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6707" table:style-name="ce56">
            <text:p><text:s text:c="2"/>176 70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10" table:style-name="ce56">
            <text:p><text:s text:c="2"/>1 410</text:p>
          </table:table-cell>
          <table:table-cell office:value-type="float" office:value="181818" table:style-name="ce56">
            <text:p><text:s text:c="2"/>181 818</text:p>
          </table:table-cell>
          <table:table-cell office:value-type="float" office:value="206675" table:style-name="ce56">
            <text:p><text:s text:c="2"/>206 67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3200" table:style-name="ce56">
            <text:p><text:s text:c="2"/>3 2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5333" table:style-name="ce56">
            <text:p><text:s text:c="2"/>75 3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786" table:style-name="ce56">
            <text:p><text:s/>(-) <text:s text:c="2"/>786</text:p>
          </table:table-cell>
          <table:table-cell office:value-type="float" office:value="77747" table:style-name="ce56">
            <text:p><text:s text:c="2"/>77 747</text:p>
          </table:table-cell>
          <table:table-cell office:value-type="float" office:value="140362" table:style-name="ce56">
            <text:p><text:s text:c="2"/>140 36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6448" table:style-name="ce57">
            <text:p><text:s text:c="2"/>6 4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825" table:style-name="ce57">
            <text:p><text:s text:c="2"/>28 8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4" table:style-name="ce57">
            <text:p><text:s text:c="3"/>774</text:p>
          </table:table-cell>
          <table:table-cell office:value-type="float" office:value="36047" table:style-name="ce57">
            <text:p><text:s text:c="2"/>36 047</text:p>
          </table:table-cell>
          <table:table-cell office:value-type="float" office:value="37126" table:style-name="ce57">
            <text:p><text:s text:c="2"/>37 12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243" table:style-name="ce57">
            <text:p><text:s text:c="3"/>2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" table:style-name="ce57">
            <text:p><text:s text:c="3"/>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4" table:style-name="ce57">
            <text:p><text:s text:c="3"/>524</text:p>
          </table:table-cell>
          <table:table-cell office:value-type="float" office:value="857" table:style-name="ce57">
            <text:p><text:s text:c="3"/>857</text:p>
          </table:table-cell>
          <table:table-cell office:value-type="float" office:value="15357" table:style-name="ce57">
            <text:p><text:s text:c="2"/>15 35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753" table:style-name="ce57">
            <text:p><text:s text:c="3"/>7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42" table:style-name="ce57">
            <text:p><text:s text:c="2"/>1 5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4" table:style-name="ce57">
            <text:p><text:s text:c="3"/>344</text:p>
          </table:table-cell>
          <table:table-cell office:value-type="float" office:value="2639" table:style-name="ce57">
            <text:p><text:s text:c="2"/>2 639</text:p>
          </table:table-cell>
          <table:table-cell office:value-type="float" office:value="30549" table:style-name="ce57">
            <text:p><text:s text:c="2"/>30 54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061" table:style-name="ce57">
            <text:p><text:s text:c="2"/>1 0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885" table:style-name="ce57">
            <text:p><text:s text:c="2"/>38 8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1" table:style-name="ce57">
            <text:p><text:s text:c="3"/>631</text:p>
          </table:table-cell>
          <table:table-cell office:value-type="float" office:value="40577" table:style-name="ce57">
            <text:p><text:s text:c="2"/>40 577</text:p>
          </table:table-cell>
          <table:table-cell office:value-type="float" office:value="53647" table:style-name="ce57">
            <text:p><text:s text:c="2"/>53 647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065" table:style-name="ce57">
            <text:p><text:s text:c="2"/>2 065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3354" table:style-name="ce57">
            <text:p><text:s text:c="2"/>133 3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0" table:style-name="ce57">
            <text:p><text:s text:c="3"/>500</text:p>
          </table:table-cell>
          <table:table-cell office:value-type="float" office:value="135947" table:style-name="ce57">
            <text:p><text:s text:c="2"/>135 947</text:p>
          </table:table-cell>
          <table:table-cell office:value-type="float" office:value="148047" table:style-name="ce57">
            <text:p><text:s text:c="2"/>148 04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9591" table:style-name="ce56">
            <text:p><text:s text:c="2"/>9 59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9282" table:style-name="ce56">
            <text:p><text:s text:c="2"/>59 28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68956" table:style-name="ce56">
            <text:p><text:s text:c="2"/>68 956</text:p>
          </table:table-cell>
          <table:table-cell office:value-type="float" office:value="77968" table:style-name="ce56">
            <text:p><text:s text:c="2"/>77 9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9288" table:style-name="ce56">
            <text:p><text:s text:c="2"/>9 28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94" table:style-name="ce56">
            <text:p><text:s text:c="2"/>2 694</text:p>
          </table:table-cell>
          <table:table-cell office:value-type="float" office:value="87" table:style-name="ce56">
            <text:p><text:s text:c="3"/>87</text:p>
          </table:table-cell>
          <table:table-cell office:value-type="float" office:value="-298" table:style-name="ce56">
            <text:p><text:s/>(-) <text:s text:c="2"/>298</text:p>
          </table:table-cell>
          <table:table-cell office:value-type="float" office:value="11771" table:style-name="ce56">
            <text:p><text:s text:c="2"/>11 771</text:p>
          </table:table-cell>
          <table:table-cell office:value-type="float" office:value="40936" table:style-name="ce56">
            <text:p><text:s text:c="2"/>40 93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23096" table:style-name="ce56">
            <text:p><text:s text:c="2"/>23 09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84" table:style-name="ce56">
            <text:p><text:s text:c="3"/>684</text:p>
          </table:table-cell>
          <table:table-cell office:value-type="float" office:value="23780" table:style-name="ce56">
            <text:p><text:s text:c="2"/>23 780</text:p>
          </table:table-cell>
          <table:table-cell office:value-type="float" office:value="31529" table:style-name="ce56">
            <text:p><text:s text:c="2"/>31 52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6110" table:style-name="ce56">
            <text:p><text:s text:c="2"/>6 1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199" table:style-name="ce56">
            <text:p><text:s text:c="2"/>19 19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18" table:style-name="ce56">
            <text:p><text:s/>(-) <text:s text:c="2"/>318</text:p>
          </table:table-cell>
          <table:table-cell office:value-type="float" office:value="24991" table:style-name="ce56">
            <text:p><text:s text:c="2"/>24 991</text:p>
          </table:table-cell>
          <table:table-cell office:value-type="float" office:value="95736" table:style-name="ce56">
            <text:p><text:s text:c="2"/>95 73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157" table:style-name="ce56">
            <text:p><text:s text:c="3"/>15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27" table:style-name="ce56">
            <text:p><text:s text:c="3"/>72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878" table:style-name="ce56">
            <text:p><text:s/>(-) <text:s text:c="2"/>878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34657" table:style-name="ce56">
            <text:p><text:s text:c="2"/>34 65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4927" table:style-name="ce57">
            <text:p><text:s text:c="2"/>4 9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1" table:style-name="ce57">
            <text:p><text:s text:c="3"/>6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1" table:style-name="ce57">
            <text:p><text:s text:c="3"/>601</text:p>
          </table:table-cell>
          <table:table-cell office:value-type="float" office:value="6179" table:style-name="ce57">
            <text:p><text:s text:c="2"/>6 179</text:p>
          </table:table-cell>
          <table:table-cell office:value-type="float" office:value="22158" table:style-name="ce57">
            <text:p><text:s text:c="2"/>22 15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0403" table:style-name="ce57">
            <text:p><text:s text:c="2"/>130 4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0403" table:style-name="ce57">
            <text:p><text:s text:c="2"/>130 403</text:p>
          </table:table-cell>
          <table:table-cell office:value-type="float" office:value="149655" table:style-name="ce57">
            <text:p><text:s text:c="2"/>149 655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02" table:style-name="ce57">
            <text:p><text:s text:c="3"/>802</text:p>
          </table:table-cell>
          <table:table-cell office:value-type="float" office:value="802" table:style-name="ce57">
            <text:p><text:s text:c="3"/>802</text:p>
          </table:table-cell>
          <table:table-cell office:value-type="float" office:value="17602" table:style-name="ce57">
            <text:p><text:s text:c="2"/>17 60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779" table:style-name="ce57">
            <text:p><text:s text:c="2"/>6 7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96" table:style-name="ce57">
            <text:p><text:s/>(-) <text:s/>1 696</text:p>
          </table:table-cell>
          <table:table-cell office:value-type="float" office:value="5083" table:style-name="ce57">
            <text:p><text:s text:c="2"/>5 083</text:p>
          </table:table-cell>
          <table:table-cell office:value-type="float" office:value="17751" table:style-name="ce57">
            <text:p><text:s text:c="2"/>17 75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73" table:style-name="ce57">
            <text:p><text:s text:c="2"/>6 5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73" table:style-name="ce57">
            <text:p><text:s text:c="2"/>6 573</text:p>
          </table:table-cell>
          <table:table-cell office:value-type="float" office:value="143985" table:style-name="ce57">
            <text:p><text:s text:c="2"/>143 98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4365" table:style-name="ce56">
            <text:p><text:s text:c="2"/>4 36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2800" table:style-name="ce56">
            <text:p><text:s text:c="2"/>32 8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595" table:style-name="ce56">
            <text:p><text:s/>(-) <text:s/>3 595</text:p>
          </table:table-cell>
          <table:table-cell office:value-type="float" office:value="33570" table:style-name="ce56">
            <text:p><text:s text:c="2"/>33 570</text:p>
          </table:table-cell>
          <table:table-cell office:value-type="float" office:value="237613" table:style-name="ce56">
            <text:p><text:s text:c="2"/>237 61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3094" table:style-name="ce56">
            <text:p><text:s text:c="2"/>3 09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1541" table:style-name="ce56">
            <text:p><text:s text:c="2"/>51 5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25" table:style-name="ce56">
            <text:p><text:s text:c="2"/>1 825</text:p>
          </table:table-cell>
          <table:table-cell office:value-type="float" office:value="56460" table:style-name="ce56">
            <text:p><text:s text:c="2"/>56 460</text:p>
          </table:table-cell>
          <table:table-cell office:value-type="float" office:value="109075" table:style-name="ce56">
            <text:p><text:s text:c="2"/>109 07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2354" table:style-name="ce56">
            <text:p><text:s text:c="2"/>2 3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" table:style-name="ce56">
            <text:p><text:s text:c="3"/>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64" table:style-name="ce56">
            <text:p><text:s text:c="3"/>764</text:p>
          </table:table-cell>
          <table:table-cell office:value-type="float" office:value="3147" table:style-name="ce56">
            <text:p><text:s text:c="2"/>3 147</text:p>
          </table:table-cell>
          <table:table-cell office:value-type="float" office:value="73350" table:style-name="ce56">
            <text:p><text:s text:c="2"/>73 3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553" table:style-name="ce56">
            <text:p><text:s text:c="3"/>5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5" table:style-name="ce56">
            <text:p><text:s text:c="3"/>225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57548" table:style-name="ce56">
            <text:p><text:s text:c="2"/>57 54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7328" table:style-name="ce56">
            <text:p><text:s text:c="2"/>7 32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70" table:style-name="ce56">
            <text:p><text:s/>(-) <text:s text:c="2"/>570</text:p>
          </table:table-cell>
          <table:table-cell office:value-type="float" office:value="6758" table:style-name="ce56">
            <text:p><text:s text:c="2"/>6 758</text:p>
          </table:table-cell>
          <table:table-cell office:value-type="float" office:value="78025" table:style-name="ce56">
            <text:p><text:s text:c="2"/>78 02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7728" table:style-name="ce57">
            <text:p><text:s text:c="2"/>7 7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59" table:style-name="ce57">
            <text:p><text:s text:c="2"/>3 359</text:p>
          </table:table-cell>
          <table:table-cell office:value-type="float" office:value="11087" table:style-name="ce57">
            <text:p><text:s text:c="2"/>11 087</text:p>
          </table:table-cell>
          <table:table-cell office:value-type="float" office:value="69145" table:style-name="ce57">
            <text:p><text:s text:c="2"/>69 14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1077" table:style-name="ce57">
            <text:p><text:s text:c="2"/>1 0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6" table:style-name="ce57">
            <text:p><text:s text:c="3"/>7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43" table:style-name="ce57">
            <text:p><text:s text:c="2"/>2 543</text:p>
          </table:table-cell>
          <table:table-cell office:value-type="float" office:value="4346" table:style-name="ce57">
            <text:p><text:s text:c="2"/>4 346</text:p>
          </table:table-cell>
          <table:table-cell office:value-type="float" office:value="59967" table:style-name="ce57">
            <text:p><text:s text:c="2"/>59 96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6692" table:style-name="ce57">
            <text:p><text:s text:c="2"/>6 6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7" table:style-name="ce57">
            <text:p><text:s text:c="3"/>6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5" table:style-name="ce57">
            <text:p><text:s text:c="3"/>655</text:p>
          </table:table-cell>
          <table:table-cell office:value-type="float" office:value="7984" table:style-name="ce57">
            <text:p><text:s text:c="2"/>7 984</text:p>
          </table:table-cell>
          <table:table-cell office:value-type="float" office:value="43884" table:style-name="ce57">
            <text:p><text:s text:c="2"/>43 884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629" table:style-name="ce57">
            <text:p><text:s text:c="3"/>6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3" table:style-name="ce57">
            <text:p><text:s text:c="3"/>4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69" table:style-name="ce57">
            <text:p><text:s/>(-) <text:s text:c="2"/>769</text:p>
          </table:table-cell>
          <table:table-cell office:value-type="float" office:value="263" table:style-name="ce57">
            <text:p><text:s text:c="3"/>263</text:p>
          </table:table-cell>
          <table:table-cell office:value-type="float" office:value="26054" table:style-name="ce57">
            <text:p><text:s text:c="2"/>26 05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4096" table:style-name="ce57">
            <text:p><text:s text:c="2"/>4 0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2773" table:style-name="ce57">
            <text:p><text:s text:c="2"/>92 7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8" table:style-name="ce57">
            <text:p><text:s text:c="3"/>558</text:p>
          </table:table-cell>
          <table:table-cell office:value-type="float" office:value="97427" table:style-name="ce57">
            <text:p><text:s text:c="2"/>97 427</text:p>
          </table:table-cell>
          <table:table-cell office:value-type="float" office:value="116936" table:style-name="ce57">
            <text:p><text:s text:c="2"/>116 93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4014" table:style-name="ce56">
            <text:p><text:s text:c="2"/>4 014</text:p>
          </table:table-cell>
          <table:table-cell office:value-type="float" office:value="8552" table:style-name="ce56">
            <text:p><text:s text:c="2"/>8 55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7251" table:style-name="ce56">
            <text:p><text:s text:c="2"/>107 25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886" table:style-name="ce56">
            <text:p><text:s text:c="2"/>5 886</text:p>
          </table:table-cell>
          <table:table-cell office:value-type="float" office:value="125703" table:style-name="ce56">
            <text:p><text:s text:c="2"/>125 703</text:p>
          </table:table-cell>
          <table:table-cell office:value-type="float" office:value="174817" table:style-name="ce56">
            <text:p><text:s text:c="2"/>174 81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5053" table:style-name="ce56">
            <text:p><text:s text:c="2"/>5 0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797" table:style-name="ce56">
            <text:p><text:s text:c="2"/>10 7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217" table:style-name="ce56">
            <text:p><text:s/>(-) <text:s/>1 217</text:p>
          </table:table-cell>
          <table:table-cell office:value-type="float" office:value="14633" table:style-name="ce56">
            <text:p><text:s text:c="2"/>14 633</text:p>
          </table:table-cell>
          <table:table-cell office:value-type="float" office:value="46941" table:style-name="ce56">
            <text:p><text:s text:c="2"/>46 94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3419" table:style-name="ce56">
            <text:p><text:s text:c="2"/>3 4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577" table:style-name="ce56">
            <text:p><text:s text:c="2"/>8 57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21" table:style-name="ce56">
            <text:p><text:s text:c="3"/>821</text:p>
          </table:table-cell>
          <table:table-cell office:value-type="float" office:value="12817" table:style-name="ce56">
            <text:p><text:s text:c="2"/>12 817</text:p>
          </table:table-cell>
          <table:table-cell office:value-type="float" office:value="107691" table:style-name="ce56">
            <text:p><text:s text:c="2"/>107 69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98" table:style-name="ce56">
            <text:p><text:s/>(-) <text:s text:c="2"/>98</text:p>
          </table:table-cell>
          <table:table-cell office:value-type="float" office:value="-67" table:style-name="ce56">
            <text:p><text:s/>(-) <text:s text:c="2"/>67</text:p>
          </table:table-cell>
          <table:table-cell office:value-type="float" office:value="16728" table:style-name="ce56">
            <text:p><text:s text:c="2"/>16 72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864" table:style-name="ce56">
            <text:p><text:s/>(-) <text:s text:c="2"/>864</text:p>
          </table:table-cell>
          <table:table-cell office:value-type="float" office:value="-804" table:style-name="ce56">
            <text:p><text:s/>(-) <text:s text:c="2"/>804</text:p>
          </table:table-cell>
          <table:table-cell office:value-type="float" office:value="27408" table:style-name="ce56">
            <text:p><text:s text:c="2"/>27 40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6821" table:style-name="ce57">
            <text:p><text:s text:c="2"/>6 8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14" table:style-name="ce57">
            <text:p><text:s text:c="2"/>4 5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4" table:style-name="ce57">
            <text:p><text:s/>(-) <text:s text:c="2"/>114</text:p>
          </table:table-cell>
          <table:table-cell office:value-type="float" office:value="11221" table:style-name="ce57">
            <text:p><text:s text:c="2"/>11 221</text:p>
          </table:table-cell>
          <table:table-cell office:value-type="float" office:value="74623" table:style-name="ce57">
            <text:p><text:s text:c="2"/>74 62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11108" table:style-name="ce57">
            <text:p><text:s text:c="2"/>11 1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6" table:style-name="ce57">
            <text:p><text:s text:c="3"/>746</text:p>
          </table:table-cell>
          <table:table-cell office:value-type="float" office:value="11854" table:style-name="ce57">
            <text:p><text:s text:c="2"/>11 854</text:p>
          </table:table-cell>
          <table:table-cell office:value-type="float" office:value="16862" table:style-name="ce57">
            <text:p><text:s text:c="2"/>16 86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8092" table:style-name="ce57">
            <text:p><text:s text:c="2"/>28 0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2" table:style-name="ce57">
            <text:p><text:s text:c="3"/>252</text:p>
          </table:table-cell>
          <table:table-cell office:value-type="float" office:value="135" table:style-name="ce57">
            <text:p><text:s text:c="3"/>135</text:p>
          </table:table-cell>
          <table:table-cell office:value-type="float" office:value="6799" table:style-name="ce57">
            <text:p><text:s text:c="2"/>6 799</text:p>
          </table:table-cell>
          <table:table-cell office:value-type="float" office:value="35278" table:style-name="ce57">
            <text:p><text:s text:c="2"/>35 278</text:p>
          </table:table-cell>
          <table:table-cell office:value-type="float" office:value="128836" table:style-name="ce57">
            <text:p><text:s text:c="2"/>128 83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22353" table:style-name="ce57">
            <text:p><text:s text:c="2"/>22 3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81" table:style-name="ce57">
            <text:p><text:s text:c="3"/>5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5" table:style-name="ce57">
            <text:p><text:s text:c="3"/>775</text:p>
          </table:table-cell>
          <table:table-cell office:value-type="float" office:value="23709" table:style-name="ce57">
            <text:p><text:s text:c="2"/>23 709</text:p>
          </table:table-cell>
          <table:table-cell office:value-type="float" office:value="73634" table:style-name="ce57">
            <text:p><text:s text:c="2"/>73 63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87" table:style-name="ce57">
            <text:p><text:s text:c="3"/>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99" table:style-name="ce57">
            <text:p><text:s text:c="3"/>599</text:p>
          </table:table-cell>
          <table:table-cell office:value-type="float" office:value="686" table:style-name="ce57">
            <text:p><text:s text:c="3"/>686</text:p>
          </table:table-cell>
          <table:table-cell office:value-type="float" office:value="9144" table:style-name="ce57">
            <text:p><text:s text:c="2"/>9 14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119" table:style-name="ce56">
            <text:p><text:s text:c="2"/>6 1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926" table:style-name="ce56">
            <text:p><text:s text:c="2"/>17 926</text:p>
          </table:table-cell>
          <table:table-cell office:value-type="float" office:value="8861" table:style-name="ce56">
            <text:p><text:s text:c="2"/>8 861</text:p>
          </table:table-cell>
          <table:table-cell office:value-type="float" office:value="-2192" table:style-name="ce56">
            <text:p><text:s/>(-) <text:s/>2 192</text:p>
          </table:table-cell>
          <table:table-cell office:value-type="float" office:value="30714" table:style-name="ce56">
            <text:p><text:s text:c="2"/>30 714</text:p>
          </table:table-cell>
          <table:table-cell office:value-type="float" office:value="138995" table:style-name="ce56">
            <text:p><text:s text:c="2"/>138 99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549" table:style-name="ce56">
            <text:p><text:s text:c="3"/>54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92" table:style-name="ce56">
            <text:p><text:s text:c="3"/>392</text:p>
          </table:table-cell>
          <table:table-cell office:value-type="float" office:value="-625" table:style-name="ce56">
            <text:p><text:s/>(-) <text:s text:c="2"/>625</text:p>
          </table:table-cell>
          <table:table-cell office:value-type="float" office:value="316" table:style-name="ce56">
            <text:p><text:s text:c="3"/>316</text:p>
          </table:table-cell>
          <table:table-cell office:value-type="float" office:value="33168" table:style-name="ce56">
            <text:p><text:s text:c="2"/>33 16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714" table:style-name="ce56">
            <text:p><text:s text:c="3"/>71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714" table:style-name="ce56">
            <text:p><text:s text:c="2"/>24 714</text:p>
          </table:table-cell>
          <table:table-cell office:value-type="float" office:value="16062" table:style-name="ce56">
            <text:p><text:s text:c="2"/>16 062</text:p>
          </table:table-cell>
          <table:table-cell office:value-type="float" office:value="947" table:style-name="ce56">
            <text:p><text:s text:c="3"/>947</text:p>
          </table:table-cell>
          <table:table-cell office:value-type="float" office:value="42437" table:style-name="ce56">
            <text:p><text:s text:c="2"/>42 437</text:p>
          </table:table-cell>
          <table:table-cell office:value-type="float" office:value="61087" table:style-name="ce56">
            <text:p><text:s text:c="2"/>61 0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029" table:style-name="ce56">
            <text:p><text:s text:c="2"/>1 0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2970" table:style-name="ce56">
            <text:p><text:s text:c="2"/>62 970</text:p>
          </table:table-cell>
          <table:table-cell office:value-type="float" office:value="35459" table:style-name="ce56">
            <text:p><text:s text:c="2"/>35 459</text:p>
          </table:table-cell>
          <table:table-cell office:value-type="float" office:value="1404" table:style-name="ce56">
            <text:p><text:s text:c="2"/>1 404</text:p>
          </table:table-cell>
          <table:table-cell office:value-type="float" office:value="100862" table:style-name="ce56">
            <text:p><text:s text:c="2"/>100 862</text:p>
          </table:table-cell>
          <table:table-cell office:value-type="float" office:value="125007" table:style-name="ce56">
            <text:p><text:s text:c="2"/>125 00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922" table:style-name="ce56">
            <text:p><text:s text:c="2"/>1 9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308" table:style-name="ce56">
            <text:p><text:s text:c="2"/>5 308</text:p>
          </table:table-cell>
          <table:table-cell office:value-type="float" office:value="15801" table:style-name="ce56">
            <text:p><text:s text:c="2"/>15 801</text:p>
          </table:table-cell>
          <table:table-cell office:value-type="float" office:value="24" table:style-name="ce56">
            <text:p><text:s text:c="3"/>24</text:p>
          </table:table-cell>
          <table:table-cell office:value-type="float" office:value="23055" table:style-name="ce56">
            <text:p><text:s text:c="2"/>23 055</text:p>
          </table:table-cell>
          <table:table-cell office:value-type="float" office:value="34048" table:style-name="ce56">
            <text:p><text:s text:c="2"/>34 04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7777" table:style-name="ce57">
            <text:p><text:s text:c="2"/>7 7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81" table:style-name="ce57">
            <text:p><text:s text:c="2"/>3 781</text:p>
          </table:table-cell>
          <table:table-cell office:value-type="float" office:value="21198" table:style-name="ce57">
            <text:p><text:s text:c="2"/>21 198</text:p>
          </table:table-cell>
          <table:table-cell office:value-type="float" office:value="-2926" table:style-name="ce57">
            <text:p><text:s/>(-) <text:s/>2 926</text:p>
          </table:table-cell>
          <table:table-cell office:value-type="float" office:value="29830" table:style-name="ce57">
            <text:p><text:s text:c="2"/>29 830</text:p>
          </table:table-cell>
          <table:table-cell office:value-type="float" office:value="93687" table:style-name="ce57">
            <text:p><text:s text:c="2"/>93 68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517" table:style-name="ce57">
            <text:p><text:s text:c="2"/>43 517</text:p>
          </table:table-cell>
          <table:table-cell office:value-type="float" office:value="1875" table:style-name="ce57">
            <text:p><text:s text:c="2"/>1 875</text:p>
          </table:table-cell>
          <table:table-cell office:value-type="float" office:value="1214" table:style-name="ce57">
            <text:p><text:s text:c="2"/>1 214</text:p>
          </table:table-cell>
          <table:table-cell office:value-type="float" office:value="47305" table:style-name="ce57">
            <text:p><text:s text:c="2"/>47 305</text:p>
          </table:table-cell>
          <table:table-cell office:value-type="float" office:value="49905" table:style-name="ce57">
            <text:p><text:s text:c="2"/>49 90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2759" table:style-name="ce57">
            <text:p><text:s text:c="2"/>2 7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3" table:style-name="ce57">
            <text:p><text:s text:c="3"/>343</text:p>
          </table:table-cell>
          <table:table-cell office:value-type="float" office:value="36254" table:style-name="ce57">
            <text:p><text:s text:c="2"/>36 2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356" table:style-name="ce57">
            <text:p><text:s text:c="2"/>39 356</text:p>
          </table:table-cell>
          <table:table-cell office:value-type="float" office:value="44978" table:style-name="ce57">
            <text:p><text:s text:c="2"/>44 97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10727" table:style-name="ce57">
            <text:p><text:s text:c="2"/>10 7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539" table:style-name="ce57">
            <text:p><text:s text:c="2"/>8 5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266" table:style-name="ce57">
            <text:p><text:s text:c="2"/>19 266</text:p>
          </table:table-cell>
          <table:table-cell office:value-type="float" office:value="26137" table:style-name="ce57">
            <text:p><text:s text:c="2"/>26 13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4465" table:style-name="ce57">
            <text:p><text:s text:c="2"/>14 4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63" table:style-name="ce57">
            <text:p><text:s text:c="2"/>7 263</text:p>
          </table:table-cell>
          <table:table-cell office:value-type="float" office:value="68162" table:style-name="ce57">
            <text:p><text:s text:c="2"/>68 162</text:p>
          </table:table-cell>
          <table:table-cell office:value-type="float" office:value="-957" table:style-name="ce57">
            <text:p><text:s/>(-) <text:s text:c="2"/>957</text:p>
          </table:table-cell>
          <table:table-cell office:value-type="float" office:value="88933" table:style-name="ce57">
            <text:p><text:s text:c="2"/>88 933</text:p>
          </table:table-cell>
          <table:table-cell office:value-type="float" office:value="152202" table:style-name="ce57">
            <text:p><text:s text:c="2"/>152 20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20015" table:style-name="ce56">
            <text:p><text:s text:c="2"/>20 01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3700" table:style-name="ce56">
            <text:p><text:s text:c="2"/>133 700</text:p>
          </table:table-cell>
          <table:table-cell office:value-type="float" office:value="72000" table:style-name="ce56">
            <text:p><text:s text:c="2"/>72 000</text:p>
          </table:table-cell>
          <table:table-cell office:value-type="float" office:value="1569" table:style-name="ce56">
            <text:p><text:s text:c="2"/>1 569</text:p>
          </table:table-cell>
          <table:table-cell office:value-type="float" office:value="227284" table:style-name="ce56">
            <text:p><text:s text:c="2"/>227 284</text:p>
          </table:table-cell>
          <table:table-cell office:value-type="float" office:value="230023" table:style-name="ce56">
            <text:p><text:s text:c="2"/>230 02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14137" table:style-name="ce56">
            <text:p><text:s text:c="2"/>14 1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400" table:style-name="ce56">
            <text:p><text:s text:c="2"/>3 400</text:p>
          </table:table-cell>
          <table:table-cell office:value-type="float" office:value="41978" table:style-name="ce56">
            <text:p><text:s text:c="2"/>41 978</text:p>
          </table:table-cell>
          <table:table-cell office:value-type="float" office:value="1541" table:style-name="ce56">
            <text:p><text:s text:c="2"/>1 541</text:p>
          </table:table-cell>
          <table:table-cell office:value-type="float" office:value="61056" table:style-name="ce56">
            <text:p><text:s text:c="2"/>61 056</text:p>
          </table:table-cell>
          <table:table-cell office:value-type="float" office:value="69502" table:style-name="ce56">
            <text:p><text:s text:c="2"/>69 50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5317" table:style-name="ce56">
            <text:p><text:s text:c="2"/>15 31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321" table:style-name="ce56">
            <text:p><text:s/>(-) <text:s/>4 321</text:p>
          </table:table-cell>
          <table:table-cell office:value-type="float" office:value="10996" table:style-name="ce56">
            <text:p><text:s text:c="2"/>10 996</text:p>
          </table:table-cell>
          <table:table-cell office:value-type="float" office:value="154842" table:style-name="ce56">
            <text:p><text:s text:c="2"/>154 8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46013" table:style-name="ce56">
            <text:p><text:s text:c="2"/>46 01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927" table:style-name="ce56">
            <text:p><text:s text:c="2"/>17 927</text:p>
          </table:table-cell>
          <table:table-cell office:value-type="float" office:value="31588" table:style-name="ce56">
            <text:p><text:s text:c="2"/>31 588</text:p>
          </table:table-cell>
          <table:table-cell office:value-type="float" office:value="-7739" table:style-name="ce56">
            <text:p><text:s/>(-) <text:s/>7 739</text:p>
          </table:table-cell>
          <table:table-cell office:value-type="float" office:value="87789" table:style-name="ce56">
            <text:p><text:s text:c="2"/>87 789</text:p>
          </table:table-cell>
          <table:table-cell office:value-type="float" office:value="105844" table:style-name="ce56">
            <text:p><text:s text:c="2"/>105 84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2069" table:style-name="ce56">
            <text:p><text:s text:c="2"/>2 06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2377" table:style-name="ce56">
            <text:p><text:s text:c="2"/>62 377</text:p>
          </table:table-cell>
          <table:table-cell office:value-type="float" office:value="13518" table:style-name="ce56">
            <text:p><text:s text:c="2"/>13 518</text:p>
          </table:table-cell>
          <table:table-cell office:value-type="float" office:value="-454" table:style-name="ce56">
            <text:p><text:s/>(-) <text:s text:c="2"/>454</text:p>
          </table:table-cell>
          <table:table-cell office:value-type="float" office:value="77510" table:style-name="ce56">
            <text:p><text:s text:c="2"/>77 510</text:p>
          </table:table-cell>
          <table:table-cell office:value-type="float" office:value="81928" table:style-name="ce56">
            <text:p><text:s text:c="2"/>81 92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2643" table:style-name="ce57">
            <text:p><text:s text:c="2"/>2 6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490" table:style-name="ce57">
            <text:p><text:s text:c="2"/>46 490</text:p>
          </table:table-cell>
          <table:table-cell office:value-type="float" office:value="10268" table:style-name="ce57">
            <text:p><text:s text:c="2"/>10 268</text:p>
          </table:table-cell>
          <table:table-cell office:value-type="float" office:value="-373" table:style-name="ce57">
            <text:p><text:s/>(-) <text:s text:c="2"/>373</text:p>
          </table:table-cell>
          <table:table-cell office:value-type="float" office:value="59028" table:style-name="ce57">
            <text:p><text:s text:c="2"/>59 028</text:p>
          </table:table-cell>
          <table:table-cell office:value-type="float" office:value="106108" table:style-name="ce57">
            <text:p><text:s text:c="2"/>106 10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3206" table:style-name="ce57">
            <text:p><text:s text:c="2"/>3 2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6" table:style-name="ce57">
            <text:p><text:s text:c="3"/>566</text:p>
          </table:table-cell>
          <table:table-cell office:value-type="float" office:value="11593" table:style-name="ce57">
            <text:p><text:s text:c="2"/>11 5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365" table:style-name="ce57">
            <text:p><text:s text:c="2"/>15 365</text:p>
          </table:table-cell>
          <table:table-cell office:value-type="float" office:value="96757" table:style-name="ce57">
            <text:p><text:s text:c="2"/>96 75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8652" table:style-name="ce57">
            <text:p><text:s text:c="2"/>108 6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8652" table:style-name="ce57">
            <text:p><text:s text:c="2"/>108 652</text:p>
          </table:table-cell>
          <table:table-cell office:value-type="float" office:value="356472" table:style-name="ce57">
            <text:p><text:s text:c="2"/>356 47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383" table:style-name="ce57">
            <text:p><text:s text:c="2"/>36 3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7" table:style-name="ce57">
            <text:p><text:s text:c="3"/>177</text:p>
          </table:table-cell>
          <table:table-cell office:value-type="float" office:value="36563" table:style-name="ce57">
            <text:p><text:s text:c="2"/>36 563</text:p>
          </table:table-cell>
          <table:table-cell office:value-type="float" office:value="88946" table:style-name="ce57">
            <text:p><text:s text:c="2"/>88 94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28" table:style-name="ce57">
            <text:p><text:s text:c="3"/>2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4613" table:style-name="ce57">
            <text:p><text:s text:c="2"/>284 6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4841" table:style-name="ce57">
            <text:p><text:s text:c="2"/>284 841</text:p>
          </table:table-cell>
          <table:table-cell office:value-type="float" office:value="331168" table:style-name="ce57">
            <text:p><text:s text:c="2"/>331 1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2459" table:style-name="ce56">
            <text:p><text:s text:c="2"/>82 4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2459" table:style-name="ce56">
            <text:p><text:s text:c="2"/>82 459</text:p>
          </table:table-cell>
          <table:table-cell office:value-type="float" office:value="108566" table:style-name="ce56">
            <text:p><text:s text:c="2"/>108 56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3198" table:style-name="ce56">
            <text:p><text:s text:c="2"/>3 1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7789" table:style-name="ce56">
            <text:p><text:s text:c="2"/>97 7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0987" table:style-name="ce56">
            <text:p><text:s text:c="2"/>100 987</text:p>
          </table:table-cell>
          <table:table-cell office:value-type="float" office:value="142816" table:style-name="ce56">
            <text:p><text:s text:c="2"/>142 8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482" table:style-name="ce56">
            <text:p><text:s text:c="3"/>48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2483" table:style-name="ce56">
            <text:p><text:s text:c="2"/>52 48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2965" table:style-name="ce56">
            <text:p><text:s text:c="2"/>52 965</text:p>
          </table:table-cell>
          <table:table-cell office:value-type="float" office:value="79494" table:style-name="ce56">
            <text:p><text:s text:c="2"/>79 49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430" table:style-name="ce56">
            <text:p><text:s text:c="2"/>3 43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430" table:style-name="ce56">
            <text:p><text:s text:c="2"/>3 430</text:p>
          </table:table-cell>
          <table:table-cell office:value-type="float" office:value="48360" table:style-name="ce56">
            <text:p><text:s text:c="2"/>48 36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252" table:style-name="ce56">
            <text:p><text:s text:c="2"/>1 25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27" table:style-name="ce56">
            <text:p><text:s text:c="2"/>1 92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179" table:style-name="ce56">
            <text:p><text:s text:c="2"/>3 179</text:p>
          </table:table-cell>
          <table:table-cell office:value-type="float" office:value="184616" table:style-name="ce56">
            <text:p><text:s text:c="2"/>184 61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482" table:style-name="ce57">
            <text:p><text:s text:c="3"/>4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5683" table:style-name="ce57">
            <text:p><text:s text:c="2"/>95 6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165" table:style-name="ce57">
            <text:p><text:s text:c="2"/>96 165</text:p>
          </table:table-cell>
          <table:table-cell office:value-type="float" office:value="112090" table:style-name="ce57">
            <text:p><text:s text:c="2"/>112 09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009" table:style-name="ce57">
            <text:p><text:s text:c="2"/>6 0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49" table:style-name="ce57">
            <text:p><text:s text:c="2"/>2 0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058" table:style-name="ce57">
            <text:p><text:s text:c="2"/>8 058</text:p>
          </table:table-cell>
          <table:table-cell office:value-type="float" office:value="30278" table:style-name="ce57">
            <text:p><text:s text:c="2"/>30 27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6610" table:style-name="ce57">
            <text:p><text:s text:c="2"/>6 6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364" table:style-name="ce57">
            <text:p><text:s text:c="2"/>12 3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974" table:style-name="ce57">
            <text:p><text:s text:c="2"/>18 974</text:p>
          </table:table-cell>
          <table:table-cell office:value-type="float" office:value="51143" table:style-name="ce57">
            <text:p><text:s text:c="2"/>51 14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9820" table:style-name="ce57">
            <text:p><text:s text:c="2"/>9 8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777" table:style-name="ce57">
            <text:p><text:s text:c="2"/>32 7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597" table:style-name="ce57">
            <text:p><text:s text:c="2"/>42 597</text:p>
          </table:table-cell>
          <table:table-cell office:value-type="float" office:value="119176" table:style-name="ce57">
            <text:p><text:s text:c="2"/>119 17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442" table:style-name="ce57">
            <text:p><text:s text:c="3"/>4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01" table:style-name="ce57">
            <text:p><text:s text:c="2"/>2 1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43" table:style-name="ce57">
            <text:p><text:s text:c="2"/>2 543</text:p>
          </table:table-cell>
          <table:table-cell office:value-type="float" office:value="24002" table:style-name="ce57">
            <text:p><text:s text:c="2"/>24 00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6973" table:style-name="ce56">
            <text:p><text:s text:c="2"/>6 97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29" table:style-name="ce56">
            <text:p><text:s text:c="2"/>12 6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602" table:style-name="ce56">
            <text:p><text:s text:c="2"/>19 602</text:p>
          </table:table-cell>
          <table:table-cell office:value-type="float" office:value="50376" table:style-name="ce56">
            <text:p><text:s text:c="2"/>50 3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4871" table:style-name="ce56">
            <text:p><text:s text:c="2"/>4 87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3713" table:style-name="ce56">
            <text:p><text:s text:c="2"/>263 71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8584" table:style-name="ce56">
            <text:p><text:s text:c="2"/>268 584</text:p>
          </table:table-cell>
          <table:table-cell office:value-type="float" office:value="313573" table:style-name="ce56">
            <text:p><text:s text:c="2"/>313 57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1067" table:style-name="ce56">
            <text:p><text:s text:c="2"/>1 0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655" table:style-name="ce56">
            <text:p><text:s text:c="2"/>14 65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00" table:style-name="ce56">
            <text:p><text:s/>(-) <text:s text:c="2"/>200</text:p>
          </table:table-cell>
          <table:table-cell office:value-type="float" office:value="15522" table:style-name="ce56">
            <text:p><text:s text:c="2"/>15 522</text:p>
          </table:table-cell>
          <table:table-cell office:value-type="float" office:value="28544" table:style-name="ce56">
            <text:p><text:s text:c="2"/>28 54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514" table:style-name="ce56">
            <text:p><text:s text:c="3"/>51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17" table:style-name="ce56">
            <text:p><text:s text:c="2"/>1 91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31" table:style-name="ce56">
            <text:p><text:s text:c="2"/>2 431</text:p>
          </table:table-cell>
          <table:table-cell office:value-type="float" office:value="45616" table:style-name="ce56">
            <text:p><text:s text:c="2"/>45 6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1572" table:style-name="ce56">
            <text:p><text:s text:c="2"/>1 57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4960" table:style-name="ce56">
            <text:p><text:s text:c="2"/>124 9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532" table:style-name="ce56">
            <text:p><text:s text:c="2"/>126 532</text:p>
          </table:table-cell>
          <table:table-cell office:value-type="float" office:value="208781" table:style-name="ce56">
            <text:p><text:s text:c="2"/>208 78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6783" table:style-name="ce57">
            <text:p><text:s text:c="2"/>6 7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16" table:style-name="ce57">
            <text:p><text:s text:c="2"/>2 316</text:p>
          </table:table-cell>
          <table:table-cell office:value-type="float" office:value="81481" table:style-name="ce57">
            <text:p><text:s text:c="2"/>81 481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90619" table:style-name="ce57">
            <text:p><text:s text:c="2"/>90 619</text:p>
          </table:table-cell>
          <table:table-cell office:value-type="float" office:value="183086" table:style-name="ce57">
            <text:p><text:s text:c="2"/>183 08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5712" table:style-name="ce57">
            <text:p><text:s text:c="2"/>5 712</text:p>
          </table:table-cell>
          <table:table-cell office:value-type="float" office:value="2077" table:style-name="ce57">
            <text:p><text:s text:c="2"/>2 0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3459" table:style-name="ce57">
            <text:p><text:s text:c="2"/>333 4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1248" table:style-name="ce57">
            <text:p><text:s text:c="2"/>341 248</text:p>
          </table:table-cell>
          <table:table-cell office:value-type="float" office:value="743395" table:style-name="ce57">
            <text:p><text:s text:c="2"/>743 39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3569" table:style-name="ce57">
            <text:p><text:s text:c="2"/>3 5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7309" table:style-name="ce57">
            <text:p><text:s text:c="2"/>117 3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878" table:style-name="ce57">
            <text:p><text:s text:c="2"/>120 878</text:p>
          </table:table-cell>
          <table:table-cell office:value-type="float" office:value="241483" table:style-name="ce57">
            <text:p><text:s text:c="2"/>241 48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4227" table:style-name="ce57">
            <text:p><text:s text:c="2"/>454 2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4227" table:style-name="ce57">
            <text:p><text:s text:c="2"/>454 227</text:p>
          </table:table-cell>
          <table:table-cell office:value-type="float" office:value="454227" table:style-name="ce57">
            <text:p><text:s text:c="2"/>454 227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2575" table:style-name="ce24">
            <text:p>125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9450" table:style-name="ce24">
            <text:p>1945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2025" table:style-name="ce57">
            <text:p><text:s text:c="2"/>32 025</text:p>
          </table:table-cell>
          <table:table-cell office:value-type="float" office:value="244811" table:style-name="ce57">
            <text:p><text:s text:c="2"/>244 81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976" table:style-name="ce56">
            <text:p><text:s text:c="2"/>43 9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976" table:style-name="ce56">
            <text:p><text:s text:c="2"/>43 976</text:p>
          </table:table-cell>
          <table:table-cell office:value-type="float" office:value="46908" table:style-name="ce56">
            <text:p><text:s text:c="2"/>46 90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20213" table:style-name="ce56">
            <text:p><text:s text:c="2"/>20 21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47" table:style-name="ce56">
            <text:p><text:s text:c="3"/>647</text:p>
          </table:table-cell>
          <table:table-cell office:value-type="float" office:value="2552" table:style-name="ce56">
            <text:p><text:s text:c="2"/>2 55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412" table:style-name="ce56">
            <text:p><text:s text:c="2"/>23 412</text:p>
          </table:table-cell>
          <table:table-cell office:value-type="float" office:value="67959" table:style-name="ce56">
            <text:p><text:s text:c="2"/>67 959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3692" table:style-name="ce56">
            <text:p><text:s text:c="2"/>3 6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35" table:style-name="ce56">
            <text:p><text:s text:c="2"/>2 0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727" table:style-name="ce56">
            <text:p><text:s text:c="2"/>5 727</text:p>
          </table:table-cell>
          <table:table-cell office:value-type="float" office:value="135993" table:style-name="ce56">
            <text:p><text:s text:c="2"/>135 99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591" table:style-name="ce56">
            <text:p><text:s text:c="2"/>5 59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477" table:style-name="ce56">
            <text:p><text:s text:c="2"/>4 47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068" table:style-name="ce56">
            <text:p><text:s text:c="2"/>10 068</text:p>
          </table:table-cell>
          <table:table-cell office:value-type="float" office:value="124263" table:style-name="ce56">
            <text:p><text:s text:c="2"/>124 26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299" table:style-name="ce56">
            <text:p><text:s text:c="2"/>2 29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3093" table:style-name="ce56">
            <text:p><text:s text:c="2"/>33 093</text:p>
          </table:table-cell>
          <table:table-cell office:value-type="float" office:value="2580" table:style-name="ce56">
            <text:p><text:s text:c="2"/>2 5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7972" table:style-name="ce56">
            <text:p><text:s text:c="2"/>37 972</text:p>
          </table:table-cell>
          <table:table-cell office:value-type="float" office:value="109844" table:style-name="ce56">
            <text:p><text:s text:c="2"/>109 84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924" table:style-name="ce57">
            <text:p><text:s text:c="2"/>3 9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237" table:style-name="ce57">
            <text:p><text:s text:c="2"/>12 2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161" table:style-name="ce57">
            <text:p><text:s text:c="2"/>16 161</text:p>
          </table:table-cell>
          <table:table-cell office:value-type="float" office:value="157141" table:style-name="ce57">
            <text:p><text:s text:c="2"/>157 14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2" table:style-name="ce57">
            <text:p><text:s text:c="3"/>4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2" table:style-name="ce57">
            <text:p><text:s text:c="3"/>462</text:p>
          </table:table-cell>
          <table:table-cell office:value-type="float" office:value="43261" table:style-name="ce57">
            <text:p><text:s text:c="2"/>43 261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60188" table:style-name="ce57">
            <text:p><text:s text:c="2"/>760 1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60188" table:style-name="ce57">
            <text:p><text:s text:c="2"/>760 188</text:p>
          </table:table-cell>
          <table:table-cell office:value-type="float" office:value="760188" table:style-name="ce57">
            <text:p><text:s text:c="2"/>760 188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024" table:style-name="ce57">
            <text:p><text:s text:c="2"/>14 0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024" table:style-name="ce57">
            <text:p><text:s text:c="2"/>14 024</text:p>
          </table:table-cell>
          <table:table-cell office:value-type="float" office:value="14024" table:style-name="ce57">
            <text:p><text:s text:c="2"/>14 024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0126" table:style-name="ce57">
            <text:p><text:s text:c="2"/>320 1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0126" table:style-name="ce57">
            <text:p><text:s text:c="2"/>320 126</text:p>
          </table:table-cell>
          <table:table-cell office:value-type="float" office:value="320126" table:style-name="ce57">
            <text:p><text:s text:c="2"/>320 12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61" table:style-name="ce56">
            <text:p><text:s text:c="3"/>6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876" table:style-name="ce56">
            <text:p><text:s text:c="2"/>126 8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937" table:style-name="ce56">
            <text:p><text:s text:c="2"/>126 937</text:p>
          </table:table-cell>
          <table:table-cell office:value-type="float" office:value="142707" table:style-name="ce56">
            <text:p><text:s text:c="2"/>142 70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0872" table:style-name="ce56">
            <text:p><text:s text:c="2"/>190 87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0872" table:style-name="ce56">
            <text:p><text:s text:c="2"/>190 872</text:p>
          </table:table-cell>
          <table:table-cell office:value-type="float" office:value="190872" table:style-name="ce56">
            <text:p><text:s text:c="2"/>190 872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43" table:style-name="ce56">
            <text:p><text:s text:c="3"/>243</text:p>
          </table:table-cell>
          <table:table-cell office:value-type="float" office:value="42096" table:style-name="ce56">
            <text:p><text:s text:c="2"/>42 096</text:p>
          </table:table-cell>
          <table:table-cell office:value-type="float" office:value="10423" table:style-name="ce56">
            <text:p><text:s text:c="2"/>10 423</text:p>
          </table:table-cell>
          <table:table-cell office:value-type="float" office:value="205492" table:style-name="ce56">
            <text:p><text:s text:c="2"/>205 4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8254" table:style-name="ce56">
            <text:p><text:s text:c="2"/>258 254</text:p>
          </table:table-cell>
          <table:table-cell office:value-type="float" office:value="289551" table:style-name="ce56">
            <text:p><text:s text:c="2"/>289 5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2140" table:style-name="ce56">
            <text:p><text:s text:c="2"/>2 1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437" table:style-name="ce56">
            <text:p><text:s text:c="2"/>9 437</text:p>
          </table:table-cell>
          <table:table-cell office:value-type="float" office:value="32372" table:style-name="ce56">
            <text:p><text:s text:c="2"/>32 37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949" table:style-name="ce56">
            <text:p><text:s text:c="2"/>43 949</text:p>
          </table:table-cell>
          <table:table-cell office:value-type="float" office:value="50508" table:style-name="ce56">
            <text:p><text:s text:c="2"/>50 50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653" table:style-name="ce56">
            <text:p><text:s text:c="2"/>41 653</text:p>
          </table:table-cell>
          <table:table-cell office:value-type="float" office:value="32952" table:style-name="ce56">
            <text:p><text:s text:c="2"/>32 95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4605" table:style-name="ce56">
            <text:p><text:s text:c="2"/>74 605</text:p>
          </table:table-cell>
          <table:table-cell office:value-type="float" office:value="81647" table:style-name="ce56">
            <text:p><text:s text:c="2"/>81 647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55" table:style-name="ce57">
            <text:p><text:s text:c="2"/>10 9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55" table:style-name="ce57">
            <text:p><text:s text:c="2"/>10 955</text:p>
          </table:table-cell>
          <table:table-cell office:value-type="float" office:value="30288" table:style-name="ce57">
            <text:p><text:s text:c="2"/>30 28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103" table:style-name="ce57">
            <text:p><text:s text:c="2"/>51 1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103" table:style-name="ce57">
            <text:p><text:s text:c="2"/>51 103</text:p>
          </table:table-cell>
          <table:table-cell office:value-type="float" office:value="56068" table:style-name="ce57">
            <text:p><text:s text:c="2"/>56 06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030" table:style-name="ce57">
            <text:p><text:s text:c="2"/>72 0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030" table:style-name="ce57">
            <text:p><text:s text:c="2"/>72 030</text:p>
          </table:table-cell>
          <table:table-cell office:value-type="float" office:value="72030" table:style-name="ce57">
            <text:p><text:s text:c="2"/>72 030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857849" table:style-name="ce49">
            <text:p><text:s text:c="2"/>857 849</text:p>
          </table:table-cell>
          <table:table-cell office:value-type="float" office:value="1338206" table:style-name="ce49">
            <text:p><text:s/>1 338 206</text:p>
          </table:table-cell>
          <table:table-cell office:value-type="float" office:value="94606" table:style-name="ce49">
            <text:p><text:s text:c="2"/>94 606</text:p>
          </table:table-cell>
          <table:table-cell office:value-type="float" office:value="4253139" table:style-name="ce49">
            <text:p><text:s/>4 253 139</text:p>
          </table:table-cell>
          <table:table-cell office:value-type="float" office:value="1008940" table:style-name="ce49">
            <text:p><text:s/>1 008 940</text:p>
          </table:table-cell>
          <table:table-cell office:value-type="float" office:value="-12489" table:style-name="ce49">
            <text:p><text:s/>(-) <text:s/>12 489</text:p>
          </table:table-cell>
          <table:table-cell office:value-type="float" office:value="7540251" table:style-name="ce49">
            <text:p><text:s/>7 540 251</text:p>
          </table:table-cell>
          <table:table-cell office:value-type="float" office:value="13000695" table:style-name="ce49">
            <text:p><text:s/>13 000 695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16383" table:style-name="ce3"/>
        </table:table-row>
        <table:table-row table:number-rows-repeated="1048438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2m02" table:style-name="ta2"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7" table:default-cell-style-name="ce3"/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7" table:default-cell-style-name="ce3"/>
        <table:table-column table:style-name="co14" table:default-cell-style-name="ce3"/>
        <table:table-column table:style-name="co10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55Z</dc:date>
    <meta:print-date>2007-02-01T11:21:41Z</meta:print-date>
  </office:meta>
</office:document-meta>
</file>